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4Pok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1handcategory</text:p>
          </table:table-cell>
          <table:table-cell office:value-type="string" calcext:value-type="string">
            <text:p>P1handrank</text:p>
          </table:table-cell>
          <table:table-cell office:value-type="string" calcext:value-type="string">
            <text:p>P1coin</text:p>
          </table:table-cell>
          <table:table-cell office:value-type="string" calcext:value-type="string">
            <text:p>P1averageraise</text:p>
          </table:table-cell>
          <table:table-cell office:value-type="string" calcext:value-type="string">
            <text:p>P1raiseratio</text:p>
          </table:table-cell>
          <table:table-cell office:value-type="string" calcext:value-type="string">
            <text:p>P2handcategory</text:p>
          </table:table-cell>
          <table:table-cell office:value-type="string" calcext:value-type="string">
            <text:p>P2handrank</text:p>
          </table:table-cell>
          <table:table-cell office:value-type="string" calcext:value-type="string">
            <text:p>P2coin</text:p>
          </table:table-cell>
          <table:table-cell office:value-type="string" calcext:value-type="string">
            <text:p>P2averageraise</text:p>
          </table:table-cell>
          <table:table-cell office:value-type="string" calcext:value-type="string">
            <text:p>P2raiseratio</text:p>
          </table:table-cell>
          <table:table-cell office:value-type="string" calcext:value-type="string">
            <text:p>P1action1</text:p>
          </table:table-cell>
          <table:table-cell office:value-type="string" calcext:value-type="string">
            <text:p>P1raisecoin1</text:p>
          </table:table-cell>
          <table:table-cell office:value-type="string" calcext:value-type="string">
            <text:p>P2action1</text:p>
          </table:table-cell>
          <table:table-cell office:value-type="string" calcext:value-type="string">
            <text:p>P2raisecoin1</text:p>
          </table:table-cell>
          <table:table-cell office:value-type="string" calcext:value-type="string">
            <text:p>P1action2</text:p>
          </table:table-cell>
          <table:table-cell office:value-type="string" calcext:value-type="string">
            <text:p>P1raisecoin2</text:p>
          </table:table-cell>
          <table:table-cell office:value-type="string" calcext:value-type="string">
            <text:p>P2action2</text:p>
          </table:table-cell>
          <table:table-cell office:value-type="string" calcext:value-type="string">
            <text:p>P2raisecoin2</text:p>
          </table:table-cell>
          <table:table-cell office:value-type="string" calcext:value-type="string">
            <text:p>P1action3</text:p>
          </table:table-cell>
          <table:table-cell office:value-type="string" calcext:value-type="string">
            <text:p>P1raisecoin3</text:p>
          </table:table-cell>
          <table:table-cell office:value-type="string" calcext:value-type="string">
            <text:p>P2action3</text:p>
          </table:table-cell>
          <table:table-cell office:value-type="string" calcext:value-type="string">
            <text:p>P2raisecoin3</text:p>
          </table:table-cell>
          <table:table-cell office:value-type="string" calcext:value-type="string">
            <text:p>P1action4</text:p>
          </table:table-cell>
          <table:table-cell office:value-type="string" calcext:value-type="string">
            <text:p>P1raisecoin4</text:p>
          </table:table-cell>
          <table:table-cell office:value-type="string" calcext:value-type="string">
            <text:p>P2action4</text:p>
          </table:table-cell>
          <table:table-cell office:value-type="string" calcext:value-type="string">
            <text:p>P2raisecoin4</text:p>
          </table:table-cell>
          <table:table-cell office:value-type="string" calcext:value-type="string">
            <text:p>P1numberofraises</text:p>
          </table:table-cell>
          <table:table-cell office:value-type="string" calcext:value-type="string">
            <text:p>P2numberofraises</text:p>
          </table:table-cell>
          <table:table-cell office:value-type="string" calcext:value-type="string">
            <text:p>P1finalaction</text:p>
          </table:table-cell>
          <table:table-cell office:value-type="string" calcext:value-type="string">
            <text:p>P2finalac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SUM([.M2];[.Q2];[.U2];[.Y2])/[.AB2]" office:value-type="float" office:value="12.5" calcext:value-type="float">
            <text:p>12,5</text:p>
          </table:table-cell>
          <table:table-cell table:formula="of:=SUM([.M2];[.Q2];[.U2];[.Y2])/[.D2]" office:value-type="float" office:value="0.714285714285714" calcext:value-type="float">
            <text:p>0,71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table:formula="of:=SUM([.O2];[.S2];[.W2];[.AA2])/[.AC2]" office:value-type="float" office:value="30" calcext:value-type="float">
            <text:p>30</text:p>
          </table:table-cell>
          <table:table-cell table:formula="of:=SUM([.O2];[.S2];[.W2];[.AA2])/[.I2]" office:value-type="float" office:value="0.0738916256157636" calcext:value-type="float">
            <text:p>0,0738916256157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]~[.P2]~[.T2]~[.X2]);&quot;2&quot;)" office:value-type="float" office:value="2" calcext:value-type="float">
            <text:p>2</text:p>
          </table:table-cell>
          <table:table-cell table:formula="of:=COUNTIF(([.N2]~[.R2]~[.V2]~[.Z2]);&quot;2&quot;)" office:value-type="float" office:value="1" calcext:value-type="float">
            <text:p>1</text:p>
          </table:table-cell>
          <table:table-cell table:formula="of:=IF(NOT(ISBLANK([.X2]))  ;[.X2];IF(NOT(ISBLANK([.T2]));[.T2];IF(NOT(ISBLANK([.P2]));[.P2];IF(NOT(ISBLANK([.L2]));[.L2];0))))" office:value-type="float" office:value="2" calcext:value-type="float">
            <text:p>2</text:p>
          </table:table-cell>
          <table:table-cell table:formula="of:=IF(NOT(ISBLANK([.Z2]))  ;[.Z2];IF(NOT(ISBLANK([.V2]));[.V2];IF(NOT(ISBLANK([.R2]));[.R2];IF(NOT(ISBLANK([.AE2]));[.AE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formula="of:=SUM([.M3];[.Q3];[.U3];[.Y3])/[.AB3]" office:value-type="float" office:value="51" calcext:value-type="float">
            <text:p>51</text:p>
          </table:table-cell>
          <table:table-cell table:formula="of:=SUM([.M3];[.Q3];[.U3];[.Y3])/[.D3]" office:value-type="float" office:value="0.31875" calcext:value-type="float">
            <text:p>0,318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O3];[.S3];[.W3];[.AA3])/[.AC3]" office:value-type="float" office:value="43.5" calcext:value-type="float">
            <text:p>43,5</text:p>
          </table:table-cell>
          <table:table-cell table:formula="of:=SUM([.O3];[.S3];[.W3];[.AA3])/[.I3]" office:value-type="float" office:value="0.725" calcext:value-type="float">
            <text:p>0,7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formula="of:=COUNTIF(([.L3]~[.P3]~[.T3]~[.X3]);&quot;2&quot;)" office:value-type="float" office:value="2" calcext:value-type="float">
            <text:p>2</text:p>
          </table:table-cell>
          <table:table-cell table:formula="of:=COUNTIF(([.N3]~[.R3]~[.V3]~[.Z3]);&quot;2&quot;)" office:value-type="float" office:value="2" calcext:value-type="float">
            <text:p>2</text:p>
          </table:table-cell>
          <table:table-cell table:formula="of:=IF(NOT(ISBLANK([.X3]))  ;[.X3];IF(NOT(ISBLANK([.T3]));[.T3];IF(NOT(ISBLANK([.P3]));[.P3];IF(NOT(ISBLANK([.L3]));[.L3];0))))" office:value-type="float" office:value="1" calcext:value-type="float">
            <text:p>1</text:p>
          </table:table-cell>
          <table:table-cell table:formula="of:=IF(NOT(ISBLANK([.Z3]))  ;[.Z3];IF(NOT(ISBLANK([.V3]));[.V3];IF(NOT(ISBLANK([.R3]));[.R3];IF(NOT(ISBLANK([.AE3]));[.AE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SUM([.M4];[.Q4];[.U4];[.Y4])/[.AB4]" office:value-type="float" office:value="12.5" calcext:value-type="float">
            <text:p>12,5</text:p>
          </table:table-cell>
          <table:table-cell table:formula="of:=SUM([.M4];[.Q4];[.U4];[.Y4])/[.D4]" office:value-type="float" office:value="0.108695652173913" calcext:value-type="float">
            <text:p>0,1086956521739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table:formula="of:=SUM([.O4];[.S4];[.W4];[.AA4])/[.AC4]" office:value-type="float" office:value="30" calcext:value-type="float">
            <text:p>30</text:p>
          </table:table-cell>
          <table:table-cell table:formula="of:=SUM([.O4];[.S4];[.W4];[.AA4])/[.I4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4]~[.P4]~[.T4]~[.X4]);&quot;2&quot;)" office:value-type="float" office:value="2" calcext:value-type="float">
            <text:p>2</text:p>
          </table:table-cell>
          <table:table-cell table:formula="of:=COUNTIF(([.N4]~[.R4]~[.V4]~[.Z4]);&quot;2&quot;)" office:value-type="float" office:value="1" calcext:value-type="float">
            <text:p>1</text:p>
          </table:table-cell>
          <table:table-cell table:formula="of:=IF(NOT(ISBLANK([.X4]))  ;[.X4];IF(NOT(ISBLANK([.T4]));[.T4];IF(NOT(ISBLANK([.P4]));[.P4];IF(NOT(ISBLANK([.L4]));[.L4];0))))" office:value-type="float" office:value="2" calcext:value-type="float">
            <text:p>2</text:p>
          </table:table-cell>
          <table:table-cell table:formula="of:=IF(NOT(ISBLANK([.Z4]))  ;[.Z4];IF(NOT(ISBLANK([.V4]));[.V4];IF(NOT(ISBLANK([.R4]));[.R4];IF(NOT(ISBLANK([.AE4]));[.AE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M5];[.Q5];[.U5];[.Y5])/[.AB5]" office:value-type="float" office:value="46" calcext:value-type="float">
            <text:p>46</text:p>
          </table:table-cell>
          <table:table-cell table:formula="of:=SUM([.M5];[.Q5];[.U5];[.Y5])/[.D5]" office:value-type="float" office:value="0.531791907514451" calcext:value-type="float">
            <text:p>0,53179190751445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table:formula="of:=SUM([.O5];[.S5];[.W5];[.AA5])/[.AC5]" office:value-type="float" office:value="97" calcext:value-type="float">
            <text:p>97</text:p>
          </table:table-cell>
          <table:table-cell table:formula="of:=SUM([.O5];[.S5];[.W5];[.AA5])/[.I5]" office:value-type="float" office:value="0.259358288770053" calcext:value-type="float">
            <text:p>0,2593582887700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formula="of:=COUNTIF(([.L5]~[.P5]~[.T5]~[.X5]);&quot;2&quot;)" office:value-type="float" office:value="2" calcext:value-type="float">
            <text:p>2</text:p>
          </table:table-cell>
          <table:table-cell table:formula="of:=COUNTIF(([.N5]~[.R5]~[.V5]~[.Z5]);&quot;2&quot;)" office:value-type="float" office:value="1" calcext:value-type="float">
            <text:p>1</text:p>
          </table:table-cell>
          <table:table-cell table:formula="of:=IF(NOT(ISBLANK([.X5]))  ;[.X5];IF(NOT(ISBLANK([.T5]));[.T5];IF(NOT(ISBLANK([.P5]));[.P5];IF(NOT(ISBLANK([.L5]));[.L5];0))))" office:value-type="float" office:value="2" calcext:value-type="float">
            <text:p>2</text:p>
          </table:table-cell>
          <table:table-cell table:formula="of:=IF(NOT(ISBLANK([.Z5]))  ;[.Z5];IF(NOT(ISBLANK([.V5]));[.V5];IF(NOT(ISBLANK([.R5]));[.R5];IF(NOT(ISBLANK([.AE5]));[.AE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table:formula="of:=SUM([.M6];[.Q6];[.U6];[.Y6])/[.AB6]" office:value-type="float" office:value="32.5" calcext:value-type="float">
            <text:p>32,5</text:p>
          </table:table-cell>
          <table:table-cell table:formula="of:=SUM([.M6];[.Q6];[.U6];[.Y6])/[.D6]" office:value-type="float" office:value="0.145413870246085" calcext:value-type="float">
            <text:p>0,1454138702460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formula="of:=SUM([.O6];[.S6];[.W6];[.AA6])/[.AC6]" office:value-type="float" office:value="25" calcext:value-type="float">
            <text:p>25</text:p>
          </table:table-cell>
          <table:table-cell table:formula="of:=SUM([.O6];[.S6];[.W6];[.AA6])/[.I6]" office:value-type="float" office:value="0.256410256410256" calcext:value-type="float">
            <text:p>0,256410256410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6]~[.P6]~[.T6]~[.X6]);&quot;2&quot;)" office:value-type="float" office:value="2" calcext:value-type="float">
            <text:p>2</text:p>
          </table:table-cell>
          <table:table-cell table:formula="of:=COUNTIF(([.N6]~[.R6]~[.V6]~[.Z6]);&quot;2&quot;)" office:value-type="float" office:value="2" calcext:value-type="float">
            <text:p>2</text:p>
          </table:table-cell>
          <table:table-cell table:formula="of:=IF(NOT(ISBLANK([.X6]))  ;[.X6];IF(NOT(ISBLANK([.T6]));[.T6];IF(NOT(ISBLANK([.P6]));[.P6];IF(NOT(ISBLANK([.L6]));[.L6];0))))" office:value-type="float" office:value="1" calcext:value-type="float">
            <text:p>1</text:p>
          </table:table-cell>
          <table:table-cell table:formula="of:=IF(NOT(ISBLANK([.Z6]))  ;[.Z6];IF(NOT(ISBLANK([.V6]));[.V6];IF(NOT(ISBLANK([.R6]));[.R6];IF(NOT(ISBLANK([.AE6]));[.AE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M7];[.Q7];[.U7];[.Y7])/[.AB7]" office:value-type="float" office:value="12.5" calcext:value-type="float">
            <text:p>12,5</text:p>
          </table:table-cell>
          <table:table-cell table:formula="of:=SUM([.M7];[.Q7];[.U7];[.Y7])/[.D7]" office:value-type="float" office:value="0.051440329218107" calcext:value-type="float">
            <text:p>0,0514403292181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formula="of:=SUM([.O7];[.S7];[.W7];[.AA7])/[.AC7]" office:value-type="float" office:value="25" calcext:value-type="float">
            <text:p>25</text:p>
          </table:table-cell>
          <table:table-cell table:formula="of:=SUM([.O7];[.S7];[.W7];[.AA7])/[.I7]" office:value-type="float" office:value="0.227272727272727" calcext:value-type="float">
            <text:p>0,2272727272727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7]~[.P7]~[.T7]~[.X7]);&quot;2&quot;)" office:value-type="float" office:value="2" calcext:value-type="float">
            <text:p>2</text:p>
          </table:table-cell>
          <table:table-cell table:formula="of:=COUNTIF(([.N7]~[.R7]~[.V7]~[.Z7]);&quot;2&quot;)" office:value-type="float" office:value="2" calcext:value-type="float">
            <text:p>2</text:p>
          </table:table-cell>
          <table:table-cell table:formula="of:=IF(NOT(ISBLANK([.X7]))  ;[.X7];IF(NOT(ISBLANK([.T7]));[.T7];IF(NOT(ISBLANK([.P7]));[.P7];IF(NOT(ISBLANK([.L7]));[.L7];0))))" office:value-type="float" office:value="0" calcext:value-type="float">
            <text:p>0</text:p>
          </table:table-cell>
          <table:table-cell table:formula="of:=IF(NOT(ISBLANK([.Z7]))  ;[.Z7];IF(NOT(ISBLANK([.V7]));[.V7];IF(NOT(ISBLANK([.R7]));[.R7];IF(NOT(ISBLANK([.AE7]));[.AE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formula="of:=SUM([.M8];[.Q8];[.U8];[.Y8])/[.AB8]" office:value-type="float" office:value="4" calcext:value-type="float">
            <text:p>4</text:p>
          </table:table-cell>
          <table:table-cell table:formula="of:=SUM([.M8];[.Q8];[.U8];[.Y8])/[.D8]" office:value-type="float" office:value="0.037037037037037" calcext:value-type="float">
            <text:p>0,0370370370370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table:formula="of:=SUM([.O8];[.S8];[.W8];[.AA8])/[.AC8]" office:value-type="float" office:value="8" calcext:value-type="float">
            <text:p>8</text:p>
          </table:table-cell>
          <table:table-cell table:formula="of:=SUM([.O8];[.S8];[.W8];[.AA8])/[.I8]" office:value-type="float" office:value="0.0323232323232323" calcext:value-type="float">
            <text:p>0,032323232323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8]~[.P8]~[.T8]~[.X8]);&quot;2&quot;)" office:value-type="float" office:value="2" calcext:value-type="float">
            <text:p>2</text:p>
          </table:table-cell>
          <table:table-cell table:formula="of:=COUNTIF(([.N8]~[.R8]~[.V8]~[.Z8]);&quot;2&quot;)" office:value-type="float" office:value="2" calcext:value-type="float">
            <text:p>2</text:p>
          </table:table-cell>
          <table:table-cell table:formula="of:=IF(NOT(ISBLANK([.X8]))  ;[.X8];IF(NOT(ISBLANK([.T8]));[.T8];IF(NOT(ISBLANK([.P8]));[.P8];IF(NOT(ISBLANK([.L8]));[.L8];0))))" office:value-type="float" office:value="0" calcext:value-type="float">
            <text:p>0</text:p>
          </table:table-cell>
          <table:table-cell table:formula="of:=IF(NOT(ISBLANK([.Z8]))  ;[.Z8];IF(NOT(ISBLANK([.V8]));[.V8];IF(NOT(ISBLANK([.R8]));[.R8];IF(NOT(ISBLANK([.AE8]));[.AE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formula="of:=SUM([.M9];[.Q9];[.U9];[.Y9])/[.AB9]" office:value-type="float" office:value="12.5" calcext:value-type="float">
            <text:p>12,5</text:p>
          </table:table-cell>
          <table:table-cell table:formula="of:=SUM([.M9];[.Q9];[.U9];[.Y9])/[.D9]" office:value-type="float" office:value="0.0841750841750842" calcext:value-type="float">
            <text:p>0,0841750841750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formula="of:=SUM([.O9];[.S9];[.W9];[.AA9])/[.AC9]" office:value-type="float" office:value="25" calcext:value-type="float">
            <text:p>25</text:p>
          </table:table-cell>
          <table:table-cell table:formula="of:=SUM([.O9];[.S9];[.W9];[.AA9])/[.I9]" office:value-type="float" office:value="0.105042016806723" calcext:value-type="float">
            <text:p>0,1050420168067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9]~[.P9]~[.T9]~[.X9]);&quot;2&quot;)" office:value-type="float" office:value="2" calcext:value-type="float">
            <text:p>2</text:p>
          </table:table-cell>
          <table:table-cell table:formula="of:=COUNTIF(([.N9]~[.R9]~[.V9]~[.Z9]);&quot;2&quot;)" office:value-type="float" office:value="2" calcext:value-type="float">
            <text:p>2</text:p>
          </table:table-cell>
          <table:table-cell table:formula="of:=IF(NOT(ISBLANK([.X9]))  ;[.X9];IF(NOT(ISBLANK([.T9]));[.T9];IF(NOT(ISBLANK([.P9]));[.P9];IF(NOT(ISBLANK([.L9]));[.L9];0))))" office:value-type="float" office:value="0" calcext:value-type="float">
            <text:p>0</text:p>
          </table:table-cell>
          <table:table-cell table:formula="of:=IF(NOT(ISBLANK([.Z9]))  ;[.Z9];IF(NOT(ISBLANK([.V9]));[.V9];IF(NOT(ISBLANK([.R9]));[.R9];IF(NOT(ISBLANK([.AE9]));[.AE9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formula="of:=SUM([.M10];[.Q10];[.U10];[.Y10])/[.AB10]" office:value-type="float" office:value="28.5" calcext:value-type="float">
            <text:p>28,5</text:p>
          </table:table-cell>
          <table:table-cell table:formula="of:=SUM([.M10];[.Q10];[.U10];[.Y10])/[.D10]" office:value-type="float" office:value="0.522935779816514" calcext:value-type="float">
            <text:p>0,5229357798165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formula="of:=SUM([.O10];[.S10];[.W10];[.AA10])/[.AC10]" office:value-type="float" office:value="485" calcext:value-type="float">
            <text:p>485</text:p>
          </table:table-cell>
          <table:table-cell table:formula="of:=SUM([.O10];[.S10];[.W10];[.AA10])/[.I1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8"/>
          <table:table-cell table:formula="of:=COUNTIF(([.L10]~[.P10]~[.T10]~[.X10]);&quot;2&quot;)" office:value-type="float" office:value="2" calcext:value-type="float">
            <text:p>2</text:p>
          </table:table-cell>
          <table:table-cell table:formula="of:=COUNTIF(([.N10]~[.R10]~[.V10]~[.Z10]);&quot;2&quot;)" office:value-type="float" office:value="1" calcext:value-type="float">
            <text:p>1</text:p>
          </table:table-cell>
          <table:table-cell table:formula="of:=IF(NOT(ISBLANK([.X10]))  ;[.X10];IF(NOT(ISBLANK([.T10]));[.T10];IF(NOT(ISBLANK([.P10]));[.P10];IF(NOT(ISBLANK([.L10]));[.L10];0))))" office:value-type="float" office:value="2" calcext:value-type="float">
            <text:p>2</text:p>
          </table:table-cell>
          <table:table-cell table:formula="of:=IF(NOT(ISBLANK([.Z10]))  ;[.Z10];IF(NOT(ISBLANK([.V10]));[.V10];IF(NOT(ISBLANK([.R10]));[.R10];IF(NOT(ISBLANK([.AE10]));[.AE10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formula="of:=SUM([.M11];[.Q11];[.U11];[.Y11])/[.AB11]" office:value-type="float" office:value="12.5" calcext:value-type="float">
            <text:p>12,5</text:p>
          </table:table-cell>
          <table:table-cell table:formula="of:=SUM([.M11];[.Q11];[.U11];[.Y11])/[.D11]" office:value-type="float" office:value="0.103305785123967" calcext:value-type="float">
            <text:p>0,1033057851239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formula="of:=SUM([.O11];[.S11];[.W11];[.AA11])/[.AC11]" office:value-type="float" office:value="30" calcext:value-type="float">
            <text:p>30</text:p>
          </table:table-cell>
          <table:table-cell table:formula="of:=SUM([.O11];[.S11];[.W11];[.AA11])/[.I11]" office:value-type="float" office:value="0.192307692307692" calcext:value-type="float">
            <text:p>0,1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]~[.P11]~[.T11]~[.X11]);&quot;2&quot;)" office:value-type="float" office:value="2" calcext:value-type="float">
            <text:p>2</text:p>
          </table:table-cell>
          <table:table-cell table:formula="of:=COUNTIF(([.N11]~[.R11]~[.V11]~[.Z11]);&quot;2&quot;)" office:value-type="float" office:value="1" calcext:value-type="float">
            <text:p>1</text:p>
          </table:table-cell>
          <table:table-cell table:formula="of:=IF(NOT(ISBLANK([.X11]))  ;[.X11];IF(NOT(ISBLANK([.T11]));[.T11];IF(NOT(ISBLANK([.P11]));[.P11];IF(NOT(ISBLANK([.L11]));[.L11];0))))" office:value-type="float" office:value="2" calcext:value-type="float">
            <text:p>2</text:p>
          </table:table-cell>
          <table:table-cell table:formula="of:=IF(NOT(ISBLANK([.Z11]))  ;[.Z11];IF(NOT(ISBLANK([.V11]));[.V11];IF(NOT(ISBLANK([.R11]));[.R11];IF(NOT(ISBLANK([.AE11]));[.AE1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formula="of:=SUM([.M12];[.Q12];[.U12];[.Y12])/[.AB12]" office:value-type="float" office:value="32.5" calcext:value-type="float">
            <text:p>32,5</text:p>
          </table:table-cell>
          <table:table-cell table:formula="of:=SUM([.M12];[.Q12];[.U12];[.Y12])/[.D12]" office:value-type="float" office:value="0.503875968992248" calcext:value-type="float">
            <text:p>0,50387596899224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table:formula="of:=SUM([.O12];[.S12];[.W12];[.AA12])/[.AC12]" office:value-type="float" office:value="25" calcext:value-type="float">
            <text:p>25</text:p>
          </table:table-cell>
          <table:table-cell table:formula="of:=SUM([.O12];[.S12];[.W12];[.AA12])/[.I12]" office:value-type="float" office:value="0.117096018735363" calcext:value-type="float">
            <text:p>0,1170960187353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2]~[.P12]~[.T12]~[.X12]);&quot;2&quot;)" office:value-type="float" office:value="2" calcext:value-type="float">
            <text:p>2</text:p>
          </table:table-cell>
          <table:table-cell table:formula="of:=COUNTIF(([.N12]~[.R12]~[.V12]~[.Z12]);&quot;2&quot;)" office:value-type="float" office:value="2" calcext:value-type="float">
            <text:p>2</text:p>
          </table:table-cell>
          <table:table-cell table:formula="of:=IF(NOT(ISBLANK([.X12]))  ;[.X12];IF(NOT(ISBLANK([.T12]));[.T12];IF(NOT(ISBLANK([.P12]));[.P12];IF(NOT(ISBLANK([.L12]));[.L12];0))))" office:value-type="float" office:value="1" calcext:value-type="float">
            <text:p>1</text:p>
          </table:table-cell>
          <table:table-cell table:formula="of:=IF(NOT(ISBLANK([.Z12]))  ;[.Z12];IF(NOT(ISBLANK([.V12]));[.V12];IF(NOT(ISBLANK([.R12]));[.R12];IF(NOT(ISBLANK([.AE12]));[.AE1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table:formula="of:=SUM([.M13];[.Q13];[.U13];[.Y13])/[.AB13]" office:value-type="float" office:value="12.5" calcext:value-type="float">
            <text:p>12,5</text:p>
          </table:table-cell>
          <table:table-cell table:formula="of:=SUM([.M13];[.Q13];[.U13];[.Y13])/[.D13]" office:value-type="float" office:value="0.0757575757575758" calcext:value-type="float">
            <text:p>0,07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formula="of:=SUM([.O13];[.S13];[.W13];[.AA13])/[.AC13]" office:value-type="float" office:value="10" calcext:value-type="float">
            <text:p>10</text:p>
          </table:table-cell>
          <table:table-cell table:formula="of:=SUM([.O13];[.S13];[.W13];[.AA13])/[.I13]" office:value-type="float" office:value="0.0813008130081301" calcext:value-type="float">
            <text:p>0,081300813008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]~[.P13]~[.T13]~[.X13]);&quot;2&quot;)" office:value-type="float" office:value="2" calcext:value-type="float">
            <text:p>2</text:p>
          </table:table-cell>
          <table:table-cell table:formula="of:=COUNTIF(([.N13]~[.R13]~[.V13]~[.Z13]);&quot;2&quot;)" office:value-type="float" office:value="1" calcext:value-type="float">
            <text:p>1</text:p>
          </table:table-cell>
          <table:table-cell table:formula="of:=IF(NOT(ISBLANK([.X13]))  ;[.X13];IF(NOT(ISBLANK([.T13]));[.T13];IF(NOT(ISBLANK([.P13]));[.P13];IF(NOT(ISBLANK([.L13]));[.L13];0))))" office:value-type="float" office:value="2" calcext:value-type="float">
            <text:p>2</text:p>
          </table:table-cell>
          <table:table-cell table:formula="of:=IF(NOT(ISBLANK([.Z13]))  ;[.Z13];IF(NOT(ISBLANK([.V13]));[.V13];IF(NOT(ISBLANK([.R13]));[.R13];IF(NOT(ISBLANK([.AE13]));[.AE1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4];[.Q14];[.U14];[.Y14])/[.AB14]" office:value-type="float" office:value="12.5" calcext:value-type="float">
            <text:p>12,5</text:p>
          </table:table-cell>
          <table:table-cell table:formula="of:=SUM([.M14];[.Q14];[.U14];[.Y14])/[.D14]" office:value-type="float" office:value="0.087719298245614" calcext:value-type="float">
            <text:p>0,0877192982456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table:formula="of:=SUM([.O14];[.S14];[.W14];[.AA14])/[.AC14]" office:value-type="float" office:value="10" calcext:value-type="float">
            <text:p>10</text:p>
          </table:table-cell>
          <table:table-cell table:formula="of:=SUM([.O14];[.S14];[.W14];[.AA14])/[.I14]" office:value-type="float" office:value="0.0411522633744856" calcext:value-type="float">
            <text:p>0,0411522633744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4]~[.P14]~[.T14]~[.X14]);&quot;2&quot;)" office:value-type="float" office:value="2" calcext:value-type="float">
            <text:p>2</text:p>
          </table:table-cell>
          <table:table-cell table:formula="of:=COUNTIF(([.N14]~[.R14]~[.V14]~[.Z14]);&quot;2&quot;)" office:value-type="float" office:value="1" calcext:value-type="float">
            <text:p>1</text:p>
          </table:table-cell>
          <table:table-cell table:formula="of:=IF(NOT(ISBLANK([.X14]))  ;[.X14];IF(NOT(ISBLANK([.T14]));[.T14];IF(NOT(ISBLANK([.P14]));[.P14];IF(NOT(ISBLANK([.L14]));[.L14];0))))" office:value-type="float" office:value="2" calcext:value-type="float">
            <text:p>2</text:p>
          </table:table-cell>
          <table:table-cell table:formula="of:=IF(NOT(ISBLANK([.Z14]))  ;[.Z14];IF(NOT(ISBLANK([.V14]));[.V14];IF(NOT(ISBLANK([.R14]));[.R14];IF(NOT(ISBLANK([.AE14]));[.AE1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table:formula="of:=SUM([.M15];[.Q15];[.U15];[.Y15])/[.AB15]" office:value-type="float" office:value="12.5" calcext:value-type="float">
            <text:p>12,5</text:p>
          </table:table-cell>
          <table:table-cell table:formula="of:=SUM([.M15];[.Q15];[.U15];[.Y15])/[.D15]" office:value-type="float" office:value="0.0681198910081744" calcext:value-type="float">
            <text:p>0,0681198910081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SUM([.O15];[.S15];[.W15];[.AA15])/[.AC15]" office:value-type="float" office:value="30" calcext:value-type="float">
            <text:p>30</text:p>
          </table:table-cell>
          <table:table-cell table:formula="of:=SUM([.O15];[.S15];[.W15];[.AA15])/[.I15]" office:value-type="float" office:value="0.375" calcext:value-type="float">
            <text:p>0,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5]~[.P15]~[.T15]~[.X15]);&quot;2&quot;)" office:value-type="float" office:value="2" calcext:value-type="float">
            <text:p>2</text:p>
          </table:table-cell>
          <table:table-cell table:formula="of:=COUNTIF(([.N15]~[.R15]~[.V15]~[.Z15]);&quot;2&quot;)" office:value-type="float" office:value="1" calcext:value-type="float">
            <text:p>1</text:p>
          </table:table-cell>
          <table:table-cell table:formula="of:=IF(NOT(ISBLANK([.X15]))  ;[.X15];IF(NOT(ISBLANK([.T15]));[.T15];IF(NOT(ISBLANK([.P15]));[.P15];IF(NOT(ISBLANK([.L15]));[.L15];0))))" office:value-type="float" office:value="2" calcext:value-type="float">
            <text:p>2</text:p>
          </table:table-cell>
          <table:table-cell table:formula="of:=IF(NOT(ISBLANK([.Z15]))  ;[.Z15];IF(NOT(ISBLANK([.V15]));[.V15];IF(NOT(ISBLANK([.R15]));[.R15];IF(NOT(ISBLANK([.AE15]));[.AE1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table:formula="of:=SUM([.M16];[.Q16];[.U16];[.Y16])/[.AB16]" office:value-type="float" office:value="12.5" calcext:value-type="float">
            <text:p>12,5</text:p>
          </table:table-cell>
          <table:table-cell table:formula="of:=SUM([.M16];[.Q16];[.U16];[.Y16])/[.D16]" office:value-type="float" office:value="0.0675675675675676" calcext:value-type="float">
            <text:p>0,0675675675675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table:formula="of:=SUM([.O16];[.S16];[.W16];[.AA16])/[.AC16]" office:value-type="float" office:value="30" calcext:value-type="float">
            <text:p>30</text:p>
          </table:table-cell>
          <table:table-cell table:formula="of:=SUM([.O16];[.S16];[.W16];[.AA16])/[.I16]" office:value-type="float" office:value="0.0833333333333333" calcext:value-type="float">
            <text:p>0,08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]~[.P16]~[.T16]~[.X16]);&quot;2&quot;)" office:value-type="float" office:value="2" calcext:value-type="float">
            <text:p>2</text:p>
          </table:table-cell>
          <table:table-cell table:formula="of:=COUNTIF(([.N16]~[.R16]~[.V16]~[.Z16]);&quot;2&quot;)" office:value-type="float" office:value="1" calcext:value-type="float">
            <text:p>1</text:p>
          </table:table-cell>
          <table:table-cell table:formula="of:=IF(NOT(ISBLANK([.X16]))  ;[.X16];IF(NOT(ISBLANK([.T16]));[.T16];IF(NOT(ISBLANK([.P16]));[.P16];IF(NOT(ISBLANK([.L16]));[.L16];0))))" office:value-type="float" office:value="2" calcext:value-type="float">
            <text:p>2</text:p>
          </table:table-cell>
          <table:table-cell table:formula="of:=IF(NOT(ISBLANK([.Z16]))  ;[.Z16];IF(NOT(ISBLANK([.V16]));[.V16];IF(NOT(ISBLANK([.R16]));[.R16];IF(NOT(ISBLANK([.AE16]));[.AE1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formula="of:=SUM([.M17];[.Q17];[.U17];[.Y17])/[.AB17]" office:value-type="float" office:value="33" calcext:value-type="float">
            <text:p>33</text:p>
          </table:table-cell>
          <table:table-cell table:formula="of:=SUM([.M17];[.Q17];[.U17];[.Y17])/[.D17]" office:value-type="float" office:value="0.464788732394366" calcext:value-type="float">
            <text:p>0,4647887323943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formula="of:=SUM([.O17];[.S17];[.W17];[.AA17])/[.AC17]" office:value-type="float" office:value="71" calcext:value-type="float">
            <text:p>71</text:p>
          </table:table-cell>
          <table:table-cell table:formula="of:=SUM([.O17];[.S17];[.W17];[.AA17])/[.I17]" office:value-type="float" office:value="0.217125382262997" calcext:value-type="float">
            <text:p>0,2171253822629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formula="of:=COUNTIF(([.L17]~[.P17]~[.T17]~[.X17]);&quot;2&quot;)" office:value-type="float" office:value="2" calcext:value-type="float">
            <text:p>2</text:p>
          </table:table-cell>
          <table:table-cell table:formula="of:=COUNTIF(([.N17]~[.R17]~[.V17]~[.Z17]);&quot;2&quot;)" office:value-type="float" office:value="1" calcext:value-type="float">
            <text:p>1</text:p>
          </table:table-cell>
          <table:table-cell table:formula="of:=IF(NOT(ISBLANK([.X17]))  ;[.X17];IF(NOT(ISBLANK([.T17]));[.T17];IF(NOT(ISBLANK([.P17]));[.P17];IF(NOT(ISBLANK([.L17]));[.L17];0))))" office:value-type="float" office:value="2" calcext:value-type="float">
            <text:p>2</text:p>
          </table:table-cell>
          <table:table-cell table:formula="of:=IF(NOT(ISBLANK([.Z17]))  ;[.Z17];IF(NOT(ISBLANK([.V17]));[.V17];IF(NOT(ISBLANK([.R17]));[.R17];IF(NOT(ISBLANK([.AE17]));[.AE1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table:formula="of:=SUM([.M18];[.Q18];[.U18];[.Y18])/[.AB18]" office:value-type="float" office:value="12.5" calcext:value-type="float">
            <text:p>12,5</text:p>
          </table:table-cell>
          <table:table-cell table:formula="of:=SUM([.M18];[.Q18];[.U18];[.Y18])/[.D18]" office:value-type="float" office:value="0.147058823529412" calcext:value-type="float">
            <text:p>0,1470588235294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table:formula="of:=SUM([.O18];[.S18];[.W18];[.AA18])/[.AC18]" office:value-type="float" office:value="25" calcext:value-type="float">
            <text:p>25</text:p>
          </table:table-cell>
          <table:table-cell table:formula="of:=SUM([.O18];[.S18];[.W18];[.AA18])/[.I18]" office:value-type="float" office:value="0.106609808102345" calcext:value-type="float">
            <text:p>0,1066098081023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8]~[.P18]~[.T18]~[.X18]);&quot;2&quot;)" office:value-type="float" office:value="2" calcext:value-type="float">
            <text:p>2</text:p>
          </table:table-cell>
          <table:table-cell table:formula="of:=COUNTIF(([.N18]~[.R18]~[.V18]~[.Z18]);&quot;2&quot;)" office:value-type="float" office:value="2" calcext:value-type="float">
            <text:p>2</text:p>
          </table:table-cell>
          <table:table-cell table:formula="of:=IF(NOT(ISBLANK([.X18]))  ;[.X18];IF(NOT(ISBLANK([.T18]));[.T18];IF(NOT(ISBLANK([.P18]));[.P18];IF(NOT(ISBLANK([.L18]));[.L18];0))))" office:value-type="float" office:value="0" calcext:value-type="float">
            <text:p>0</text:p>
          </table:table-cell>
          <table:table-cell table:formula="of:=IF(NOT(ISBLANK([.Z18]))  ;[.Z18];IF(NOT(ISBLANK([.V18]));[.V18];IF(NOT(ISBLANK([.R18]));[.R18];IF(NOT(ISBLANK([.AE18]));[.AE1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formula="of:=SUM([.M19];[.Q19];[.U19];[.Y19])/[.AB19]" office:value-type="float" office:value="29" calcext:value-type="float">
            <text:p>29</text:p>
          </table:table-cell>
          <table:table-cell table:formula="of:=SUM([.M19];[.Q19];[.U19];[.Y19])/[.D19]" office:value-type="float" office:value="0.446153846153846" calcext:value-type="float">
            <text:p>0,4461538461538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SUM([.O19];[.S19];[.W19];[.AA19])/[.AC19]" office:value-type="float" office:value="63" calcext:value-type="float">
            <text:p>63</text:p>
          </table:table-cell>
          <table:table-cell table:formula="of:=SUM([.O19];[.S19];[.W19];[.AA19])/[.I19]" office:value-type="float" office:value="0.234200743494424" calcext:value-type="float">
            <text:p>0,234200743494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formula="of:=COUNTIF(([.L19]~[.P19]~[.T19]~[.X19]);&quot;2&quot;)" office:value-type="float" office:value="2" calcext:value-type="float">
            <text:p>2</text:p>
          </table:table-cell>
          <table:table-cell table:formula="of:=COUNTIF(([.N19]~[.R19]~[.V19]~[.Z19]);&quot;2&quot;)" office:value-type="float" office:value="1" calcext:value-type="float">
            <text:p>1</text:p>
          </table:table-cell>
          <table:table-cell table:formula="of:=IF(NOT(ISBLANK([.X19]))  ;[.X19];IF(NOT(ISBLANK([.T19]));[.T19];IF(NOT(ISBLANK([.P19]));[.P19];IF(NOT(ISBLANK([.L19]));[.L19];0))))" office:value-type="float" office:value="2" calcext:value-type="float">
            <text:p>2</text:p>
          </table:table-cell>
          <table:table-cell table:formula="of:=IF(NOT(ISBLANK([.Z19]))  ;[.Z19];IF(NOT(ISBLANK([.V19]));[.V19];IF(NOT(ISBLANK([.R19]));[.R19];IF(NOT(ISBLANK([.AE19]));[.AE1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formula="of:=SUM([.M20];[.Q20];[.U20];[.Y20])/[.AB20]" office:value-type="float" office:value="12.5" calcext:value-type="float">
            <text:p>12,5</text:p>
          </table:table-cell>
          <table:table-cell table:formula="of:=SUM([.M20];[.Q20];[.U20];[.Y20])/[.D20]" office:value-type="float" office:value="0.069060773480663" calcext:value-type="float">
            <text:p>0,0690607734806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SUM([.O20];[.S20];[.W20];[.AA20])/[.AC20]" office:value-type="float" office:value="10" calcext:value-type="float">
            <text:p>10</text:p>
          </table:table-cell>
          <table:table-cell table:formula="of:=SUM([.O20];[.S20];[.W20];[.AA20])/[.I20]" office:value-type="float" office:value="0.0625" calcext:value-type="float">
            <text:p>0,06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20]~[.P20]~[.T20]~[.X20]);&quot;2&quot;)" office:value-type="float" office:value="2" calcext:value-type="float">
            <text:p>2</text:p>
          </table:table-cell>
          <table:table-cell table:formula="of:=COUNTIF(([.N20]~[.R20]~[.V20]~[.Z20]);&quot;2&quot;)" office:value-type="float" office:value="1" calcext:value-type="float">
            <text:p>1</text:p>
          </table:table-cell>
          <table:table-cell table:formula="of:=IF(NOT(ISBLANK([.X20]))  ;[.X20];IF(NOT(ISBLANK([.T20]));[.T20];IF(NOT(ISBLANK([.P20]));[.P20];IF(NOT(ISBLANK([.L20]));[.L20];0))))" office:value-type="float" office:value="2" calcext:value-type="float">
            <text:p>2</text:p>
          </table:table-cell>
          <table:table-cell table:formula="of:=IF(NOT(ISBLANK([.Z20]))  ;[.Z20];IF(NOT(ISBLANK([.V20]));[.V20];IF(NOT(ISBLANK([.R20]));[.R20];IF(NOT(ISBLANK([.AE20]));[.AE2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table:formula="of:=SUM([.M21];[.Q21];[.U21];[.Y21])/[.AB21]" office:value-type="float" office:value="12.5" calcext:value-type="float">
            <text:p>12,5</text:p>
          </table:table-cell>
          <table:table-cell table:formula="of:=SUM([.M21];[.Q21];[.U21];[.Y21])/[.D21]" office:value-type="float" office:value="0.0649350649350649" calcext:value-type="float">
            <text:p>0,0649350649350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formula="of:=SUM([.O21];[.S21];[.W21];[.AA21])/[.AC21]" office:value-type="float" office:value="30" calcext:value-type="float">
            <text:p>30</text:p>
          </table:table-cell>
          <table:table-cell table:formula="of:=SUM([.O21];[.S21];[.W21];[.AA21])/[.I21]" office:value-type="float" office:value="0.27027027027027" calcext:value-type="float">
            <text:p>0,27027027027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1]~[.P21]~[.T21]~[.X21]);&quot;2&quot;)" office:value-type="float" office:value="2" calcext:value-type="float">
            <text:p>2</text:p>
          </table:table-cell>
          <table:table-cell table:formula="of:=COUNTIF(([.N21]~[.R21]~[.V21]~[.Z21]);&quot;2&quot;)" office:value-type="float" office:value="1" calcext:value-type="float">
            <text:p>1</text:p>
          </table:table-cell>
          <table:table-cell table:formula="of:=IF(NOT(ISBLANK([.X21]))  ;[.X21];IF(NOT(ISBLANK([.T21]));[.T21];IF(NOT(ISBLANK([.P21]));[.P21];IF(NOT(ISBLANK([.L21]));[.L21];0))))" office:value-type="float" office:value="2" calcext:value-type="float">
            <text:p>2</text:p>
          </table:table-cell>
          <table:table-cell table:formula="of:=IF(NOT(ISBLANK([.Z21]))  ;[.Z21];IF(NOT(ISBLANK([.V21]));[.V21];IF(NOT(ISBLANK([.R21]));[.R21];IF(NOT(ISBLANK([.AE21]));[.AE2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formula="of:=SUM([.M22];[.Q22];[.U22];[.Y22])/[.AB22]" office:value-type="float" office:value="12.5" calcext:value-type="float">
            <text:p>12,5</text:p>
          </table:table-cell>
          <table:table-cell table:formula="of:=SUM([.M22];[.Q22];[.U22];[.Y22])/[.D22]" office:value-type="float" office:value="0.107296137339056" calcext:value-type="float">
            <text:p>0,1072961373390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table:formula="of:=SUM([.O22];[.S22];[.W22];[.AA22])/[.AC22]" office:value-type="float" office:value="25" calcext:value-type="float">
            <text:p>25</text:p>
          </table:table-cell>
          <table:table-cell table:formula="of:=SUM([.O22];[.S22];[.W22];[.AA22])/[.I22]" office:value-type="float" office:value="0.113636363636364" calcext:value-type="float">
            <text:p>0,1136363636363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22]~[.P22]~[.T22]~[.X22]);&quot;2&quot;)" office:value-type="float" office:value="2" calcext:value-type="float">
            <text:p>2</text:p>
          </table:table-cell>
          <table:table-cell table:formula="of:=COUNTIF(([.N22]~[.R22]~[.V22]~[.Z22]);&quot;2&quot;)" office:value-type="float" office:value="2" calcext:value-type="float">
            <text:p>2</text:p>
          </table:table-cell>
          <table:table-cell table:formula="of:=IF(NOT(ISBLANK([.X22]))  ;[.X22];IF(NOT(ISBLANK([.T22]));[.T22];IF(NOT(ISBLANK([.P22]));[.P22];IF(NOT(ISBLANK([.L22]));[.L22];0))))" office:value-type="float" office:value="0" calcext:value-type="float">
            <text:p>0</text:p>
          </table:table-cell>
          <table:table-cell table:formula="of:=IF(NOT(ISBLANK([.Z22]))  ;[.Z22];IF(NOT(ISBLANK([.V22]));[.V22];IF(NOT(ISBLANK([.R22]));[.R22];IF(NOT(ISBLANK([.AE22]));[.AE2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table:formula="of:=SUM([.M23];[.Q23];[.U23];[.Y23])/[.AB23]" office:value-type="float" office:value="12.5" calcext:value-type="float">
            <text:p>12,5</text:p>
          </table:table-cell>
          <table:table-cell table:formula="of:=SUM([.M23];[.Q23];[.U23];[.Y23])/[.D23]" office:value-type="float" office:value="0.0589622641509434" calcext:value-type="float">
            <text:p>0,0589622641509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formula="of:=SUM([.O23];[.S23];[.W23];[.AA23])/[.AC23]" office:value-type="float" office:value="10" calcext:value-type="float">
            <text:p>10</text:p>
          </table:table-cell>
          <table:table-cell table:formula="of:=SUM([.O23];[.S23];[.W23];[.AA23])/[.I23]" office:value-type="float" office:value="0.0462962962962963" calcext:value-type="float">
            <text:p>0,04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23]~[.P23]~[.T23]~[.X23]);&quot;2&quot;)" office:value-type="float" office:value="2" calcext:value-type="float">
            <text:p>2</text:p>
          </table:table-cell>
          <table:table-cell table:formula="of:=COUNTIF(([.N23]~[.R23]~[.V23]~[.Z23]);&quot;2&quot;)" office:value-type="float" office:value="1" calcext:value-type="float">
            <text:p>1</text:p>
          </table:table-cell>
          <table:table-cell table:formula="of:=IF(NOT(ISBLANK([.X23]))  ;[.X23];IF(NOT(ISBLANK([.T23]));[.T23];IF(NOT(ISBLANK([.P23]));[.P23];IF(NOT(ISBLANK([.L23]));[.L23];0))))" office:value-type="float" office:value="2" calcext:value-type="float">
            <text:p>2</text:p>
          </table:table-cell>
          <table:table-cell table:formula="of:=IF(NOT(ISBLANK([.Z23]))  ;[.Z23];IF(NOT(ISBLANK([.V23]));[.V23];IF(NOT(ISBLANK([.R23]));[.R23];IF(NOT(ISBLANK([.AE23]));[.AE2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formula="of:=SUM([.M24];[.Q24];[.U24];[.Y24])/[.AB24]" office:value-type="float" office:value="12.5" calcext:value-type="float">
            <text:p>12,5</text:p>
          </table:table-cell>
          <table:table-cell table:formula="of:=SUM([.M24];[.Q24];[.U24];[.Y24])/[.D24]" office:value-type="float" office:value="0.171232876712329" calcext:value-type="float">
            <text:p>0,1712328767123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formula="of:=SUM([.O24];[.S24];[.W24];[.AA24])/[.AC24]" office:value-type="float" office:value="30" calcext:value-type="float">
            <text:p>30</text:p>
          </table:table-cell>
          <table:table-cell table:formula="of:=SUM([.O24];[.S24];[.W24];[.AA24])/[.I24]" office:value-type="float" office:value="0.108303249097473" calcext:value-type="float">
            <text:p>0,1083032490974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4]~[.P24]~[.T24]~[.X24]);&quot;2&quot;)" office:value-type="float" office:value="2" calcext:value-type="float">
            <text:p>2</text:p>
          </table:table-cell>
          <table:table-cell table:formula="of:=COUNTIF(([.N24]~[.R24]~[.V24]~[.Z24]);&quot;2&quot;)" office:value-type="float" office:value="1" calcext:value-type="float">
            <text:p>1</text:p>
          </table:table-cell>
          <table:table-cell table:formula="of:=IF(NOT(ISBLANK([.X24]))  ;[.X24];IF(NOT(ISBLANK([.T24]));[.T24];IF(NOT(ISBLANK([.P24]));[.P24];IF(NOT(ISBLANK([.L24]));[.L24];0))))" office:value-type="float" office:value="2" calcext:value-type="float">
            <text:p>2</text:p>
          </table:table-cell>
          <table:table-cell table:formula="of:=IF(NOT(ISBLANK([.Z24]))  ;[.Z24];IF(NOT(ISBLANK([.V24]));[.V24];IF(NOT(ISBLANK([.R24]));[.R24];IF(NOT(ISBLANK([.AE24]));[.AE2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table:formula="of:=SUM([.M25];[.Q25];[.U25];[.Y25])/[.AB25]" office:value-type="float" office:value="84" calcext:value-type="float">
            <text:p>84</text:p>
          </table:table-cell>
          <table:table-cell table:formula="of:=SUM([.M25];[.Q25];[.U25];[.Y25])/[.D25]" office:value-type="float" office:value="0.552631578947368" calcext:value-type="float">
            <text:p>0,552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SUM([.O25];[.S25];[.W25];[.AA25])/[.AC25]" office:value-type="float" office:value="10" calcext:value-type="float">
            <text:p>10</text:p>
          </table:table-cell>
          <table:table-cell table:formula="of:=SUM([.O25];[.S25];[.W25];[.AA25])/[.I25]" office:value-type="float" office:value="0.0666666666666667" calcext:value-type="float">
            <text:p>0,0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25]~[.P25]~[.T25]~[.X25]);&quot;2&quot;)" office:value-type="float" office:value="2" calcext:value-type="float">
            <text:p>2</text:p>
          </table:table-cell>
          <table:table-cell table:formula="of:=COUNTIF(([.N25]~[.R25]~[.V25]~[.Z25]);&quot;2&quot;)" office:value-type="float" office:value="1" calcext:value-type="float">
            <text:p>1</text:p>
          </table:table-cell>
          <table:table-cell table:formula="of:=IF(NOT(ISBLANK([.X25]))  ;[.X25];IF(NOT(ISBLANK([.T25]));[.T25];IF(NOT(ISBLANK([.P25]));[.P25];IF(NOT(ISBLANK([.L25]));[.L25];0))))" office:value-type="float" office:value="2" calcext:value-type="float">
            <text:p>2</text:p>
          </table:table-cell>
          <table:table-cell table:formula="of:=IF(NOT(ISBLANK([.Z25]))  ;[.Z25];IF(NOT(ISBLANK([.V25]));[.V25];IF(NOT(ISBLANK([.R25]));[.R25];IF(NOT(ISBLANK([.AE25]));[.AE2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formula="of:=SUM([.M26];[.Q26];[.U26];[.Y26])/[.AB26]" office:value-type="float" office:value="12.5" calcext:value-type="float">
            <text:p>12,5</text:p>
          </table:table-cell>
          <table:table-cell table:formula="of:=SUM([.M26];[.Q26];[.U26];[.Y26])/[.D26]" office:value-type="float" office:value="0.0591016548463357" calcext:value-type="float">
            <text:p>0,0591016548463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table:formula="of:=SUM([.O26];[.S26];[.W26];[.AA26])/[.AC26]" office:value-type="float" office:value="30" calcext:value-type="float">
            <text:p>30</text:p>
          </table:table-cell>
          <table:table-cell table:formula="of:=SUM([.O26];[.S26];[.W26];[.AA26])/[.I26]" office:value-type="float" office:value="0.0731707317073171" calcext:value-type="float">
            <text:p>0,0731707317073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6]~[.P26]~[.T26]~[.X26]);&quot;2&quot;)" office:value-type="float" office:value="2" calcext:value-type="float">
            <text:p>2</text:p>
          </table:table-cell>
          <table:table-cell table:formula="of:=COUNTIF(([.N26]~[.R26]~[.V26]~[.Z26]);&quot;2&quot;)" office:value-type="float" office:value="1" calcext:value-type="float">
            <text:p>1</text:p>
          </table:table-cell>
          <table:table-cell table:formula="of:=IF(NOT(ISBLANK([.X26]))  ;[.X26];IF(NOT(ISBLANK([.T26]));[.T26];IF(NOT(ISBLANK([.P26]));[.P26];IF(NOT(ISBLANK([.L26]));[.L26];0))))" office:value-type="float" office:value="2" calcext:value-type="float">
            <text:p>2</text:p>
          </table:table-cell>
          <table:table-cell table:formula="of:=IF(NOT(ISBLANK([.Z26]))  ;[.Z26];IF(NOT(ISBLANK([.V26]));[.V26];IF(NOT(ISBLANK([.R26]));[.R26];IF(NOT(ISBLANK([.AE26]));[.AE2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formula="of:=SUM([.M27];[.Q27];[.U27];[.Y27])/[.AB27]" office:value-type="float" office:value="12.5" calcext:value-type="float">
            <text:p>12,5</text:p>
          </table:table-cell>
          <table:table-cell table:formula="of:=SUM([.M27];[.Q27];[.U27];[.Y27])/[.D27]" office:value-type="float" office:value="0.110619469026549" calcext:value-type="float">
            <text:p>0,1106194690265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formula="of:=SUM([.O27];[.S27];[.W27];[.AA27])/[.AC27]" office:value-type="float" office:value="25" calcext:value-type="float">
            <text:p>25</text:p>
          </table:table-cell>
          <table:table-cell table:formula="of:=SUM([.O27];[.S27];[.W27];[.AA27])/[.I27]" office:value-type="float" office:value="0.112359550561798" calcext:value-type="float">
            <text:p>0,1123595505617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27]~[.P27]~[.T27]~[.X27]);&quot;2&quot;)" office:value-type="float" office:value="2" calcext:value-type="float">
            <text:p>2</text:p>
          </table:table-cell>
          <table:table-cell table:formula="of:=COUNTIF(([.N27]~[.R27]~[.V27]~[.Z27]);&quot;2&quot;)" office:value-type="float" office:value="2" calcext:value-type="float">
            <text:p>2</text:p>
          </table:table-cell>
          <table:table-cell table:formula="of:=IF(NOT(ISBLANK([.X27]))  ;[.X27];IF(NOT(ISBLANK([.T27]));[.T27];IF(NOT(ISBLANK([.P27]));[.P27];IF(NOT(ISBLANK([.L27]));[.L27];0))))" office:value-type="float" office:value="0" calcext:value-type="float">
            <text:p>0</text:p>
          </table:table-cell>
          <table:table-cell table:formula="of:=IF(NOT(ISBLANK([.Z27]))  ;[.Z27];IF(NOT(ISBLANK([.V27]));[.V27];IF(NOT(ISBLANK([.R27]));[.R27];IF(NOT(ISBLANK([.AE27]));[.AE2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formula="of:=SUM([.M28];[.Q28];[.U28];[.Y28])/[.AB28]" office:value-type="float" office:value="12.5" calcext:value-type="float">
            <text:p>12,5</text:p>
          </table:table-cell>
          <table:table-cell table:formula="of:=SUM([.M28];[.Q28];[.U28];[.Y28])/[.D28]" office:value-type="float" office:value="0.0611246943765281" calcext:value-type="float">
            <text:p>0,0611246943765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formula="of:=SUM([.O28];[.S28];[.W28];[.AA28])/[.AC28]" office:value-type="float" office:value="30" calcext:value-type="float">
            <text:p>30</text:p>
          </table:table-cell>
          <table:table-cell table:formula="of:=SUM([.O28];[.S28];[.W28];[.AA28])/[.I28]" office:value-type="float" office:value="0.149253731343284" calcext:value-type="float">
            <text:p>0,1492537313432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8]~[.P28]~[.T28]~[.X28]);&quot;2&quot;)" office:value-type="float" office:value="2" calcext:value-type="float">
            <text:p>2</text:p>
          </table:table-cell>
          <table:table-cell table:formula="of:=COUNTIF(([.N28]~[.R28]~[.V28]~[.Z28]);&quot;2&quot;)" office:value-type="float" office:value="1" calcext:value-type="float">
            <text:p>1</text:p>
          </table:table-cell>
          <table:table-cell table:formula="of:=IF(NOT(ISBLANK([.X28]))  ;[.X28];IF(NOT(ISBLANK([.T28]));[.T28];IF(NOT(ISBLANK([.P28]));[.P28];IF(NOT(ISBLANK([.L28]));[.L28];0))))" office:value-type="float" office:value="2" calcext:value-type="float">
            <text:p>2</text:p>
          </table:table-cell>
          <table:table-cell table:formula="of:=IF(NOT(ISBLANK([.Z28]))  ;[.Z28];IF(NOT(ISBLANK([.V28]));[.V28];IF(NOT(ISBLANK([.R28]));[.R28];IF(NOT(ISBLANK([.AE28]));[.AE2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formula="of:=SUM([.M29];[.Q29];[.U29];[.Y29])/[.AB29]" office:value-type="float" office:value="12.5" calcext:value-type="float">
            <text:p>12,5</text:p>
          </table:table-cell>
          <table:table-cell table:formula="of:=SUM([.M29];[.Q29];[.U29];[.Y29])/[.D29]" office:value-type="float" office:value="0.121359223300971" calcext:value-type="float">
            <text:p>0,1213592233009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table:formula="of:=SUM([.O29];[.S29];[.W29];[.AA29])/[.AC29]" office:value-type="float" office:value="25" calcext:value-type="float">
            <text:p>25</text:p>
          </table:table-cell>
          <table:table-cell table:formula="of:=SUM([.O29];[.S29];[.W29];[.AA29])/[.I29]" office:value-type="float" office:value="0.104602510460251" calcext:value-type="float">
            <text:p>0,1046025104602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29]~[.P29]~[.T29]~[.X29]);&quot;2&quot;)" office:value-type="float" office:value="2" calcext:value-type="float">
            <text:p>2</text:p>
          </table:table-cell>
          <table:table-cell table:formula="of:=COUNTIF(([.N29]~[.R29]~[.V29]~[.Z29]);&quot;2&quot;)" office:value-type="float" office:value="2" calcext:value-type="float">
            <text:p>2</text:p>
          </table:table-cell>
          <table:table-cell table:formula="of:=IF(NOT(ISBLANK([.X29]))  ;[.X29];IF(NOT(ISBLANK([.T29]));[.T29];IF(NOT(ISBLANK([.P29]));[.P29];IF(NOT(ISBLANK([.L29]));[.L29];0))))" office:value-type="float" office:value="0" calcext:value-type="float">
            <text:p>0</text:p>
          </table:table-cell>
          <table:table-cell table:formula="of:=IF(NOT(ISBLANK([.Z29]))  ;[.Z29];IF(NOT(ISBLANK([.V29]));[.V29];IF(NOT(ISBLANK([.R29]));[.R29];IF(NOT(ISBLANK([.AE29]));[.AE29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table:formula="of:=SUM([.M30];[.Q30];[.U30];[.Y30])/[.AB30]" office:value-type="float" office:value="80" calcext:value-type="float">
            <text:p>80</text:p>
          </table:table-cell>
          <table:table-cell table:formula="of:=SUM([.M30];[.Q30];[.U30];[.Y30])/[.D30]" office:value-type="float" office:value="0.846560846560847" calcext:value-type="float">
            <text:p>0,8465608465608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formula="of:=SUM([.O30];[.S30];[.W30];[.AA30])/[.AC30]" office:value-type="float" office:value="280" calcext:value-type="float">
            <text:p>280</text:p>
          </table:table-cell>
          <table:table-cell table:formula="of:=SUM([.O30];[.S30];[.W30];[.AA30])/[.I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formula="of:=COUNTIF(([.L30]~[.P30]~[.T30]~[.X30]);&quot;2&quot;)" office:value-type="float" office:value="2" calcext:value-type="float">
            <text:p>2</text:p>
          </table:table-cell>
          <table:table-cell table:formula="of:=COUNTIF(([.N30]~[.R30]~[.V30]~[.Z30]);&quot;2&quot;)" office:value-type="float" office:value="1" calcext:value-type="float">
            <text:p>1</text:p>
          </table:table-cell>
          <table:table-cell table:formula="of:=IF(NOT(ISBLANK([.X30]))  ;[.X30];IF(NOT(ISBLANK([.T30]));[.T30];IF(NOT(ISBLANK([.P30]));[.P30];IF(NOT(ISBLANK([.L30]));[.L30];0))))" office:value-type="float" office:value="2" calcext:value-type="float">
            <text:p>2</text:p>
          </table:table-cell>
          <table:table-cell table:formula="of:=IF(NOT(ISBLANK([.Z30]))  ;[.Z30];IF(NOT(ISBLANK([.V30]));[.V30];IF(NOT(ISBLANK([.R30]));[.R30];IF(NOT(ISBLANK([.AE30]));[.AE30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table:formula="of:=SUM([.M31];[.Q31];[.U31];[.Y31])/[.AB31]" office:value-type="float" office:value="32.5" calcext:value-type="float">
            <text:p>32,5</text:p>
          </table:table-cell>
          <table:table-cell table:formula="of:=SUM([.M31];[.Q31];[.U31];[.Y31])/[.D31]" office:value-type="float" office:value="0.212418300653595" calcext:value-type="float">
            <text:p>0,2124183006535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table:formula="of:=SUM([.O31];[.S31];[.W31];[.AA31])/[.AC31]" office:value-type="float" office:value="25" calcext:value-type="float">
            <text:p>25</text:p>
          </table:table-cell>
          <table:table-cell table:formula="of:=SUM([.O31];[.S31];[.W31];[.AA31])/[.I31]" office:value-type="float" office:value="0.105485232067511" calcext:value-type="float">
            <text:p>0,1054852320675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31]~[.P31]~[.T31]~[.X31]);&quot;2&quot;)" office:value-type="float" office:value="2" calcext:value-type="float">
            <text:p>2</text:p>
          </table:table-cell>
          <table:table-cell table:formula="of:=COUNTIF(([.N31]~[.R31]~[.V31]~[.Z31]);&quot;2&quot;)" office:value-type="float" office:value="2" calcext:value-type="float">
            <text:p>2</text:p>
          </table:table-cell>
          <table:table-cell table:formula="of:=IF(NOT(ISBLANK([.X31]))  ;[.X31];IF(NOT(ISBLANK([.T31]));[.T31];IF(NOT(ISBLANK([.P31]));[.P31];IF(NOT(ISBLANK([.L31]));[.L31];0))))" office:value-type="float" office:value="1" calcext:value-type="float">
            <text:p>1</text:p>
          </table:table-cell>
          <table:table-cell table:formula="of:=IF(NOT(ISBLANK([.Z31]))  ;[.Z31];IF(NOT(ISBLANK([.V31]));[.V31];IF(NOT(ISBLANK([.R31]));[.R31];IF(NOT(ISBLANK([.AE31]));[.AE3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formula="of:=SUM([.M32];[.Q32];[.U32];[.Y32])/[.AB32]" office:value-type="float" office:value="12.5" calcext:value-type="float">
            <text:p>12,5</text:p>
          </table:table-cell>
          <table:table-cell table:formula="of:=SUM([.M32];[.Q32];[.U32];[.Y32])/[.D32]" office:value-type="float" office:value="0.0838926174496644" calcext:value-type="float">
            <text:p>0,0838926174496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SUM([.O32];[.S32];[.W32];[.AA32])/[.AC32]" office:value-type="float" office:value="10" calcext:value-type="float">
            <text:p>10</text:p>
          </table:table-cell>
          <table:table-cell table:formula="of:=SUM([.O32];[.S32];[.W32];[.AA32])/[.I32]" office:value-type="float" office:value="0.112359550561798" calcext:value-type="float">
            <text:p>0,1123595505617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32]~[.P32]~[.T32]~[.X32]);&quot;2&quot;)" office:value-type="float" office:value="2" calcext:value-type="float">
            <text:p>2</text:p>
          </table:table-cell>
          <table:table-cell table:formula="of:=COUNTIF(([.N32]~[.R32]~[.V32]~[.Z32]);&quot;2&quot;)" office:value-type="float" office:value="1" calcext:value-type="float">
            <text:p>1</text:p>
          </table:table-cell>
          <table:table-cell table:formula="of:=IF(NOT(ISBLANK([.X32]))  ;[.X32];IF(NOT(ISBLANK([.T32]));[.T32];IF(NOT(ISBLANK([.P32]));[.P32];IF(NOT(ISBLANK([.L32]));[.L32];0))))" office:value-type="float" office:value="2" calcext:value-type="float">
            <text:p>2</text:p>
          </table:table-cell>
          <table:table-cell table:formula="of:=IF(NOT(ISBLANK([.Z32]))  ;[.Z32];IF(NOT(ISBLANK([.V32]));[.V32];IF(NOT(ISBLANK([.R32]));[.R32];IF(NOT(ISBLANK([.AE32]));[.AE32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92" calcext:value-type="float">
            <text:p>492</text:p>
          </table:table-cell>
          <table:table-cell table:formula="of:=SUM([.M33];[.Q33];[.U33];[.Y33])/[.AB33]" office:value-type="float" office:value="12.5" calcext:value-type="float">
            <text:p>12,5</text:p>
          </table:table-cell>
          <table:table-cell table:formula="of:=SUM([.M33];[.Q33];[.U33];[.Y33])/[.D33]" office:value-type="float" office:value="0.0508130081300813" calcext:value-type="float">
            <text:p>0,0508130081300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formula="of:=SUM([.O33];[.S33];[.W33];[.AA33])/[.AC33]" office:value-type="float" office:value="10" calcext:value-type="float">
            <text:p>10</text:p>
          </table:table-cell>
          <table:table-cell table:formula="of:=SUM([.O33];[.S33];[.W33];[.AA33])/[.I33]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33]~[.P33]~[.T33]~[.X33]);&quot;2&quot;)" office:value-type="float" office:value="2" calcext:value-type="float">
            <text:p>2</text:p>
          </table:table-cell>
          <table:table-cell table:formula="of:=COUNTIF(([.N33]~[.R33]~[.V33]~[.Z33]);&quot;2&quot;)" office:value-type="float" office:value="1" calcext:value-type="float">
            <text:p>1</text:p>
          </table:table-cell>
          <table:table-cell table:formula="of:=IF(NOT(ISBLANK([.X33]))  ;[.X33];IF(NOT(ISBLANK([.T33]));[.T33];IF(NOT(ISBLANK([.P33]));[.P33];IF(NOT(ISBLANK([.L33]));[.L33];0))))" office:value-type="float" office:value="2" calcext:value-type="float">
            <text:p>2</text:p>
          </table:table-cell>
          <table:table-cell table:formula="of:=IF(NOT(ISBLANK([.Z33]))  ;[.Z33];IF(NOT(ISBLANK([.V33]));[.V33];IF(NOT(ISBLANK([.R33]));[.R33];IF(NOT(ISBLANK([.AE33]));[.AE3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formula="of:=SUM([.M34];[.Q34];[.U34];[.Y34])/[.AB34]" office:value-type="float" office:value="25" calcext:value-type="float">
            <text:p>25</text:p>
          </table:table-cell>
          <table:table-cell table:formula="of:=SUM([.M34];[.Q34];[.U34];[.Y34])/[.D34]" office:value-type="float" office:value="0.316455696202532" calcext:value-type="float">
            <text:p>0,3164556962025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formula="of:=SUM([.O34];[.S34];[.W34];[.AA34])/[.AC34]" office:value-type="float" office:value="55" calcext:value-type="float">
            <text:p>55</text:p>
          </table:table-cell>
          <table:table-cell table:formula="of:=SUM([.O34];[.S34];[.W34];[.AA34])/[.I34]" office:value-type="float" office:value="0.122767857142857" calcext:value-type="float">
            <text:p>0,1227678571428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formula="of:=COUNTIF(([.L34]~[.P34]~[.T34]~[.X34]);&quot;2&quot;)" office:value-type="float" office:value="2" calcext:value-type="float">
            <text:p>2</text:p>
          </table:table-cell>
          <table:table-cell table:formula="of:=COUNTIF(([.N34]~[.R34]~[.V34]~[.Z34]);&quot;2&quot;)" office:value-type="float" office:value="1" calcext:value-type="float">
            <text:p>1</text:p>
          </table:table-cell>
          <table:table-cell table:formula="of:=IF(NOT(ISBLANK([.X34]))  ;[.X34];IF(NOT(ISBLANK([.T34]));[.T34];IF(NOT(ISBLANK([.P34]));[.P34];IF(NOT(ISBLANK([.L34]));[.L34];0))))" office:value-type="float" office:value="2" calcext:value-type="float">
            <text:p>2</text:p>
          </table:table-cell>
          <table:table-cell table:formula="of:=IF(NOT(ISBLANK([.Z34]))  ;[.Z34];IF(NOT(ISBLANK([.V34]));[.V34];IF(NOT(ISBLANK([.R34]));[.R34];IF(NOT(ISBLANK([.AE34]));[.AE3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formula="of:=SUM([.M35];[.Q35];[.U35];[.Y35])/[.AB35]" office:value-type="float" office:value="12" calcext:value-type="float">
            <text:p>12</text:p>
          </table:table-cell>
          <table:table-cell table:formula="of:=SUM([.M35];[.Q35];[.U35];[.Y35])/[.D35]" office:value-type="float" office:value="0.224299065420561" calcext:value-type="float">
            <text:p>0,2242990654205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formula="of:=SUM([.O35];[.S35];[.W35];[.AA35])/[.AC35]" office:value-type="float" office:value="29" calcext:value-type="float">
            <text:p>29</text:p>
          </table:table-cell>
          <table:table-cell table:formula="of:=SUM([.O35];[.S35];[.W35];[.AA35])/[.I35]" office:value-type="float" office:value="0.133640552995392" calcext:value-type="float">
            <text:p>0,1336405529953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table:formula="of:=COUNTIF(([.L35]~[.P35]~[.T35]~[.X35]);&quot;2&quot;)" office:value-type="float" office:value="2" calcext:value-type="float">
            <text:p>2</text:p>
          </table:table-cell>
          <table:table-cell table:formula="of:=COUNTIF(([.N35]~[.R35]~[.V35]~[.Z35]);&quot;2&quot;)" office:value-type="float" office:value="1" calcext:value-type="float">
            <text:p>1</text:p>
          </table:table-cell>
          <table:table-cell table:formula="of:=IF(NOT(ISBLANK([.X35]))  ;[.X35];IF(NOT(ISBLANK([.T35]));[.T35];IF(NOT(ISBLANK([.P35]));[.P35];IF(NOT(ISBLANK([.L35]));[.L35];0))))" office:value-type="float" office:value="2" calcext:value-type="float">
            <text:p>2</text:p>
          </table:table-cell>
          <table:table-cell table:formula="of:=IF(NOT(ISBLANK([.Z35]))  ;[.Z35];IF(NOT(ISBLANK([.V35]));[.V35];IF(NOT(ISBLANK([.R35]));[.R35];IF(NOT(ISBLANK([.AE35]));[.AE3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M36];[.Q36];[.U36];[.Y36])/[.AB36]" office:value-type="float" office:value="12.5" calcext:value-type="float">
            <text:p>12,5</text:p>
          </table:table-cell>
          <table:table-cell table:formula="of:=SUM([.M36];[.Q36];[.U36];[.Y36])/[.D36]" office:value-type="float" office:value="0.833333333333333" calcext:value-type="float">
            <text:p>0,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table:formula="of:=SUM([.O36];[.S36];[.W36];[.AA36])/[.AC36]" office:value-type="float" office:value="30" calcext:value-type="float">
            <text:p>30</text:p>
          </table:table-cell>
          <table:table-cell table:formula="of:=SUM([.O36];[.S36];[.W36];[.AA36])/[.I36]" office:value-type="float" office:value="0.102739726027397" calcext:value-type="float">
            <text:p>0,1027397260273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36]~[.P36]~[.T36]~[.X36]);&quot;2&quot;)" office:value-type="float" office:value="2" calcext:value-type="float">
            <text:p>2</text:p>
          </table:table-cell>
          <table:table-cell table:formula="of:=COUNTIF(([.N36]~[.R36]~[.V36]~[.Z36]);&quot;2&quot;)" office:value-type="float" office:value="1" calcext:value-type="float">
            <text:p>1</text:p>
          </table:table-cell>
          <table:table-cell table:formula="of:=IF(NOT(ISBLANK([.X36]))  ;[.X36];IF(NOT(ISBLANK([.T36]));[.T36];IF(NOT(ISBLANK([.P36]));[.P36];IF(NOT(ISBLANK([.L36]));[.L36];0))))" office:value-type="float" office:value="2" calcext:value-type="float">
            <text:p>2</text:p>
          </table:table-cell>
          <table:table-cell table:formula="of:=IF(NOT(ISBLANK([.Z36]))  ;[.Z36];IF(NOT(ISBLANK([.V36]));[.V36];IF(NOT(ISBLANK([.R36]));[.R36];IF(NOT(ISBLANK([.AE36]));[.AE3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table:formula="of:=SUM([.M37];[.Q37];[.U37];[.Y37])/[.AB37]" office:value-type="float" office:value="38.6666666666667" calcext:value-type="float">
            <text:p>38,6666666666667</text:p>
          </table:table-cell>
          <table:table-cell table:formula="of:=SUM([.M37];[.Q37];[.U37];[.Y37])/[.D37]" office:value-type="float" office:value="0.597938144329897" calcext:value-type="float">
            <text:p>0,5979381443298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formula="of:=SUM([.O37];[.S37];[.W37];[.AA37])/[.AC37]" office:value-type="float" office:value="70.5" calcext:value-type="float">
            <text:p>70,5</text:p>
          </table:table-cell>
          <table:table-cell table:formula="of:=SUM([.O37];[.S37];[.W37];[.AA37])/[.I37]" office:value-type="float" office:value="0.3058568329718" calcext:value-type="float">
            <text:p>0,30585683297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COUNTIF(([.L37]~[.P37]~[.T37]~[.X37]);&quot;2&quot;)" office:value-type="float" office:value="3" calcext:value-type="float">
            <text:p>3</text:p>
          </table:table-cell>
          <table:table-cell table:formula="of:=COUNTIF(([.N37]~[.R37]~[.V37]~[.Z37]);&quot;2&quot;)" office:value-type="float" office:value="2" calcext:value-type="float">
            <text:p>2</text:p>
          </table:table-cell>
          <table:table-cell table:formula="of:=IF(NOT(ISBLANK([.X37]))  ;[.X37];IF(NOT(ISBLANK([.T37]));[.T37];IF(NOT(ISBLANK([.P37]));[.P37];IF(NOT(ISBLANK([.L37]));[.L37];0))))" office:value-type="float" office:value="2" calcext:value-type="float">
            <text:p>2</text:p>
          </table:table-cell>
          <table:table-cell table:formula="of:=IF(NOT(ISBLANK([.Z37]))  ;[.Z37];IF(NOT(ISBLANK([.V37]));[.V37];IF(NOT(ISBLANK([.R37]));[.R37];IF(NOT(ISBLANK([.AE37]));[.AE3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formula="of:=SUM([.M38];[.Q38];[.U38];[.Y38])/[.AB38]" office:value-type="float" office:value="12.5" calcext:value-type="float">
            <text:p>12,5</text:p>
          </table:table-cell>
          <table:table-cell table:formula="of:=SUM([.M38];[.Q38];[.U38];[.Y38])/[.D38]" office:value-type="float" office:value="0.0856164383561644" calcext:value-type="float">
            <text:p>0,0856164383561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formula="of:=SUM([.O38];[.S38];[.W38];[.AA38])/[.AC38]" office:value-type="float" office:value="10" calcext:value-type="float">
            <text:p>10</text:p>
          </table:table-cell>
          <table:table-cell table:formula="of:=SUM([.O38];[.S38];[.W38];[.AA38])/[.I38]" office:value-type="float" office:value="0.0591715976331361" calcext:value-type="float">
            <text:p>0,059171597633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38]~[.P38]~[.T38]~[.X38]);&quot;2&quot;)" office:value-type="float" office:value="2" calcext:value-type="float">
            <text:p>2</text:p>
          </table:table-cell>
          <table:table-cell table:formula="of:=COUNTIF(([.N38]~[.R38]~[.V38]~[.Z38]);&quot;2&quot;)" office:value-type="float" office:value="1" calcext:value-type="float">
            <text:p>1</text:p>
          </table:table-cell>
          <table:table-cell table:formula="of:=IF(NOT(ISBLANK([.X38]))  ;[.X38];IF(NOT(ISBLANK([.T38]));[.T38];IF(NOT(ISBLANK([.P38]));[.P38];IF(NOT(ISBLANK([.L38]));[.L38];0))))" office:value-type="float" office:value="2" calcext:value-type="float">
            <text:p>2</text:p>
          </table:table-cell>
          <table:table-cell table:formula="of:=IF(NOT(ISBLANK([.Z38]))  ;[.Z38];IF(NOT(ISBLANK([.V38]));[.V38];IF(NOT(ISBLANK([.R38]));[.R38];IF(NOT(ISBLANK([.AE38]));[.AE38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SUM([.M39];[.Q39];[.U39];[.Y39])/[.AB39]" office:value-type="float" office:value="11.5" calcext:value-type="float">
            <text:p>11,5</text:p>
          </table:table-cell>
          <table:table-cell table:formula="of:=SUM([.M39];[.Q39];[.U39];[.Y39])/[.D39]" office:value-type="float" office:value="0.657142857142857" calcext:value-type="float">
            <text:p>0,6571428571428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formula="of:=SUM([.O39];[.S39];[.W39];[.AA39])/[.AC39]" office:value-type="float" office:value="28" calcext:value-type="float">
            <text:p>28</text:p>
          </table:table-cell>
          <table:table-cell table:formula="of:=SUM([.O39];[.S39];[.W39];[.AA39])/[.I39]" office:value-type="float" office:value="0.168674698795181" calcext:value-type="float">
            <text:p>0,168674698795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table:formula="of:=COUNTIF(([.L39]~[.P39]~[.T39]~[.X39]);&quot;2&quot;)" office:value-type="float" office:value="2" calcext:value-type="float">
            <text:p>2</text:p>
          </table:table-cell>
          <table:table-cell table:formula="of:=COUNTIF(([.N39]~[.R39]~[.V39]~[.Z39]);&quot;2&quot;)" office:value-type="float" office:value="1" calcext:value-type="float">
            <text:p>1</text:p>
          </table:table-cell>
          <table:table-cell table:formula="of:=IF(NOT(ISBLANK([.X39]))  ;[.X39];IF(NOT(ISBLANK([.T39]));[.T39];IF(NOT(ISBLANK([.P39]));[.P39];IF(NOT(ISBLANK([.L39]));[.L39];0))))" office:value-type="float" office:value="2" calcext:value-type="float">
            <text:p>2</text:p>
          </table:table-cell>
          <table:table-cell table:formula="of:=IF(NOT(ISBLANK([.Z39]))  ;[.Z39];IF(NOT(ISBLANK([.V39]));[.V39];IF(NOT(ISBLANK([.R39]));[.R39];IF(NOT(ISBLANK([.AE39]));[.AE3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formula="of:=SUM([.M40];[.Q40];[.U40];[.Y40])/[.AB40]" office:value-type="float" office:value="12.5" calcext:value-type="float">
            <text:p>12,5</text:p>
          </table:table-cell>
          <table:table-cell table:formula="of:=SUM([.M40];[.Q40];[.U40];[.Y40])/[.D40]" office:value-type="float" office:value="0.107296137339056" calcext:value-type="float">
            <text:p>0,1072961373390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formula="of:=SUM([.O40];[.S40];[.W40];[.AA40])/[.AC40]" office:value-type="float" office:value="25" calcext:value-type="float">
            <text:p>25</text:p>
          </table:table-cell>
          <table:table-cell table:formula="of:=SUM([.O40];[.S40];[.W40];[.AA40])/[.I40]" office:value-type="float" office:value="0.10989010989011" calcext:value-type="float">
            <text:p>0,109890109890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40]~[.P40]~[.T40]~[.X40]);&quot;2&quot;)" office:value-type="float" office:value="2" calcext:value-type="float">
            <text:p>2</text:p>
          </table:table-cell>
          <table:table-cell table:formula="of:=COUNTIF(([.N40]~[.R40]~[.V40]~[.Z40]);&quot;2&quot;)" office:value-type="float" office:value="2" calcext:value-type="float">
            <text:p>2</text:p>
          </table:table-cell>
          <table:table-cell table:formula="of:=IF(NOT(ISBLANK([.X40]))  ;[.X40];IF(NOT(ISBLANK([.T40]));[.T40];IF(NOT(ISBLANK([.P40]));[.P40];IF(NOT(ISBLANK([.L40]));[.L40];0))))" office:value-type="float" office:value="0" calcext:value-type="float">
            <text:p>0</text:p>
          </table:table-cell>
          <table:table-cell table:formula="of:=IF(NOT(ISBLANK([.Z40]))  ;[.Z40];IF(NOT(ISBLANK([.V40]));[.V40];IF(NOT(ISBLANK([.R40]));[.R40];IF(NOT(ISBLANK([.AE40]));[.AE4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table:formula="of:=SUM([.M41];[.Q41];[.U41];[.Y41])/[.AB41]" office:value-type="float" office:value="12.5" calcext:value-type="float">
            <text:p>12,5</text:p>
          </table:table-cell>
          <table:table-cell table:formula="of:=SUM([.M41];[.Q41];[.U41];[.Y41])/[.D41]" office:value-type="float" office:value="0.0801282051282051" calcext:value-type="float">
            <text:p>0,0801282051282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table:formula="of:=SUM([.O41];[.S41];[.W41];[.AA41])/[.AC41]" office:value-type="float" office:value="25" calcext:value-type="float">
            <text:p>25</text:p>
          </table:table-cell>
          <table:table-cell table:formula="of:=SUM([.O41];[.S41];[.W41];[.AA41])/[.I41]" office:value-type="float" office:value="0.10482180293501" calcext:value-type="float">
            <text:p>0,104821802935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41]~[.P41]~[.T41]~[.X41]);&quot;2&quot;)" office:value-type="float" office:value="2" calcext:value-type="float">
            <text:p>2</text:p>
          </table:table-cell>
          <table:table-cell table:formula="of:=COUNTIF(([.N41]~[.R41]~[.V41]~[.Z41]);&quot;2&quot;)" office:value-type="float" office:value="2" calcext:value-type="float">
            <text:p>2</text:p>
          </table:table-cell>
          <table:table-cell table:formula="of:=IF(NOT(ISBLANK([.X41]))  ;[.X41];IF(NOT(ISBLANK([.T41]));[.T41];IF(NOT(ISBLANK([.P41]));[.P41];IF(NOT(ISBLANK([.L41]));[.L41];0))))" office:value-type="float" office:value="0" calcext:value-type="float">
            <text:p>0</text:p>
          </table:table-cell>
          <table:table-cell table:formula="of:=IF(NOT(ISBLANK([.Z41]))  ;[.Z41];IF(NOT(ISBLANK([.V41]));[.V41];IF(NOT(ISBLANK([.R41]));[.R41];IF(NOT(ISBLANK([.AE41]));[.AE4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SUM([.M42];[.Q42];[.U42];[.Y42])/[.AB42]" office:value-type="float" office:value="5" calcext:value-type="float">
            <text:p>5</text:p>
          </table:table-cell>
          <table:table-cell table:formula="of:=SUM([.M42];[.Q42];[.U42];[.Y42])/[.D42]"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1" calcext:value-type="float">
            <text:p>451</text:p>
          </table:table-cell>
          <table:table-cell table:formula="of:=SUM([.O42];[.S42];[.W42];[.AA42])/[.AC42]" office:value-type="float" office:value="8.66666666666667" calcext:value-type="float">
            <text:p>8,66666666666667</text:p>
          </table:table-cell>
          <table:table-cell table:formula="of:=SUM([.O42];[.S42];[.W42];[.AA42])/[.I42]" office:value-type="float" office:value="0.057649667405765" calcext:value-type="float">
            <text:p>0,0576496674057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([.L42]~[.P42]~[.T42]~[.X42]);&quot;2&quot;)" office:value-type="float" office:value="3" calcext:value-type="float">
            <text:p>3</text:p>
          </table:table-cell>
          <table:table-cell table:formula="of:=COUNTIF(([.N42]~[.R42]~[.V42]~[.Z42]);&quot;2&quot;)" office:value-type="float" office:value="3" calcext:value-type="float">
            <text:p>3</text:p>
          </table:table-cell>
          <table:table-cell table:formula="of:=IF(NOT(ISBLANK([.X42]))  ;[.X42];IF(NOT(ISBLANK([.T42]));[.T42];IF(NOT(ISBLANK([.P42]));[.P42];IF(NOT(ISBLANK([.L42]));[.L42];0))))" office:value-type="float" office:value="1" calcext:value-type="float">
            <text:p>1</text:p>
          </table:table-cell>
          <table:table-cell table:formula="of:=IF(NOT(ISBLANK([.Z42]))  ;[.Z42];IF(NOT(ISBLANK([.V42]));[.V42];IF(NOT(ISBLANK([.R42]));[.R42];IF(NOT(ISBLANK([.AE42]));[.AE4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SUM([.M43];[.Q43];[.U43];[.Y43])/[.AB43]" office:value-type="float" office:value="27" calcext:value-type="float">
            <text:p>27</text:p>
          </table:table-cell>
          <table:table-cell table:formula="of:=SUM([.M43];[.Q43];[.U43];[.Y43])/[.D43]" office:value-type="float" office:value="0.620689655172414" calcext:value-type="float">
            <text:p>0,6206896551724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SUM([.O43];[.S43];[.W43];[.AA43])/[.AC43]" office:value-type="float" office:value="59" calcext:value-type="float">
            <text:p>59</text:p>
          </table:table-cell>
          <table:table-cell table:formula="of:=SUM([.O43];[.S43];[.W43];[.AA43])/[.I43]" office:value-type="float" office:value="0.327777777777778" calcext:value-type="float">
            <text:p>0,32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formula="of:=COUNTIF(([.L43]~[.P43]~[.T43]~[.X43]);&quot;2&quot;)" office:value-type="float" office:value="2" calcext:value-type="float">
            <text:p>2</text:p>
          </table:table-cell>
          <table:table-cell table:formula="of:=COUNTIF(([.N43]~[.R43]~[.V43]~[.Z43]);&quot;2&quot;)" office:value-type="float" office:value="1" calcext:value-type="float">
            <text:p>1</text:p>
          </table:table-cell>
          <table:table-cell table:formula="of:=IF(NOT(ISBLANK([.X43]))  ;[.X43];IF(NOT(ISBLANK([.T43]));[.T43];IF(NOT(ISBLANK([.P43]));[.P43];IF(NOT(ISBLANK([.L43]));[.L43];0))))" office:value-type="float" office:value="2" calcext:value-type="float">
            <text:p>2</text:p>
          </table:table-cell>
          <table:table-cell table:formula="of:=IF(NOT(ISBLANK([.Z43]))  ;[.Z43];IF(NOT(ISBLANK([.V43]));[.V43];IF(NOT(ISBLANK([.R43]));[.R43];IF(NOT(ISBLANK([.AE43]));[.AE43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formula="of:=SUM([.M44];[.Q44];[.U44];[.Y44])/[.AB44]" office:value-type="float" office:value="12.5" calcext:value-type="float">
            <text:p>12,5</text:p>
          </table:table-cell>
          <table:table-cell table:formula="of:=SUM([.M44];[.Q44];[.U44];[.Y44])/[.D44]" office:value-type="float" office:value="0.0838926174496644" calcext:value-type="float">
            <text:p>0,0838926174496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table:formula="of:=SUM([.O44];[.S44];[.W44];[.AA44])/[.AC44]" office:value-type="float" office:value="10" calcext:value-type="float">
            <text:p>10</text:p>
          </table:table-cell>
          <table:table-cell table:formula="of:=SUM([.O44];[.S44];[.W44];[.AA44])/[.I44]" office:value-type="float" office:value="0.0487804878048781" calcext:value-type="float">
            <text:p>0,0487804878048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44]~[.P44]~[.T44]~[.X44]);&quot;2&quot;)" office:value-type="float" office:value="2" calcext:value-type="float">
            <text:p>2</text:p>
          </table:table-cell>
          <table:table-cell table:formula="of:=COUNTIF(([.N44]~[.R44]~[.V44]~[.Z44]);&quot;2&quot;)" office:value-type="float" office:value="1" calcext:value-type="float">
            <text:p>1</text:p>
          </table:table-cell>
          <table:table-cell table:formula="of:=IF(NOT(ISBLANK([.X44]))  ;[.X44];IF(NOT(ISBLANK([.T44]));[.T44];IF(NOT(ISBLANK([.P44]));[.P44];IF(NOT(ISBLANK([.L44]));[.L44];0))))" office:value-type="float" office:value="2" calcext:value-type="float">
            <text:p>2</text:p>
          </table:table-cell>
          <table:table-cell table:formula="of:=IF(NOT(ISBLANK([.Z44]))  ;[.Z44];IF(NOT(ISBLANK([.V44]));[.V44];IF(NOT(ISBLANK([.R44]));[.R44];IF(NOT(ISBLANK([.AE44]));[.AE4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SUM([.M45];[.Q45];[.U45];[.Y45])/[.AB45]" office:value-type="float" office:value="12.5" calcext:value-type="float">
            <text:p>12,5</text:p>
          </table:table-cell>
          <table:table-cell table:formula="of:=SUM([.M45];[.Q45];[.U45];[.Y45])/[.D45]" office:value-type="float" office:value="0.390625" calcext:value-type="float">
            <text:p>0,3906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formula="of:=SUM([.O45];[.S45];[.W45];[.AA45])/[.AC45]" office:value-type="float" office:value="25" calcext:value-type="float">
            <text:p>25</text:p>
          </table:table-cell>
          <table:table-cell table:formula="of:=SUM([.O45];[.S45];[.W45];[.AA45])/[.I45]" office:value-type="float" office:value="0.105708245243129" calcext:value-type="float">
            <text:p>0,1057082452431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45]~[.P45]~[.T45]~[.X45]);&quot;2&quot;)" office:value-type="float" office:value="2" calcext:value-type="float">
            <text:p>2</text:p>
          </table:table-cell>
          <table:table-cell table:formula="of:=COUNTIF(([.N45]~[.R45]~[.V45]~[.Z45]);&quot;2&quot;)" office:value-type="float" office:value="2" calcext:value-type="float">
            <text:p>2</text:p>
          </table:table-cell>
          <table:table-cell table:formula="of:=IF(NOT(ISBLANK([.X45]))  ;[.X45];IF(NOT(ISBLANK([.T45]));[.T45];IF(NOT(ISBLANK([.P45]));[.P45];IF(NOT(ISBLANK([.L45]));[.L45];0))))" office:value-type="float" office:value="0" calcext:value-type="float">
            <text:p>0</text:p>
          </table:table-cell>
          <table:table-cell table:formula="of:=IF(NOT(ISBLANK([.Z45]))  ;[.Z45];IF(NOT(ISBLANK([.V45]));[.V45];IF(NOT(ISBLANK([.R45]));[.R45];IF(NOT(ISBLANK([.AE45]));[.AE45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formula="of:=SUM([.M46];[.Q46];[.U46];[.Y46])/[.AB46]" office:value-type="float" office:value="12.5" calcext:value-type="float">
            <text:p>12,5</text:p>
          </table:table-cell>
          <table:table-cell table:formula="of:=SUM([.M46];[.Q46];[.U46];[.Y46])/[.D46]" office:value-type="float" office:value="0.0968992248062016" calcext:value-type="float">
            <text:p>0,0968992248062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SUM([.O46];[.S46];[.W46];[.AA46])/[.AC46]" office:value-type="float" office:value="10" calcext:value-type="float">
            <text:p>10</text:p>
          </table:table-cell>
          <table:table-cell table:formula="of:=SUM([.O46];[.S46];[.W46];[.AA46])/[.I46]" office:value-type="float" office:value="0.103092783505155" calcext:value-type="float">
            <text:p>0,1030927835051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46]~[.P46]~[.T46]~[.X46]);&quot;2&quot;)" office:value-type="float" office:value="2" calcext:value-type="float">
            <text:p>2</text:p>
          </table:table-cell>
          <table:table-cell table:formula="of:=COUNTIF(([.N46]~[.R46]~[.V46]~[.Z46]);&quot;2&quot;)" office:value-type="float" office:value="1" calcext:value-type="float">
            <text:p>1</text:p>
          </table:table-cell>
          <table:table-cell table:formula="of:=IF(NOT(ISBLANK([.X46]))  ;[.X46];IF(NOT(ISBLANK([.T46]));[.T46];IF(NOT(ISBLANK([.P46]));[.P46];IF(NOT(ISBLANK([.L46]));[.L46];0))))" office:value-type="float" office:value="2" calcext:value-type="float">
            <text:p>2</text:p>
          </table:table-cell>
          <table:table-cell table:formula="of:=IF(NOT(ISBLANK([.Z46]))  ;[.Z46];IF(NOT(ISBLANK([.V46]));[.V46];IF(NOT(ISBLANK([.R46]));[.R46];IF(NOT(ISBLANK([.AE46]));[.AE4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SUM([.M47];[.Q47];[.U47];[.Y47])/[.AB47]" office:value-type="float" office:value="61.5" calcext:value-type="float">
            <text:p>61,5</text:p>
          </table:table-cell>
          <table:table-cell table:formula="of:=SUM([.M47];[.Q47];[.U47];[.Y47])/[.D47]" office:value-type="float" office:value="0.615" calcext:value-type="float">
            <text:p>0,6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84" calcext:value-type="float">
            <text:p>484</text:p>
          </table:table-cell>
          <table:table-cell table:formula="of:=SUM([.O47];[.S47];[.W47];[.AA47])/[.AC47]" office:value-type="float" office:value="128" calcext:value-type="float">
            <text:p>128</text:p>
          </table:table-cell>
          <table:table-cell table:formula="of:=SUM([.O47];[.S47];[.W47];[.AA47])/[.I47]" office:value-type="float" office:value="0.264462809917355" calcext:value-type="float">
            <text:p>0,264462809917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COUNTIF(([.L47]~[.P47]~[.T47]~[.X47]);&quot;2&quot;)" office:value-type="float" office:value="2" calcext:value-type="float">
            <text:p>2</text:p>
          </table:table-cell>
          <table:table-cell table:formula="of:=COUNTIF(([.N47]~[.R47]~[.V47]~[.Z47]);&quot;2&quot;)" office:value-type="float" office:value="1" calcext:value-type="float">
            <text:p>1</text:p>
          </table:table-cell>
          <table:table-cell table:formula="of:=IF(NOT(ISBLANK([.X47]))  ;[.X47];IF(NOT(ISBLANK([.T47]));[.T47];IF(NOT(ISBLANK([.P47]));[.P47];IF(NOT(ISBLANK([.L47]));[.L47];0))))" office:value-type="float" office:value="2" calcext:value-type="float">
            <text:p>2</text:p>
          </table:table-cell>
          <table:table-cell table:formula="of:=IF(NOT(ISBLANK([.Z47]))  ;[.Z47];IF(NOT(ISBLANK([.V47]));[.V47];IF(NOT(ISBLANK([.R47]));[.R47];IF(NOT(ISBLANK([.AE47]));[.AE4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table:formula="of:=SUM([.M48];[.Q48];[.U48];[.Y48])/[.AB48]" office:value-type="float" office:value="12.5" calcext:value-type="float">
            <text:p>12,5</text:p>
          </table:table-cell>
          <table:table-cell table:formula="of:=SUM([.M48];[.Q48];[.U48];[.Y48])/[.D48]" office:value-type="float" office:value="0.0504032258064516" calcext:value-type="float">
            <text:p>0,050403225806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SUM([.O48];[.S48];[.W48];[.AA48])/[.AC48]" office:value-type="float" office:value="10" calcext:value-type="float">
            <text:p>10</text:p>
          </table:table-cell>
          <table:table-cell table:formula="of:=SUM([.O48];[.S48];[.W48];[.AA48])/[.I48]" office:value-type="float" office:value="0.0558659217877095" calcext:value-type="float">
            <text:p>0,05586592178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48]~[.P48]~[.T48]~[.X48]);&quot;2&quot;)" office:value-type="float" office:value="2" calcext:value-type="float">
            <text:p>2</text:p>
          </table:table-cell>
          <table:table-cell table:formula="of:=COUNTIF(([.N48]~[.R48]~[.V48]~[.Z48]);&quot;2&quot;)" office:value-type="float" office:value="1" calcext:value-type="float">
            <text:p>1</text:p>
          </table:table-cell>
          <table:table-cell table:formula="of:=IF(NOT(ISBLANK([.X48]))  ;[.X48];IF(NOT(ISBLANK([.T48]));[.T48];IF(NOT(ISBLANK([.P48]));[.P48];IF(NOT(ISBLANK([.L48]));[.L48];0))))" office:value-type="float" office:value="2" calcext:value-type="float">
            <text:p>2</text:p>
          </table:table-cell>
          <table:table-cell table:formula="of:=IF(NOT(ISBLANK([.Z48]))  ;[.Z48];IF(NOT(ISBLANK([.V48]));[.V48];IF(NOT(ISBLANK([.R48]));[.R48];IF(NOT(ISBLANK([.AE48]));[.AE48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formula="of:=SUM([.M49];[.Q49];[.U49];[.Y49])/[.AB49]" office:value-type="float" office:value="12.5" calcext:value-type="float">
            <text:p>12,5</text:p>
          </table:table-cell>
          <table:table-cell table:formula="of:=SUM([.M49];[.Q49];[.U49];[.Y49])/[.D49]" office:value-type="float" office:value="0.0915750915750916" calcext:value-type="float">
            <text:p>0,0915750915750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formula="of:=SUM([.O49];[.S49];[.W49];[.AA49])/[.AC49]" office:value-type="float" office:value="25" calcext:value-type="float">
            <text:p>25</text:p>
          </table:table-cell>
          <table:table-cell table:formula="of:=SUM([.O49];[.S49];[.W49];[.AA49])/[.I49]" office:value-type="float" office:value="0.100401606425703" calcext:value-type="float">
            <text:p>0,100401606425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49]~[.P49]~[.T49]~[.X49]);&quot;2&quot;)" office:value-type="float" office:value="2" calcext:value-type="float">
            <text:p>2</text:p>
          </table:table-cell>
          <table:table-cell table:formula="of:=COUNTIF(([.N49]~[.R49]~[.V49]~[.Z49]);&quot;2&quot;)" office:value-type="float" office:value="2" calcext:value-type="float">
            <text:p>2</text:p>
          </table:table-cell>
          <table:table-cell table:formula="of:=IF(NOT(ISBLANK([.X49]))  ;[.X49];IF(NOT(ISBLANK([.T49]));[.T49];IF(NOT(ISBLANK([.P49]));[.P49];IF(NOT(ISBLANK([.L49]));[.L49];0))))" office:value-type="float" office:value="0" calcext:value-type="float">
            <text:p>0</text:p>
          </table:table-cell>
          <table:table-cell table:formula="of:=IF(NOT(ISBLANK([.Z49]))  ;[.Z49];IF(NOT(ISBLANK([.V49]));[.V49];IF(NOT(ISBLANK([.R49]));[.R49];IF(NOT(ISBLANK([.AE49]));[.AE49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formula="of:=SUM([.M50];[.Q50];[.U50];[.Y50])/[.AB50]" office:value-type="float" office:value="32.5" calcext:value-type="float">
            <text:p>32,5</text:p>
          </table:table-cell>
          <table:table-cell table:formula="of:=SUM([.M50];[.Q50];[.U50];[.Y50])/[.D50]" office:value-type="float" office:value="0.152224824355972" calcext:value-type="float">
            <text:p>0,1522248243559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formula="of:=SUM([.O50];[.S50];[.W50];[.AA50])/[.AC50]" office:value-type="float" office:value="25" calcext:value-type="float">
            <text:p>25</text:p>
          </table:table-cell>
          <table:table-cell table:formula="of:=SUM([.O50];[.S50];[.W50];[.AA50])/[.I50]" office:value-type="float" office:value="0.252525252525252" calcext:value-type="float">
            <text:p>0,2525252525252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50]~[.P50]~[.T50]~[.X50]);&quot;2&quot;)" office:value-type="float" office:value="2" calcext:value-type="float">
            <text:p>2</text:p>
          </table:table-cell>
          <table:table-cell table:formula="of:=COUNTIF(([.N50]~[.R50]~[.V50]~[.Z50]);&quot;2&quot;)" office:value-type="float" office:value="2" calcext:value-type="float">
            <text:p>2</text:p>
          </table:table-cell>
          <table:table-cell table:formula="of:=IF(NOT(ISBLANK([.X50]))  ;[.X50];IF(NOT(ISBLANK([.T50]));[.T50];IF(NOT(ISBLANK([.P50]));[.P50];IF(NOT(ISBLANK([.L50]));[.L50];0))))" office:value-type="float" office:value="1" calcext:value-type="float">
            <text:p>1</text:p>
          </table:table-cell>
          <table:table-cell table:formula="of:=IF(NOT(ISBLANK([.Z50]))  ;[.Z50];IF(NOT(ISBLANK([.V50]));[.V50];IF(NOT(ISBLANK([.R50]));[.R50];IF(NOT(ISBLANK([.AE50]));[.AE5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 table:formula="of:=SUM([.M51];[.Q51];[.U51];[.Y51])/[.AB51]" office:value-type="float" office:value="12.5" calcext:value-type="float">
            <text:p>12,5</text:p>
          </table:table-cell>
          <table:table-cell table:formula="of:=SUM([.M51];[.Q51];[.U51];[.Y51])/[.D51]" office:value-type="float" office:value="0.0531914893617021" calcext:value-type="float">
            <text:p>0,0531914893617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formula="of:=SUM([.O51];[.S51];[.W51];[.AA51])/[.AC51]" office:value-type="float" office:value="10" calcext:value-type="float">
            <text:p>10</text:p>
          </table:table-cell>
          <table:table-cell table:formula="of:=SUM([.O51];[.S51];[.W51];[.AA51])/[.I51]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51]~[.P51]~[.T51]~[.X51]);&quot;2&quot;)" office:value-type="float" office:value="2" calcext:value-type="float">
            <text:p>2</text:p>
          </table:table-cell>
          <table:table-cell table:formula="of:=COUNTIF(([.N51]~[.R51]~[.V51]~[.Z51]);&quot;2&quot;)" office:value-type="float" office:value="1" calcext:value-type="float">
            <text:p>1</text:p>
          </table:table-cell>
          <table:table-cell table:formula="of:=IF(NOT(ISBLANK([.X51]))  ;[.X51];IF(NOT(ISBLANK([.T51]));[.T51];IF(NOT(ISBLANK([.P51]));[.P51];IF(NOT(ISBLANK([.L51]));[.L51];0))))" office:value-type="float" office:value="2" calcext:value-type="float">
            <text:p>2</text:p>
          </table:table-cell>
          <table:table-cell table:formula="of:=IF(NOT(ISBLANK([.Z51]))  ;[.Z51];IF(NOT(ISBLANK([.V51]));[.V51];IF(NOT(ISBLANK([.R51]));[.R51];IF(NOT(ISBLANK([.AE51]));[.AE5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formula="of:=SUM([.M52];[.Q52];[.U52];[.Y52])/[.AB52]" office:value-type="float" office:value="24" calcext:value-type="float">
            <text:p>24</text:p>
          </table:table-cell>
          <table:table-cell table:formula="of:=SUM([.M52];[.Q52];[.U52];[.Y52])/[.D52]" office:value-type="float" office:value="0.175182481751825" calcext:value-type="float">
            <text:p>0,1751824817518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table:formula="of:=SUM([.O52];[.S52];[.W52];[.AA52])/[.AC52]" office:value-type="float" office:value="16.5" calcext:value-type="float">
            <text:p>16,5</text:p>
          </table:table-cell>
          <table:table-cell table:formula="of:=SUM([.O52];[.S52];[.W52];[.AA52])/[.I52]" office:value-type="float" office:value="0.180327868852459" calcext:value-type="float">
            <text:p>0,180327868852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formula="of:=COUNTIF(([.L52]~[.P52]~[.T52]~[.X52]);&quot;2&quot;)" office:value-type="float" office:value="2" calcext:value-type="float">
            <text:p>2</text:p>
          </table:table-cell>
          <table:table-cell table:formula="of:=COUNTIF(([.N52]~[.R52]~[.V52]~[.Z52]);&quot;2&quot;)" office:value-type="float" office:value="2" calcext:value-type="float">
            <text:p>2</text:p>
          </table:table-cell>
          <table:table-cell table:formula="of:=IF(NOT(ISBLANK([.X52]))  ;[.X52];IF(NOT(ISBLANK([.T52]));[.T52];IF(NOT(ISBLANK([.P52]));[.P52];IF(NOT(ISBLANK([.L52]));[.L52];0))))" office:value-type="float" office:value="1" calcext:value-type="float">
            <text:p>1</text:p>
          </table:table-cell>
          <table:table-cell table:formula="of:=IF(NOT(ISBLANK([.Z52]))  ;[.Z52];IF(NOT(ISBLANK([.V52]));[.V52];IF(NOT(ISBLANK([.R52]));[.R52];IF(NOT(ISBLANK([.AE52]));[.AE5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formula="of:=SUM([.M53];[.Q53];[.U53];[.Y53])/[.AB53]" office:value-type="float" office:value="12.5" calcext:value-type="float">
            <text:p>12,5</text:p>
          </table:table-cell>
          <table:table-cell table:formula="of:=SUM([.M53];[.Q53];[.U53];[.Y53])/[.D53]" office:value-type="float" office:value="0.0905797101449275" calcext:value-type="float">
            <text:p>0,0905797101449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table:formula="of:=SUM([.O53];[.S53];[.W53];[.AA53])/[.AC53]" office:value-type="float" office:value="25" calcext:value-type="float">
            <text:p>25</text:p>
          </table:table-cell>
          <table:table-cell table:formula="of:=SUM([.O53];[.S53];[.W53];[.AA53])/[.I53]" office:value-type="float" office:value="0.106609808102345" calcext:value-type="float">
            <text:p>0,1066098081023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53]~[.P53]~[.T53]~[.X53]);&quot;2&quot;)" office:value-type="float" office:value="2" calcext:value-type="float">
            <text:p>2</text:p>
          </table:table-cell>
          <table:table-cell table:formula="of:=COUNTIF(([.N53]~[.R53]~[.V53]~[.Z53]);&quot;2&quot;)" office:value-type="float" office:value="2" calcext:value-type="float">
            <text:p>2</text:p>
          </table:table-cell>
          <table:table-cell table:formula="of:=IF(NOT(ISBLANK([.X53]))  ;[.X53];IF(NOT(ISBLANK([.T53]));[.T53];IF(NOT(ISBLANK([.P53]));[.P53];IF(NOT(ISBLANK([.L53]));[.L53];0))))" office:value-type="float" office:value="0" calcext:value-type="float">
            <text:p>0</text:p>
          </table:table-cell>
          <table:table-cell table:formula="of:=IF(NOT(ISBLANK([.Z53]))  ;[.Z53];IF(NOT(ISBLANK([.V53]));[.V53];IF(NOT(ISBLANK([.R53]));[.R53];IF(NOT(ISBLANK([.AE53]));[.AE5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table:formula="of:=SUM([.M54];[.Q54];[.U54];[.Y54])/[.AB54]" office:value-type="float" office:value="32.5" calcext:value-type="float">
            <text:p>32,5</text:p>
          </table:table-cell>
          <table:table-cell table:formula="of:=SUM([.M54];[.Q54];[.U54];[.Y54])/[.D54]" office:value-type="float" office:value="0.149425287356322" calcext:value-type="float">
            <text:p>0,1494252873563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table:formula="of:=SUM([.O54];[.S54];[.W54];[.AA54])/[.AC54]" office:value-type="float" office:value="25" calcext:value-type="float">
            <text:p>25</text:p>
          </table:table-cell>
          <table:table-cell table:formula="of:=SUM([.O54];[.S54];[.W54];[.AA54])/[.I54]" office:value-type="float" office:value="0.261780104712042" calcext:value-type="float">
            <text:p>0,2617801047120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54]~[.P54]~[.T54]~[.X54]);&quot;2&quot;)" office:value-type="float" office:value="2" calcext:value-type="float">
            <text:p>2</text:p>
          </table:table-cell>
          <table:table-cell table:formula="of:=COUNTIF(([.N54]~[.R54]~[.V54]~[.Z54]);&quot;2&quot;)" office:value-type="float" office:value="2" calcext:value-type="float">
            <text:p>2</text:p>
          </table:table-cell>
          <table:table-cell table:formula="of:=IF(NOT(ISBLANK([.X54]))  ;[.X54];IF(NOT(ISBLANK([.T54]));[.T54];IF(NOT(ISBLANK([.P54]));[.P54];IF(NOT(ISBLANK([.L54]));[.L54];0))))" office:value-type="float" office:value="1" calcext:value-type="float">
            <text:p>1</text:p>
          </table:table-cell>
          <table:table-cell table:formula="of:=IF(NOT(ISBLANK([.Z54]))  ;[.Z54];IF(NOT(ISBLANK([.V54]));[.V54];IF(NOT(ISBLANK([.R54]));[.R54];IF(NOT(ISBLANK([.AE54]));[.AE5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formula="of:=SUM([.M55];[.Q55];[.U55];[.Y55])/[.AB55]" office:value-type="float" office:value="12.5" calcext:value-type="float">
            <text:p>12,5</text:p>
          </table:table-cell>
          <table:table-cell table:formula="of:=SUM([.M55];[.Q55];[.U55];[.Y55])/[.D55]" office:value-type="float" office:value="0.510204081632653" calcext:value-type="float">
            <text:p>0,5102040816326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formula="of:=SUM([.O55];[.S55];[.W55];[.AA55])/[.AC55]" office:value-type="float" office:value="30" calcext:value-type="float">
            <text:p>30</text:p>
          </table:table-cell>
          <table:table-cell table:formula="of:=SUM([.O55];[.S55];[.W55];[.AA55])/[.I55]" office:value-type="float" office:value="0.0925925925925926" calcext:value-type="float">
            <text:p>0,0925925925925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55]~[.P55]~[.T55]~[.X55]);&quot;2&quot;)" office:value-type="float" office:value="2" calcext:value-type="float">
            <text:p>2</text:p>
          </table:table-cell>
          <table:table-cell table:formula="of:=COUNTIF(([.N55]~[.R55]~[.V55]~[.Z55]);&quot;2&quot;)" office:value-type="float" office:value="1" calcext:value-type="float">
            <text:p>1</text:p>
          </table:table-cell>
          <table:table-cell table:formula="of:=IF(NOT(ISBLANK([.X55]))  ;[.X55];IF(NOT(ISBLANK([.T55]));[.T55];IF(NOT(ISBLANK([.P55]));[.P55];IF(NOT(ISBLANK([.L55]));[.L55];0))))" office:value-type="float" office:value="2" calcext:value-type="float">
            <text:p>2</text:p>
          </table:table-cell>
          <table:table-cell table:formula="of:=IF(NOT(ISBLANK([.Z55]))  ;[.Z55];IF(NOT(ISBLANK([.V55]));[.V55];IF(NOT(ISBLANK([.R55]));[.R55];IF(NOT(ISBLANK([.AE55]));[.AE5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SUM([.M56];[.Q56];[.U56];[.Y56])/[.AB56]" office:value-type="float" office:value="10" calcext:value-type="float">
            <text:p>10</text:p>
          </table:table-cell>
          <table:table-cell table:formula="of:=SUM([.M56];[.Q56];[.U56];[.Y56])/[.D56]" office:value-type="float" office:value="0.294117647058823" calcext:value-type="float">
            <text:p>0,2941176470588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formula="of:=SUM([.O56];[.S56];[.W56];[.AA56])/[.AC56]" office:value-type="float" office:value="10" calcext:value-type="float">
            <text:p>10</text:p>
          </table:table-cell>
          <table:table-cell table:formula="of:=SUM([.O56];[.S56];[.W56];[.AA56])/[.I56]" office:value-type="float" office:value="0.0643086816720257" calcext:value-type="float">
            <text:p>0,0643086816720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COUNTIF(([.L56]~[.P56]~[.T56]~[.X56]);&quot;2&quot;)" office:value-type="float" office:value="2" calcext:value-type="float">
            <text:p>2</text:p>
          </table:table-cell>
          <table:table-cell table:formula="of:=COUNTIF(([.N56]~[.R56]~[.V56]~[.Z56]);&quot;2&quot;)" office:value-type="float" office:value="2" calcext:value-type="float">
            <text:p>2</text:p>
          </table:table-cell>
          <table:table-cell table:formula="of:=IF(NOT(ISBLANK([.X56]))  ;[.X56];IF(NOT(ISBLANK([.T56]));[.T56];IF(NOT(ISBLANK([.P56]));[.P56];IF(NOT(ISBLANK([.L56]));[.L56];0))))" office:value-type="float" office:value="1" calcext:value-type="float">
            <text:p>1</text:p>
          </table:table-cell>
          <table:table-cell table:formula="of:=IF(NOT(ISBLANK([.Z56]))  ;[.Z56];IF(NOT(ISBLANK([.V56]));[.V56];IF(NOT(ISBLANK([.R56]));[.R56];IF(NOT(ISBLANK([.AE56]));[.AE5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formula="of:=SUM([.M57];[.Q57];[.U57];[.Y57])/[.AB57]" office:value-type="float" office:value="12.5" calcext:value-type="float">
            <text:p>12,5</text:p>
          </table:table-cell>
          <table:table-cell table:formula="of:=SUM([.M57];[.Q57];[.U57];[.Y57])/[.D57]" office:value-type="float" office:value="0.0681198910081744" calcext:value-type="float">
            <text:p>0,068119891008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formula="of:=SUM([.O57];[.S57];[.W57];[.AA57])/[.AC57]" office:value-type="float" office:value="10" calcext:value-type="float">
            <text:p>10</text:p>
          </table:table-cell>
          <table:table-cell table:formula="of:=SUM([.O57];[.S57];[.W57];[.AA57])/[.I57]" office:value-type="float" office:value="0.0520833333333333" calcext:value-type="float">
            <text:p>0,05208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57]~[.P57]~[.T57]~[.X57]);&quot;2&quot;)" office:value-type="float" office:value="2" calcext:value-type="float">
            <text:p>2</text:p>
          </table:table-cell>
          <table:table-cell table:formula="of:=COUNTIF(([.N57]~[.R57]~[.V57]~[.Z57]);&quot;2&quot;)" office:value-type="float" office:value="1" calcext:value-type="float">
            <text:p>1</text:p>
          </table:table-cell>
          <table:table-cell table:formula="of:=IF(NOT(ISBLANK([.X57]))  ;[.X57];IF(NOT(ISBLANK([.T57]));[.T57];IF(NOT(ISBLANK([.P57]));[.P57];IF(NOT(ISBLANK([.L57]));[.L57];0))))" office:value-type="float" office:value="2" calcext:value-type="float">
            <text:p>2</text:p>
          </table:table-cell>
          <table:table-cell table:formula="of:=IF(NOT(ISBLANK([.Z57]))  ;[.Z57];IF(NOT(ISBLANK([.V57]));[.V57];IF(NOT(ISBLANK([.R57]));[.R57];IF(NOT(ISBLANK([.AE57]));[.AE57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table:formula="of:=SUM([.M58];[.Q58];[.U58];[.Y58])/[.AB58]" office:value-type="float" office:value="12.5" calcext:value-type="float">
            <text:p>12,5</text:p>
          </table:table-cell>
          <table:table-cell table:formula="of:=SUM([.M58];[.Q58];[.U58];[.Y58])/[.D58]" office:value-type="float" office:value="0.0570776255707763" calcext:value-type="float">
            <text:p>0,0570776255707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formula="of:=SUM([.O58];[.S58];[.W58];[.AA58])/[.AC58]" office:value-type="float" office:value="25" calcext:value-type="float">
            <text:p>25</text:p>
          </table:table-cell>
          <table:table-cell table:formula="of:=SUM([.O58];[.S58];[.W58];[.AA58])/[.I58]" office:value-type="float" office:value="0.28735632183908" calcext:value-type="float">
            <text:p>0,287356321839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58]~[.P58]~[.T58]~[.X58]);&quot;2&quot;)" office:value-type="float" office:value="2" calcext:value-type="float">
            <text:p>2</text:p>
          </table:table-cell>
          <table:table-cell table:formula="of:=COUNTIF(([.N58]~[.R58]~[.V58]~[.Z58]);&quot;2&quot;)" office:value-type="float" office:value="2" calcext:value-type="float">
            <text:p>2</text:p>
          </table:table-cell>
          <table:table-cell table:formula="of:=IF(NOT(ISBLANK([.X58]))  ;[.X58];IF(NOT(ISBLANK([.T58]));[.T58];IF(NOT(ISBLANK([.P58]));[.P58];IF(NOT(ISBLANK([.L58]));[.L58];0))))" office:value-type="float" office:value="0" calcext:value-type="float">
            <text:p>0</text:p>
          </table:table-cell>
          <table:table-cell table:formula="of:=IF(NOT(ISBLANK([.Z58]))  ;[.Z58];IF(NOT(ISBLANK([.V58]));[.V58];IF(NOT(ISBLANK([.R58]));[.R58];IF(NOT(ISBLANK([.AE58]));[.AE5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table:formula="of:=SUM([.M59];[.Q59];[.U59];[.Y59])/[.AB59]" office:value-type="float" office:value="12.5" calcext:value-type="float">
            <text:p>12,5</text:p>
          </table:table-cell>
          <table:table-cell table:formula="of:=SUM([.M59];[.Q59];[.U59];[.Y59])/[.D59]" office:value-type="float" office:value="0.0593824228028504" calcext:value-type="float">
            <text:p>0,059382422802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table:formula="of:=SUM([.O59];[.S59];[.W59];[.AA59])/[.AC59]" office:value-type="float" office:value="30" calcext:value-type="float">
            <text:p>30</text:p>
          </table:table-cell>
          <table:table-cell table:formula="of:=SUM([.O59];[.S59];[.W59];[.AA59])/[.I59]" office:value-type="float" office:value="0.11070110701107" calcext:value-type="float">
            <text:p>0,11070110701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59]~[.P59]~[.T59]~[.X59]);&quot;2&quot;)" office:value-type="float" office:value="2" calcext:value-type="float">
            <text:p>2</text:p>
          </table:table-cell>
          <table:table-cell table:formula="of:=COUNTIF(([.N59]~[.R59]~[.V59]~[.Z59]);&quot;2&quot;)" office:value-type="float" office:value="1" calcext:value-type="float">
            <text:p>1</text:p>
          </table:table-cell>
          <table:table-cell table:formula="of:=IF(NOT(ISBLANK([.X59]))  ;[.X59];IF(NOT(ISBLANK([.T59]));[.T59];IF(NOT(ISBLANK([.P59]));[.P59];IF(NOT(ISBLANK([.L59]));[.L59];0))))" office:value-type="float" office:value="2" calcext:value-type="float">
            <text:p>2</text:p>
          </table:table-cell>
          <table:table-cell table:formula="of:=IF(NOT(ISBLANK([.Z59]))  ;[.Z59];IF(NOT(ISBLANK([.V59]));[.V59];IF(NOT(ISBLANK([.R59]));[.R59];IF(NOT(ISBLANK([.AE59]));[.AE5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formula="of:=SUM([.M60];[.Q60];[.U60];[.Y60])/[.AB60]" office:value-type="float" office:value="12.5" calcext:value-type="float">
            <text:p>12,5</text:p>
          </table:table-cell>
          <table:table-cell table:formula="of:=SUM([.M60];[.Q60];[.U60];[.Y60])/[.D60]" office:value-type="float" office:value="0.0656167979002625" calcext:value-type="float">
            <text:p>0,0656167979002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formula="of:=SUM([.O60];[.S60];[.W60];[.AA60])/[.AC60]" office:value-type="float" office:value="10" calcext:value-type="float">
            <text:p>10</text:p>
          </table:table-cell>
          <table:table-cell table:formula="of:=SUM([.O60];[.S60];[.W60];[.AA60])/[.I60]" office:value-type="float" office:value="0.0649350649350649" calcext:value-type="float">
            <text:p>0,0649350649350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0]~[.P60]~[.T60]~[.X60]);&quot;2&quot;)" office:value-type="float" office:value="2" calcext:value-type="float">
            <text:p>2</text:p>
          </table:table-cell>
          <table:table-cell table:formula="of:=COUNTIF(([.N60]~[.R60]~[.V60]~[.Z60]);&quot;2&quot;)" office:value-type="float" office:value="1" calcext:value-type="float">
            <text:p>1</text:p>
          </table:table-cell>
          <table:table-cell table:formula="of:=IF(NOT(ISBLANK([.X60]))  ;[.X60];IF(NOT(ISBLANK([.T60]));[.T60];IF(NOT(ISBLANK([.P60]));[.P60];IF(NOT(ISBLANK([.L60]));[.L60];0))))" office:value-type="float" office:value="2" calcext:value-type="float">
            <text:p>2</text:p>
          </table:table-cell>
          <table:table-cell table:formula="of:=IF(NOT(ISBLANK([.Z60]))  ;[.Z60];IF(NOT(ISBLANK([.V60]));[.V60];IF(NOT(ISBLANK([.R60]));[.R60];IF(NOT(ISBLANK([.AE60]));[.AE6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formula="of:=SUM([.M61];[.Q61];[.U61];[.Y61])/[.AB61]" office:value-type="float" office:value="12.5" calcext:value-type="float">
            <text:p>12,5</text:p>
          </table:table-cell>
          <table:table-cell table:formula="of:=SUM([.M61];[.Q61];[.U61];[.Y61])/[.D61]" office:value-type="float" office:value="0.101626016260163" calcext:value-type="float">
            <text:p>0,1016260162601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table:formula="of:=SUM([.O61];[.S61];[.W61];[.AA61])/[.AC61]" office:value-type="float" office:value="10" calcext:value-type="float">
            <text:p>10</text:p>
          </table:table-cell>
          <table:table-cell table:formula="of:=SUM([.O61];[.S61];[.W61];[.AA61])/[.I61]" office:value-type="float" office:value="0.0675675675675676" calcext:value-type="float">
            <text:p>0,0675675675675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1]~[.P61]~[.T61]~[.X61]);&quot;2&quot;)" office:value-type="float" office:value="2" calcext:value-type="float">
            <text:p>2</text:p>
          </table:table-cell>
          <table:table-cell table:formula="of:=COUNTIF(([.N61]~[.R61]~[.V61]~[.Z61]);&quot;2&quot;)" office:value-type="float" office:value="1" calcext:value-type="float">
            <text:p>1</text:p>
          </table:table-cell>
          <table:table-cell table:formula="of:=IF(NOT(ISBLANK([.X61]))  ;[.X61];IF(NOT(ISBLANK([.T61]));[.T61];IF(NOT(ISBLANK([.P61]));[.P61];IF(NOT(ISBLANK([.L61]));[.L61];0))))" office:value-type="float" office:value="2" calcext:value-type="float">
            <text:p>2</text:p>
          </table:table-cell>
          <table:table-cell table:formula="of:=IF(NOT(ISBLANK([.Z61]))  ;[.Z61];IF(NOT(ISBLANK([.V61]));[.V61];IF(NOT(ISBLANK([.R61]));[.R61];IF(NOT(ISBLANK([.AE61]));[.AE6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table:formula="of:=SUM([.M62];[.Q62];[.U62];[.Y62])/[.AB62]" office:value-type="float" office:value="12.5" calcext:value-type="float">
            <text:p>12,5</text:p>
          </table:table-cell>
          <table:table-cell table:formula="of:=SUM([.M62];[.Q62];[.U62];[.Y62])/[.D62]" office:value-type="float" office:value="0.068870523415978" calcext:value-type="float">
            <text:p>0,0688705234159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formula="of:=SUM([.O62];[.S62];[.W62];[.AA62])/[.AC62]" office:value-type="float" office:value="10" calcext:value-type="float">
            <text:p>10</text:p>
          </table:table-cell>
          <table:table-cell table:formula="of:=SUM([.O62];[.S62];[.W62];[.AA62])/[.I62]" office:value-type="float" office:value="0.04149377593361" calcext:value-type="float">
            <text:p>0,04149377593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2]~[.P62]~[.T62]~[.X62]);&quot;2&quot;)" office:value-type="float" office:value="2" calcext:value-type="float">
            <text:p>2</text:p>
          </table:table-cell>
          <table:table-cell table:formula="of:=COUNTIF(([.N62]~[.R62]~[.V62]~[.Z62]);&quot;2&quot;)" office:value-type="float" office:value="1" calcext:value-type="float">
            <text:p>1</text:p>
          </table:table-cell>
          <table:table-cell table:formula="of:=IF(NOT(ISBLANK([.X62]))  ;[.X62];IF(NOT(ISBLANK([.T62]));[.T62];IF(NOT(ISBLANK([.P62]));[.P62];IF(NOT(ISBLANK([.L62]));[.L62];0))))" office:value-type="float" office:value="2" calcext:value-type="float">
            <text:p>2</text:p>
          </table:table-cell>
          <table:table-cell table:formula="of:=IF(NOT(ISBLANK([.Z62]))  ;[.Z62];IF(NOT(ISBLANK([.V62]));[.V62];IF(NOT(ISBLANK([.R62]));[.R62];IF(NOT(ISBLANK([.AE62]));[.AE62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formula="of:=SUM([.M63];[.Q63];[.U63];[.Y63])/[.AB63]" office:value-type="float" office:value="12.5" calcext:value-type="float">
            <text:p>12,5</text:p>
          </table:table-cell>
          <table:table-cell table:formula="of:=SUM([.M63];[.Q63];[.U63];[.Y63])/[.D63]" office:value-type="float" office:value="0.0628140703517588" calcext:value-type="float">
            <text:p>0,0628140703517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table:formula="of:=SUM([.O63];[.S63];[.W63];[.AA63])/[.AC63]" office:value-type="float" office:value="10" calcext:value-type="float">
            <text:p>10</text:p>
          </table:table-cell>
          <table:table-cell table:formula="of:=SUM([.O63];[.S63];[.W63];[.AA63])/[.I63]" office:value-type="float" office:value="0.0735294117647059" calcext:value-type="float">
            <text:p>0,0735294117647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3]~[.P63]~[.T63]~[.X63]);&quot;2&quot;)" office:value-type="float" office:value="2" calcext:value-type="float">
            <text:p>2</text:p>
          </table:table-cell>
          <table:table-cell table:formula="of:=COUNTIF(([.N63]~[.R63]~[.V63]~[.Z63]);&quot;2&quot;)" office:value-type="float" office:value="1" calcext:value-type="float">
            <text:p>1</text:p>
          </table:table-cell>
          <table:table-cell table:formula="of:=IF(NOT(ISBLANK([.X63]))  ;[.X63];IF(NOT(ISBLANK([.T63]));[.T63];IF(NOT(ISBLANK([.P63]));[.P63];IF(NOT(ISBLANK([.L63]));[.L63];0))))" office:value-type="float" office:value="2" calcext:value-type="float">
            <text:p>2</text:p>
          </table:table-cell>
          <table:table-cell table:formula="of:=IF(NOT(ISBLANK([.Z63]))  ;[.Z63];IF(NOT(ISBLANK([.V63]));[.V63];IF(NOT(ISBLANK([.R63]));[.R63];IF(NOT(ISBLANK([.AE63]));[.AE6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table:formula="of:=SUM([.M64];[.Q64];[.U64];[.Y64])/[.AB64]" office:value-type="float" office:value="12.5" calcext:value-type="float">
            <text:p>12,5</text:p>
          </table:table-cell>
          <table:table-cell table:formula="of:=SUM([.M64];[.Q64];[.U64];[.Y64])/[.D64]" office:value-type="float" office:value="0.0644329896907216" calcext:value-type="float">
            <text:p>0,0644329896907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formula="of:=SUM([.O64];[.S64];[.W64];[.AA64])/[.AC64]" office:value-type="float" office:value="10" calcext:value-type="float">
            <text:p>10</text:p>
          </table:table-cell>
          <table:table-cell table:formula="of:=SUM([.O64];[.S64];[.W64];[.AA64])/[.I64]" office:value-type="float" office:value="0.0321543408360129" calcext:value-type="float">
            <text:p>0,0321543408360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4]~[.P64]~[.T64]~[.X64]);&quot;2&quot;)" office:value-type="float" office:value="2" calcext:value-type="float">
            <text:p>2</text:p>
          </table:table-cell>
          <table:table-cell table:formula="of:=COUNTIF(([.N64]~[.R64]~[.V64]~[.Z64]);&quot;2&quot;)" office:value-type="float" office:value="1" calcext:value-type="float">
            <text:p>1</text:p>
          </table:table-cell>
          <table:table-cell table:formula="of:=IF(NOT(ISBLANK([.X64]))  ;[.X64];IF(NOT(ISBLANK([.T64]));[.T64];IF(NOT(ISBLANK([.P64]));[.P64];IF(NOT(ISBLANK([.L64]));[.L64];0))))" office:value-type="float" office:value="2" calcext:value-type="float">
            <text:p>2</text:p>
          </table:table-cell>
          <table:table-cell table:formula="of:=IF(NOT(ISBLANK([.Z64]))  ;[.Z64];IF(NOT(ISBLANK([.V64]));[.V64];IF(NOT(ISBLANK([.R64]));[.R64];IF(NOT(ISBLANK([.AE64]));[.AE6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SUM([.M65];[.Q65];[.U65];[.Y65])/[.AB65]" office:value-type="float" office:value="18.5" calcext:value-type="float">
            <text:p>18,5</text:p>
          </table:table-cell>
          <table:table-cell table:formula="of:=SUM([.M65];[.Q65];[.U65];[.Y65])/[.D65]" office:value-type="float" office:value="0.711538461538462" calcext:value-type="float">
            <text:p>0,7115384615384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formula="of:=SUM([.O65];[.S65];[.W65];[.AA65])/[.AC65]" office:value-type="float" office:value="42" calcext:value-type="float">
            <text:p>42</text:p>
          </table:table-cell>
          <table:table-cell table:formula="of:=SUM([.O65];[.S65];[.W65];[.AA65])/[.I65]" office:value-type="float" office:value="0.253012048192771" calcext:value-type="float">
            <text:p>0,253012048192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formula="of:=COUNTIF(([.L65]~[.P65]~[.T65]~[.X65]);&quot;2&quot;)" office:value-type="float" office:value="2" calcext:value-type="float">
            <text:p>2</text:p>
          </table:table-cell>
          <table:table-cell table:formula="of:=COUNTIF(([.N65]~[.R65]~[.V65]~[.Z65]);&quot;2&quot;)" office:value-type="float" office:value="1" calcext:value-type="float">
            <text:p>1</text:p>
          </table:table-cell>
          <table:table-cell table:formula="of:=IF(NOT(ISBLANK([.X65]))  ;[.X65];IF(NOT(ISBLANK([.T65]));[.T65];IF(NOT(ISBLANK([.P65]));[.P65];IF(NOT(ISBLANK([.L65]));[.L65];0))))" office:value-type="float" office:value="2" calcext:value-type="float">
            <text:p>2</text:p>
          </table:table-cell>
          <table:table-cell table:formula="of:=IF(NOT(ISBLANK([.Z65]))  ;[.Z65];IF(NOT(ISBLANK([.V65]));[.V65];IF(NOT(ISBLANK([.R65]));[.R65];IF(NOT(ISBLANK([.AE65]));[.AE6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formula="of:=SUM([.M66];[.Q66];[.U66];[.Y66])/[.AB66]" office:value-type="float" office:value="12.5" calcext:value-type="float">
            <text:p>12,5</text:p>
          </table:table-cell>
          <table:table-cell table:formula="of:=SUM([.M66];[.Q66];[.U66];[.Y66])/[.D66]" office:value-type="float" office:value="0.0586854460093897" calcext:value-type="float">
            <text:p>0,058685446009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SUM([.O66];[.S66];[.W66];[.AA66])/[.AC66]" office:value-type="float" office:value="10" calcext:value-type="float">
            <text:p>10</text:p>
          </table:table-cell>
          <table:table-cell table:formula="of:=SUM([.O66];[.S66];[.W66];[.AA66])/[.I66]" office:value-type="float" office:value="0.0598802395209581" calcext:value-type="float">
            <text:p>0,0598802395209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6]~[.P66]~[.T66]~[.X66]);&quot;2&quot;)" office:value-type="float" office:value="2" calcext:value-type="float">
            <text:p>2</text:p>
          </table:table-cell>
          <table:table-cell table:formula="of:=COUNTIF(([.N66]~[.R66]~[.V66]~[.Z66]);&quot;2&quot;)" office:value-type="float" office:value="1" calcext:value-type="float">
            <text:p>1</text:p>
          </table:table-cell>
          <table:table-cell table:formula="of:=IF(NOT(ISBLANK([.X66]))  ;[.X66];IF(NOT(ISBLANK([.T66]));[.T66];IF(NOT(ISBLANK([.P66]));[.P66];IF(NOT(ISBLANK([.L66]));[.L66];0))))" office:value-type="float" office:value="2" calcext:value-type="float">
            <text:p>2</text:p>
          </table:table-cell>
          <table:table-cell table:formula="of:=IF(NOT(ISBLANK([.Z66]))  ;[.Z66];IF(NOT(ISBLANK([.V66]));[.V66];IF(NOT(ISBLANK([.R66]));[.R66];IF(NOT(ISBLANK([.AE66]));[.AE6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table:formula="of:=SUM([.M67];[.Q67];[.U67];[.Y67])/[.AB67]" office:value-type="float" office:value="32.5" calcext:value-type="float">
            <text:p>32,5</text:p>
          </table:table-cell>
          <table:table-cell table:formula="of:=SUM([.M67];[.Q67];[.U67];[.Y67])/[.D67]" office:value-type="float" office:value="0.141921397379913" calcext:value-type="float">
            <text:p>0,1419213973799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SUM([.O67];[.S67];[.W67];[.AA67])/[.AC67]" office:value-type="float" office:value="25" calcext:value-type="float">
            <text:p>25</text:p>
          </table:table-cell>
          <table:table-cell table:formula="of:=SUM([.O67];[.S67];[.W67];[.AA67])/[.I67]" office:value-type="float" office:value="0.602409638554217" calcext:value-type="float">
            <text:p>0,602409638554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67]~[.P67]~[.T67]~[.X67]);&quot;2&quot;)" office:value-type="float" office:value="2" calcext:value-type="float">
            <text:p>2</text:p>
          </table:table-cell>
          <table:table-cell table:formula="of:=COUNTIF(([.N67]~[.R67]~[.V67]~[.Z67]);&quot;2&quot;)" office:value-type="float" office:value="2" calcext:value-type="float">
            <text:p>2</text:p>
          </table:table-cell>
          <table:table-cell table:formula="of:=IF(NOT(ISBLANK([.X67]))  ;[.X67];IF(NOT(ISBLANK([.T67]));[.T67];IF(NOT(ISBLANK([.P67]));[.P67];IF(NOT(ISBLANK([.L67]));[.L67];0))))" office:value-type="float" office:value="1" calcext:value-type="float">
            <text:p>1</text:p>
          </table:table-cell>
          <table:table-cell table:formula="of:=IF(NOT(ISBLANK([.Z67]))  ;[.Z67];IF(NOT(ISBLANK([.V67]));[.V67];IF(NOT(ISBLANK([.R67]));[.R67];IF(NOT(ISBLANK([.AE67]));[.AE6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SUM([.M68];[.Q68];[.U68];[.Y68])/[.AB68]" office:value-type="float" office:value="13.5" calcext:value-type="float">
            <text:p>13,5</text:p>
          </table:table-cell>
          <table:table-cell table:formula="of:=SUM([.M68];[.Q68];[.U68];[.Y68])/[.D68]" office:value-type="float" office:value="0.529411764705882" calcext:value-type="float">
            <text:p>0,5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table:formula="of:=SUM([.O68];[.S68];[.W68];[.AA68])/[.AC68]" office:value-type="float" office:value="10" calcext:value-type="float">
            <text:p>10</text:p>
          </table:table-cell>
          <table:table-cell table:formula="of:=SUM([.O68];[.S68];[.W68];[.AA68])/[.I68]" office:value-type="float" office:value="0.0680272108843537" calcext:value-type="float">
            <text:p>0,0680272108843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68]~[.P68]~[.T68]~[.X68]);&quot;2&quot;)" office:value-type="float" office:value="2" calcext:value-type="float">
            <text:p>2</text:p>
          </table:table-cell>
          <table:table-cell table:formula="of:=COUNTIF(([.N68]~[.R68]~[.V68]~[.Z68]);&quot;2&quot;)" office:value-type="float" office:value="1" calcext:value-type="float">
            <text:p>1</text:p>
          </table:table-cell>
          <table:table-cell table:formula="of:=IF(NOT(ISBLANK([.X68]))  ;[.X68];IF(NOT(ISBLANK([.T68]));[.T68];IF(NOT(ISBLANK([.P68]));[.P68];IF(NOT(ISBLANK([.L68]));[.L68];0))))" office:value-type="float" office:value="2" calcext:value-type="float">
            <text:p>2</text:p>
          </table:table-cell>
          <table:table-cell table:formula="of:=IF(NOT(ISBLANK([.Z68]))  ;[.Z68];IF(NOT(ISBLANK([.V68]));[.V68];IF(NOT(ISBLANK([.R68]));[.R68];IF(NOT(ISBLANK([.AE68]));[.AE68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SUM([.M69];[.Q69];[.U69];[.Y69])/[.AB69]" office:value-type="float" office:value="13" calcext:value-type="float">
            <text:p>13</text:p>
          </table:table-cell>
          <table:table-cell table:formula="of:=SUM([.M69];[.Q69];[.U69];[.Y69])/[.D69]" office:value-type="float" office:value="0.440677966101695" calcext:value-type="float">
            <text:p>0,44067796610169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table:formula="of:=SUM([.O69];[.S69];[.W69];[.AA69])/[.AC69]" office:value-type="float" office:value="26" calcext:value-type="float">
            <text:p>26</text:p>
          </table:table-cell>
          <table:table-cell table:formula="of:=SUM([.O69];[.S69];[.W69];[.AA69])/[.I69]" office:value-type="float" office:value="0.116071428571429" calcext:value-type="float">
            <text:p>0,1160714285714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69]~[.P69]~[.T69]~[.X69]);&quot;2&quot;)" office:value-type="float" office:value="2" calcext:value-type="float">
            <text:p>2</text:p>
          </table:table-cell>
          <table:table-cell table:formula="of:=COUNTIF(([.N69]~[.R69]~[.V69]~[.Z69]);&quot;2&quot;)" office:value-type="float" office:value="2" calcext:value-type="float">
            <text:p>2</text:p>
          </table:table-cell>
          <table:table-cell table:formula="of:=IF(NOT(ISBLANK([.X69]))  ;[.X69];IF(NOT(ISBLANK([.T69]));[.T69];IF(NOT(ISBLANK([.P69]));[.P69];IF(NOT(ISBLANK([.L69]));[.L69];0))))" office:value-type="float" office:value="0" calcext:value-type="float">
            <text:p>0</text:p>
          </table:table-cell>
          <table:table-cell table:formula="of:=IF(NOT(ISBLANK([.Z69]))  ;[.Z69];IF(NOT(ISBLANK([.V69]));[.V69];IF(NOT(ISBLANK([.R69]));[.R69];IF(NOT(ISBLANK([.AE69]));[.AE69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formula="of:=SUM([.M70];[.Q70];[.U70];[.Y70])/[.AB70]" office:value-type="float" office:value="12.5" calcext:value-type="float">
            <text:p>12,5</text:p>
          </table:table-cell>
          <table:table-cell table:formula="of:=SUM([.M70];[.Q70];[.U70];[.Y70])/[.D70]" office:value-type="float" office:value="0.101626016260163" calcext:value-type="float">
            <text:p>0,1016260162601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table:formula="of:=SUM([.O70];[.S70];[.W70];[.AA70])/[.AC70]" office:value-type="float" office:value="25" calcext:value-type="float">
            <text:p>25</text:p>
          </table:table-cell>
          <table:table-cell table:formula="of:=SUM([.O70];[.S70];[.W70];[.AA70])/[.I70]" office:value-type="float" office:value="0.102669404517454" calcext:value-type="float">
            <text:p>0,1026694045174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70]~[.P70]~[.T70]~[.X70]);&quot;2&quot;)" office:value-type="float" office:value="2" calcext:value-type="float">
            <text:p>2</text:p>
          </table:table-cell>
          <table:table-cell table:formula="of:=COUNTIF(([.N70]~[.R70]~[.V70]~[.Z70]);&quot;2&quot;)" office:value-type="float" office:value="2" calcext:value-type="float">
            <text:p>2</text:p>
          </table:table-cell>
          <table:table-cell table:formula="of:=IF(NOT(ISBLANK([.X70]))  ;[.X70];IF(NOT(ISBLANK([.T70]));[.T70];IF(NOT(ISBLANK([.P70]));[.P70];IF(NOT(ISBLANK([.L70]));[.L70];0))))" office:value-type="float" office:value="0" calcext:value-type="float">
            <text:p>0</text:p>
          </table:table-cell>
          <table:table-cell table:formula="of:=IF(NOT(ISBLANK([.Z70]))  ;[.Z70];IF(NOT(ISBLANK([.V70]));[.V70];IF(NOT(ISBLANK([.R70]));[.R70];IF(NOT(ISBLANK([.AE70]));[.AE7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table:formula="of:=SUM([.M71];[.Q71];[.U71];[.Y71])/[.AB71]" office:value-type="float" office:value="12.5" calcext:value-type="float">
            <text:p>12,5</text:p>
          </table:table-cell>
          <table:table-cell table:formula="of:=SUM([.M71];[.Q71];[.U71];[.Y71])/[.D71]" office:value-type="float" office:value="0.0573394495412844" calcext:value-type="float">
            <text:p>0,057339449541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formula="of:=SUM([.O71];[.S71];[.W71];[.AA71])/[.AC71]" office:value-type="float" office:value="10" calcext:value-type="float">
            <text:p>10</text:p>
          </table:table-cell>
          <table:table-cell table:formula="of:=SUM([.O71];[.S71];[.W71];[.AA71])/[.I71]" office:value-type="float" office:value="0.0719424460431655" calcext:value-type="float">
            <text:p>0,071942446043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71]~[.P71]~[.T71]~[.X71]);&quot;2&quot;)" office:value-type="float" office:value="2" calcext:value-type="float">
            <text:p>2</text:p>
          </table:table-cell>
          <table:table-cell table:formula="of:=COUNTIF(([.N71]~[.R71]~[.V71]~[.Z71]);&quot;2&quot;)" office:value-type="float" office:value="1" calcext:value-type="float">
            <text:p>1</text:p>
          </table:table-cell>
          <table:table-cell table:formula="of:=IF(NOT(ISBLANK([.X71]))  ;[.X71];IF(NOT(ISBLANK([.T71]));[.T71];IF(NOT(ISBLANK([.P71]));[.P71];IF(NOT(ISBLANK([.L71]));[.L71];0))))" office:value-type="float" office:value="2" calcext:value-type="float">
            <text:p>2</text:p>
          </table:table-cell>
          <table:table-cell table:formula="of:=IF(NOT(ISBLANK([.Z71]))  ;[.Z71];IF(NOT(ISBLANK([.V71]));[.V71];IF(NOT(ISBLANK([.R71]));[.R71];IF(NOT(ISBLANK([.AE71]));[.AE7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table:formula="of:=SUM([.M72];[.Q72];[.U72];[.Y72])/[.AB72]" office:value-type="float" office:value="12.5" calcext:value-type="float">
            <text:p>12,5</text:p>
          </table:table-cell>
          <table:table-cell table:formula="of:=SUM([.M72];[.Q72];[.U72];[.Y72])/[.D72]" office:value-type="float" office:value="0.0530785562632696" calcext:value-type="float">
            <text:p>0,053078556263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table:formula="of:=SUM([.O72];[.S72];[.W72];[.AA72])/[.AC72]" office:value-type="float" office:value="25" calcext:value-type="float">
            <text:p>25</text:p>
          </table:table-cell>
          <table:table-cell table:formula="of:=SUM([.O72];[.S72];[.W72];[.AA72])/[.I72]" office:value-type="float" office:value="0.150602409638554" calcext:value-type="float">
            <text:p>0,1506024096385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72]~[.P72]~[.T72]~[.X72]);&quot;2&quot;)" office:value-type="float" office:value="2" calcext:value-type="float">
            <text:p>2</text:p>
          </table:table-cell>
          <table:table-cell table:formula="of:=COUNTIF(([.N72]~[.R72]~[.V72]~[.Z72]);&quot;2&quot;)" office:value-type="float" office:value="2" calcext:value-type="float">
            <text:p>2</text:p>
          </table:table-cell>
          <table:table-cell table:formula="of:=IF(NOT(ISBLANK([.X72]))  ;[.X72];IF(NOT(ISBLANK([.T72]));[.T72];IF(NOT(ISBLANK([.P72]));[.P72];IF(NOT(ISBLANK([.L72]));[.L72];0))))" office:value-type="float" office:value="0" calcext:value-type="float">
            <text:p>0</text:p>
          </table:table-cell>
          <table:table-cell table:formula="of:=IF(NOT(ISBLANK([.Z72]))  ;[.Z72];IF(NOT(ISBLANK([.V72]));[.V72];IF(NOT(ISBLANK([.R72]));[.R72];IF(NOT(ISBLANK([.AE72]));[.AE7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M73];[.Q73];[.U73];[.Y73])/[.AB73]" office:value-type="float" office:value="12.5" calcext:value-type="float">
            <text:p>12,5</text:p>
          </table:table-cell>
          <table:table-cell table:formula="of:=SUM([.M73];[.Q73];[.U73];[.Y73])/[.D73]" office:value-type="float" office:value="0.0515463917525773" calcext:value-type="float">
            <text:p>0,0515463917525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formula="of:=SUM([.O73];[.S73];[.W73];[.AA73])/[.AC73]" office:value-type="float" office:value="10" calcext:value-type="float">
            <text:p>10</text:p>
          </table:table-cell>
          <table:table-cell table:formula="of:=SUM([.O73];[.S73];[.W73];[.AA73])/[.I73]" office:value-type="float" office:value="0.0531914893617021" calcext:value-type="float">
            <text:p>0,0531914893617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73]~[.P73]~[.T73]~[.X73]);&quot;2&quot;)" office:value-type="float" office:value="2" calcext:value-type="float">
            <text:p>2</text:p>
          </table:table-cell>
          <table:table-cell table:formula="of:=COUNTIF(([.N73]~[.R73]~[.V73]~[.Z73]);&quot;2&quot;)" office:value-type="float" office:value="1" calcext:value-type="float">
            <text:p>1</text:p>
          </table:table-cell>
          <table:table-cell table:formula="of:=IF(NOT(ISBLANK([.X73]))  ;[.X73];IF(NOT(ISBLANK([.T73]));[.T73];IF(NOT(ISBLANK([.P73]));[.P73];IF(NOT(ISBLANK([.L73]));[.L73];0))))" office:value-type="float" office:value="2" calcext:value-type="float">
            <text:p>2</text:p>
          </table:table-cell>
          <table:table-cell table:formula="of:=IF(NOT(ISBLANK([.Z73]))  ;[.Z73];IF(NOT(ISBLANK([.V73]));[.V73];IF(NOT(ISBLANK([.R73]));[.R73];IF(NOT(ISBLANK([.AE73]));[.AE7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SUM([.M74];[.Q74];[.U74];[.Y74])/[.AB74]" office:value-type="float" office:value="12.5" calcext:value-type="float">
            <text:p>12,5</text:p>
          </table:table-cell>
          <table:table-cell table:formula="of:=SUM([.M74];[.Q74];[.U74];[.Y74])/[.D74]" office:value-type="float" office:value="0.09765625" calcext:value-type="float">
            <text:p>0,097656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table:formula="of:=SUM([.O74];[.S74];[.W74];[.AA74])/[.AC74]" office:value-type="float" office:value="25" calcext:value-type="float">
            <text:p>25</text:p>
          </table:table-cell>
          <table:table-cell table:formula="of:=SUM([.O74];[.S74];[.W74];[.AA74])/[.I74]" office:value-type="float" office:value="0.106837606837607" calcext:value-type="float">
            <text:p>0,1068376068376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74]~[.P74]~[.T74]~[.X74]);&quot;2&quot;)" office:value-type="float" office:value="2" calcext:value-type="float">
            <text:p>2</text:p>
          </table:table-cell>
          <table:table-cell table:formula="of:=COUNTIF(([.N74]~[.R74]~[.V74]~[.Z74]);&quot;2&quot;)" office:value-type="float" office:value="2" calcext:value-type="float">
            <text:p>2</text:p>
          </table:table-cell>
          <table:table-cell table:formula="of:=IF(NOT(ISBLANK([.X74]))  ;[.X74];IF(NOT(ISBLANK([.T74]));[.T74];IF(NOT(ISBLANK([.P74]));[.P74];IF(NOT(ISBLANK([.L74]));[.L74];0))))" office:value-type="float" office:value="0" calcext:value-type="float">
            <text:p>0</text:p>
          </table:table-cell>
          <table:table-cell table:formula="of:=IF(NOT(ISBLANK([.Z74]))  ;[.Z74];IF(NOT(ISBLANK([.V74]));[.V74];IF(NOT(ISBLANK([.R74]));[.R74];IF(NOT(ISBLANK([.AE74]));[.AE7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SUM([.M75];[.Q75];[.U75];[.Y75])/[.AB75]" office:value-type="float" office:value="12.5" calcext:value-type="float">
            <text:p>12,5</text:p>
          </table:table-cell>
          <table:table-cell table:formula="of:=SUM([.M75];[.Q75];[.U75];[.Y75])/[.D75]" office:value-type="float" office:value="0.0710227272727273" calcext:value-type="float">
            <text:p>0,0710227272727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formula="of:=SUM([.O75];[.S75];[.W75];[.AA75])/[.AC75]" office:value-type="float" office:value="10" calcext:value-type="float">
            <text:p>10</text:p>
          </table:table-cell>
          <table:table-cell table:formula="of:=SUM([.O75];[.S75];[.W75];[.AA75])/[.I75]" office:value-type="float" office:value="0.045662100456621" calcext:value-type="float">
            <text:p>0,0456621004566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75]~[.P75]~[.T75]~[.X75]);&quot;2&quot;)" office:value-type="float" office:value="2" calcext:value-type="float">
            <text:p>2</text:p>
          </table:table-cell>
          <table:table-cell table:formula="of:=COUNTIF(([.N75]~[.R75]~[.V75]~[.Z75]);&quot;2&quot;)" office:value-type="float" office:value="1" calcext:value-type="float">
            <text:p>1</text:p>
          </table:table-cell>
          <table:table-cell table:formula="of:=IF(NOT(ISBLANK([.X75]))  ;[.X75];IF(NOT(ISBLANK([.T75]));[.T75];IF(NOT(ISBLANK([.P75]));[.P75];IF(NOT(ISBLANK([.L75]));[.L75];0))))" office:value-type="float" office:value="2" calcext:value-type="float">
            <text:p>2</text:p>
          </table:table-cell>
          <table:table-cell table:formula="of:=IF(NOT(ISBLANK([.Z75]))  ;[.Z75];IF(NOT(ISBLANK([.V75]));[.V75];IF(NOT(ISBLANK([.R75]));[.R75];IF(NOT(ISBLANK([.AE75]));[.AE7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formula="of:=SUM([.M76];[.Q76];[.U76];[.Y76])/[.AB76]" office:value-type="float" office:value="46.5" calcext:value-type="float">
            <text:p>46,5</text:p>
          </table:table-cell>
          <table:table-cell table:formula="of:=SUM([.M76];[.Q76];[.U76];[.Y76])/[.D76]" office:value-type="float" office:value="0.23019801980198" calcext:value-type="float">
            <text:p>0,2301980198019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table:formula="of:=SUM([.O76];[.S76];[.W76];[.AA76])/[.AC76]" office:value-type="float" office:value="39" calcext:value-type="float">
            <text:p>39</text:p>
          </table:table-cell>
          <table:table-cell table:formula="of:=SUM([.O76];[.S76];[.W76];[.AA76])/[.I76]" office:value-type="float" office:value="0.513157894736842" calcext:value-type="float">
            <text:p>0,5131578947368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table:formula="of:=COUNTIF(([.L76]~[.P76]~[.T76]~[.X76]);&quot;2&quot;)" office:value-type="float" office:value="2" calcext:value-type="float">
            <text:p>2</text:p>
          </table:table-cell>
          <table:table-cell table:formula="of:=COUNTIF(([.N76]~[.R76]~[.V76]~[.Z76]);&quot;2&quot;)" office:value-type="float" office:value="2" calcext:value-type="float">
            <text:p>2</text:p>
          </table:table-cell>
          <table:table-cell table:formula="of:=IF(NOT(ISBLANK([.X76]))  ;[.X76];IF(NOT(ISBLANK([.T76]));[.T76];IF(NOT(ISBLANK([.P76]));[.P76];IF(NOT(ISBLANK([.L76]));[.L76];0))))" office:value-type="float" office:value="1" calcext:value-type="float">
            <text:p>1</text:p>
          </table:table-cell>
          <table:table-cell table:formula="of:=IF(NOT(ISBLANK([.Z76]))  ;[.Z76];IF(NOT(ISBLANK([.V76]));[.V76];IF(NOT(ISBLANK([.R76]));[.R76];IF(NOT(ISBLANK([.AE76]));[.AE7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SUM([.M77];[.Q77];[.U77];[.Y77])/[.AB77]" office:value-type="float" office:value="18.6666666666667" calcext:value-type="float">
            <text:p>18,6666666666667</text:p>
          </table:table-cell>
          <table:table-cell table:formula="of:=SUM([.M77];[.Q77];[.U77];[.Y77])/[.D77]" office:value-type="float" office:value="0.717948717948718" calcext:value-type="float">
            <text:p>0,7179487179487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formula="of:=SUM([.O77];[.S77];[.W77];[.AA77])/[.AC77]" office:value-type="float" office:value="33" calcext:value-type="float">
            <text:p>33</text:p>
          </table:table-cell>
          <table:table-cell table:formula="of:=SUM([.O77];[.S77];[.W77];[.AA77])/[.I77]" office:value-type="float" office:value="0.402439024390244" calcext:value-type="float">
            <text:p>0,4024390243902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COUNTIF(([.L77]~[.P77]~[.T77]~[.X77]);&quot;2&quot;)" office:value-type="float" office:value="3" calcext:value-type="float">
            <text:p>3</text:p>
          </table:table-cell>
          <table:table-cell table:formula="of:=COUNTIF(([.N77]~[.R77]~[.V77]~[.Z77]);&quot;2&quot;)" office:value-type="float" office:value="2" calcext:value-type="float">
            <text:p>2</text:p>
          </table:table-cell>
          <table:table-cell table:formula="of:=IF(NOT(ISBLANK([.X77]))  ;[.X77];IF(NOT(ISBLANK([.T77]));[.T77];IF(NOT(ISBLANK([.P77]));[.P77];IF(NOT(ISBLANK([.L77]));[.L77];0))))" office:value-type="float" office:value="2" calcext:value-type="float">
            <text:p>2</text:p>
          </table:table-cell>
          <table:table-cell table:formula="of:=IF(NOT(ISBLANK([.Z77]))  ;[.Z77];IF(NOT(ISBLANK([.V77]));[.V77];IF(NOT(ISBLANK([.R77]));[.R77];IF(NOT(ISBLANK([.AE77]));[.AE7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formula="of:=SUM([.M78];[.Q78];[.U78];[.Y78])/[.AB78]" office:value-type="float" office:value="39" calcext:value-type="float">
            <text:p>39</text:p>
          </table:table-cell>
          <table:table-cell table:formula="of:=SUM([.M78];[.Q78];[.U78];[.Y78])/[.D78]"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table:formula="of:=SUM([.O78];[.S78];[.W78];[.AA78])/[.AC78]" office:value-type="float" office:value="83" calcext:value-type="float">
            <text:p>83</text:p>
          </table:table-cell>
          <table:table-cell table:formula="of:=SUM([.O78];[.S78];[.W78];[.AA78])/[.I78]" office:value-type="float" office:value="0.222520107238606" calcext:value-type="float">
            <text:p>0,222520107238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formula="of:=COUNTIF(([.L78]~[.P78]~[.T78]~[.X78]);&quot;2&quot;)" office:value-type="float" office:value="2" calcext:value-type="float">
            <text:p>2</text:p>
          </table:table-cell>
          <table:table-cell table:formula="of:=COUNTIF(([.N78]~[.R78]~[.V78]~[.Z78]);&quot;2&quot;)" office:value-type="float" office:value="1" calcext:value-type="float">
            <text:p>1</text:p>
          </table:table-cell>
          <table:table-cell table:formula="of:=IF(NOT(ISBLANK([.X78]))  ;[.X78];IF(NOT(ISBLANK([.T78]));[.T78];IF(NOT(ISBLANK([.P78]));[.P78];IF(NOT(ISBLANK([.L78]));[.L78];0))))" office:value-type="float" office:value="2" calcext:value-type="float">
            <text:p>2</text:p>
          </table:table-cell>
          <table:table-cell table:formula="of:=IF(NOT(ISBLANK([.Z78]))  ;[.Z78];IF(NOT(ISBLANK([.V78]));[.V78];IF(NOT(ISBLANK([.R78]));[.R78];IF(NOT(ISBLANK([.AE78]));[.AE7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formula="of:=SUM([.M79];[.Q79];[.U79];[.Y79])/[.AB79]" office:value-type="float" office:value="12.5" calcext:value-type="float">
            <text:p>12,5</text:p>
          </table:table-cell>
          <table:table-cell table:formula="of:=SUM([.M79];[.Q79];[.U79];[.Y79])/[.D79]" office:value-type="float" office:value="0.0868055555555556" calcext:value-type="float">
            <text:p>0,0868055555555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formula="of:=SUM([.O79];[.S79];[.W79];[.AA79])/[.AC79]" office:value-type="float" office:value="10" calcext:value-type="float">
            <text:p>10</text:p>
          </table:table-cell>
          <table:table-cell table:formula="of:=SUM([.O79];[.S79];[.W79];[.AA79])/[.I79]" office:value-type="float" office:value="0.0458715596330275" calcext:value-type="float">
            <text:p>0,0458715596330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79]~[.P79]~[.T79]~[.X79]);&quot;2&quot;)" office:value-type="float" office:value="2" calcext:value-type="float">
            <text:p>2</text:p>
          </table:table-cell>
          <table:table-cell table:formula="of:=COUNTIF(([.N79]~[.R79]~[.V79]~[.Z79]);&quot;2&quot;)" office:value-type="float" office:value="1" calcext:value-type="float">
            <text:p>1</text:p>
          </table:table-cell>
          <table:table-cell table:formula="of:=IF(NOT(ISBLANK([.X79]))  ;[.X79];IF(NOT(ISBLANK([.T79]));[.T79];IF(NOT(ISBLANK([.P79]));[.P79];IF(NOT(ISBLANK([.L79]));[.L79];0))))" office:value-type="float" office:value="2" calcext:value-type="float">
            <text:p>2</text:p>
          </table:table-cell>
          <table:table-cell table:formula="of:=IF(NOT(ISBLANK([.Z79]))  ;[.Z79];IF(NOT(ISBLANK([.V79]));[.V79];IF(NOT(ISBLANK([.R79]));[.R79];IF(NOT(ISBLANK([.AE79]));[.AE7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SUM([.M80];[.Q80];[.U80];[.Y80])/[.AB80]" office:value-type="float" office:value="16" calcext:value-type="float">
            <text:p>16</text:p>
          </table:table-cell>
          <table:table-cell table:formula="of:=SUM([.M80];[.Q80];[.U80];[.Y80])/[.D80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formula="of:=SUM([.O80];[.S80];[.W80];[.AA80])/[.AC80]" office:value-type="float" office:value="8" calcext:value-type="float">
            <text:p>8</text:p>
          </table:table-cell>
          <table:table-cell table:formula="of:=SUM([.O80];[.S80];[.W80];[.AA80])/[.I80]" office:value-type="float" office:value="0.0761904761904762" calcext:value-type="float">
            <text:p>0,076190476190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formula="of:=COUNTIF(([.L80]~[.P80]~[.T80]~[.X80]);&quot;2&quot;)" office:value-type="float" office:value="2" calcext:value-type="float">
            <text:p>2</text:p>
          </table:table-cell>
          <table:table-cell table:formula="of:=COUNTIF(([.N80]~[.R80]~[.V80]~[.Z80]);&quot;2&quot;)" office:value-type="float" office:value="2" calcext:value-type="float">
            <text:p>2</text:p>
          </table:table-cell>
          <table:table-cell table:formula="of:=IF(NOT(ISBLANK([.X80]))  ;[.X80];IF(NOT(ISBLANK([.T80]));[.T80];IF(NOT(ISBLANK([.P80]));[.P80];IF(NOT(ISBLANK([.L80]));[.L80];0))))" office:value-type="float" office:value="3" calcext:value-type="float">
            <text:p>3</text:p>
          </table:table-cell>
          <table:table-cell table:formula="of:=IF(NOT(ISBLANK([.Z80]))  ;[.Z80];IF(NOT(ISBLANK([.V80]));[.V80];IF(NOT(ISBLANK([.R80]));[.R80];IF(NOT(ISBLANK([.AE80]));[.AE8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formula="of:=SUM([.M81];[.Q81];[.U81];[.Y81])/[.AB81]" office:value-type="float" office:value="12.5" calcext:value-type="float">
            <text:p>12,5</text:p>
          </table:table-cell>
          <table:table-cell table:formula="of:=SUM([.M81];[.Q81];[.U81];[.Y81])/[.D81]" office:value-type="float" office:value="0.0874125874125874" calcext:value-type="float">
            <text:p>0,08741258741258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SUM([.O81];[.S81];[.W81];[.AA81])/[.AC81]" office:value-type="float" office:value="5" calcext:value-type="float">
            <text:p>5</text:p>
          </table:table-cell>
          <table:table-cell table:formula="of:=SUM([.O81];[.S81];[.W81];[.AA81])/[.I81]" office:value-type="float" office:value="0.32258064516129" calcext:value-type="float">
            <text:p>0,322580645161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81]~[.P81]~[.T81]~[.X81]);&quot;2&quot;)" office:value-type="float" office:value="2" calcext:value-type="float">
            <text:p>2</text:p>
          </table:table-cell>
          <table:table-cell table:formula="of:=COUNTIF(([.N81]~[.R81]~[.V81]~[.Z81]);&quot;2&quot;)" office:value-type="float" office:value="2" calcext:value-type="float">
            <text:p>2</text:p>
          </table:table-cell>
          <table:table-cell table:formula="of:=IF(NOT(ISBLANK([.X81]))  ;[.X81];IF(NOT(ISBLANK([.T81]));[.T81];IF(NOT(ISBLANK([.P81]));[.P81];IF(NOT(ISBLANK([.L81]));[.L81];0))))" office:value-type="float" office:value="1" calcext:value-type="float">
            <text:p>1</text:p>
          </table:table-cell>
          <table:table-cell table:formula="of:=IF(NOT(ISBLANK([.Z81]))  ;[.Z81];IF(NOT(ISBLANK([.V81]));[.V81];IF(NOT(ISBLANK([.R81]));[.R81];IF(NOT(ISBLANK([.AE81]));[.AE8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SUM([.M82];[.Q82];[.U82];[.Y82])/[.AB82]" office:value-type="float" office:value="10.5" calcext:value-type="float">
            <text:p>10,5</text:p>
          </table:table-cell>
          <table:table-cell table:formula="of:=SUM([.M82];[.Q82];[.U82];[.Y82])/[.D82]" office:value-type="float" office:value="0.362068965517241" calcext:value-type="float">
            <text:p>0,3620689655172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formula="of:=SUM([.O82];[.S82];[.W82];[.AA82])/[.AC82]" office:value-type="float" office:value="26" calcext:value-type="float">
            <text:p>26</text:p>
          </table:table-cell>
          <table:table-cell table:formula="of:=SUM([.O82];[.S82];[.W82];[.AA82])/[.I82]" office:value-type="float" office:value="0.145251396648045" calcext:value-type="float">
            <text:p>0,1452513966480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formula="of:=COUNTIF(([.L82]~[.P82]~[.T82]~[.X82]);&quot;2&quot;)" office:value-type="float" office:value="2" calcext:value-type="float">
            <text:p>2</text:p>
          </table:table-cell>
          <table:table-cell table:formula="of:=COUNTIF(([.N82]~[.R82]~[.V82]~[.Z82]);&quot;2&quot;)" office:value-type="float" office:value="1" calcext:value-type="float">
            <text:p>1</text:p>
          </table:table-cell>
          <table:table-cell table:formula="of:=IF(NOT(ISBLANK([.X82]))  ;[.X82];IF(NOT(ISBLANK([.T82]));[.T82];IF(NOT(ISBLANK([.P82]));[.P82];IF(NOT(ISBLANK([.L82]));[.L82];0))))" office:value-type="float" office:value="2" calcext:value-type="float">
            <text:p>2</text:p>
          </table:table-cell>
          <table:table-cell table:formula="of:=IF(NOT(ISBLANK([.Z82]))  ;[.Z82];IF(NOT(ISBLANK([.V82]));[.V82];IF(NOT(ISBLANK([.R82]));[.R82];IF(NOT(ISBLANK([.AE82]));[.AE8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table:formula="of:=SUM([.M83];[.Q83];[.U83];[.Y83])/[.AB83]" office:value-type="float" office:value="12.5" calcext:value-type="float">
            <text:p>12,5</text:p>
          </table:table-cell>
          <table:table-cell table:formula="of:=SUM([.M83];[.Q83];[.U83];[.Y83])/[.D83]" office:value-type="float" office:value="0.0548245614035088" calcext:value-type="float">
            <text:p>0,0548245614035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formula="of:=SUM([.O83];[.S83];[.W83];[.AA83])/[.AC83]" office:value-type="float" office:value="10" calcext:value-type="float">
            <text:p>10</text:p>
          </table:table-cell>
          <table:table-cell table:formula="of:=SUM([.O83];[.S83];[.W83];[.AA83])/[.I83]" office:value-type="float" office:value="0.0813008130081301" calcext:value-type="float">
            <text:p>0,081300813008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83]~[.P83]~[.T83]~[.X83]);&quot;2&quot;)" office:value-type="float" office:value="2" calcext:value-type="float">
            <text:p>2</text:p>
          </table:table-cell>
          <table:table-cell table:formula="of:=COUNTIF(([.N83]~[.R83]~[.V83]~[.Z83]);&quot;2&quot;)" office:value-type="float" office:value="1" calcext:value-type="float">
            <text:p>1</text:p>
          </table:table-cell>
          <table:table-cell table:formula="of:=IF(NOT(ISBLANK([.X83]))  ;[.X83];IF(NOT(ISBLANK([.T83]));[.T83];IF(NOT(ISBLANK([.P83]));[.P83];IF(NOT(ISBLANK([.L83]));[.L83];0))))" office:value-type="float" office:value="2" calcext:value-type="float">
            <text:p>2</text:p>
          </table:table-cell>
          <table:table-cell table:formula="of:=IF(NOT(ISBLANK([.Z83]))  ;[.Z83];IF(NOT(ISBLANK([.V83]));[.V83];IF(NOT(ISBLANK([.R83]));[.R83];IF(NOT(ISBLANK([.AE83]));[.AE8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table:formula="of:=SUM([.M84];[.Q84];[.U84];[.Y84])/[.AB84]" office:value-type="float" office:value="32.5" calcext:value-type="float">
            <text:p>32,5</text:p>
          </table:table-cell>
          <table:table-cell table:formula="of:=SUM([.M84];[.Q84];[.U84];[.Y84])/[.D84]" office:value-type="float" office:value="0.135416666666667" calcext:value-type="float">
            <text:p>0,1354166666666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table:formula="of:=SUM([.O84];[.S84];[.W84];[.AA84])/[.AC84]" office:value-type="float" office:value="25" calcext:value-type="float">
            <text:p>25</text:p>
          </table:table-cell>
          <table:table-cell table:formula="of:=SUM([.O84];[.S84];[.W84];[.AA84])/[.I84]" office:value-type="float" office:value="0.271739130434783" calcext:value-type="float">
            <text:p>0,2717391304347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84]~[.P84]~[.T84]~[.X84]);&quot;2&quot;)" office:value-type="float" office:value="2" calcext:value-type="float">
            <text:p>2</text:p>
          </table:table-cell>
          <table:table-cell table:formula="of:=COUNTIF(([.N84]~[.R84]~[.V84]~[.Z84]);&quot;2&quot;)" office:value-type="float" office:value="2" calcext:value-type="float">
            <text:p>2</text:p>
          </table:table-cell>
          <table:table-cell table:formula="of:=IF(NOT(ISBLANK([.X84]))  ;[.X84];IF(NOT(ISBLANK([.T84]));[.T84];IF(NOT(ISBLANK([.P84]));[.P84];IF(NOT(ISBLANK([.L84]));[.L84];0))))" office:value-type="float" office:value="1" calcext:value-type="float">
            <text:p>1</text:p>
          </table:table-cell>
          <table:table-cell table:formula="of:=IF(NOT(ISBLANK([.Z84]))  ;[.Z84];IF(NOT(ISBLANK([.V84]));[.V84];IF(NOT(ISBLANK([.R84]));[.R84];IF(NOT(ISBLANK([.AE84]));[.AE8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formula="of:=SUM([.M85];[.Q85];[.U85];[.Y85])/[.AB85]" office:value-type="float" office:value="12.5" calcext:value-type="float">
            <text:p>12,5</text:p>
          </table:table-cell>
          <table:table-cell table:formula="of:=SUM([.M85];[.Q85];[.U85];[.Y85])/[.D85]" office:value-type="float" office:value="0.0670241286863271" calcext:value-type="float">
            <text:p>0,0670241286863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formula="of:=SUM([.O85];[.S85];[.W85];[.AA85])/[.AC85]" office:value-type="float" office:value="30" calcext:value-type="float">
            <text:p>30</text:p>
          </table:table-cell>
          <table:table-cell table:formula="of:=SUM([.O85];[.S85];[.W85];[.AA85])/[.I85]" office:value-type="float" office:value="0.138888888888889" calcext:value-type="float">
            <text:p>0,13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85]~[.P85]~[.T85]~[.X85]);&quot;2&quot;)" office:value-type="float" office:value="2" calcext:value-type="float">
            <text:p>2</text:p>
          </table:table-cell>
          <table:table-cell table:formula="of:=COUNTIF(([.N85]~[.R85]~[.V85]~[.Z85]);&quot;2&quot;)" office:value-type="float" office:value="1" calcext:value-type="float">
            <text:p>1</text:p>
          </table:table-cell>
          <table:table-cell table:formula="of:=IF(NOT(ISBLANK([.X85]))  ;[.X85];IF(NOT(ISBLANK([.T85]));[.T85];IF(NOT(ISBLANK([.P85]));[.P85];IF(NOT(ISBLANK([.L85]));[.L85];0))))" office:value-type="float" office:value="2" calcext:value-type="float">
            <text:p>2</text:p>
          </table:table-cell>
          <table:table-cell table:formula="of:=IF(NOT(ISBLANK([.Z85]))  ;[.Z85];IF(NOT(ISBLANK([.V85]));[.V85];IF(NOT(ISBLANK([.R85]));[.R85];IF(NOT(ISBLANK([.AE85]));[.AE8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formula="of:=SUM([.M86];[.Q86];[.U86];[.Y86])/[.AB86]" office:value-type="float" office:value="12.5" calcext:value-type="float">
            <text:p>12,5</text:p>
          </table:table-cell>
          <table:table-cell table:formula="of:=SUM([.M86];[.Q86];[.U86];[.Y86])/[.D86]" office:value-type="float" office:value="0.0984251968503937" calcext:value-type="float">
            <text:p>0,0984251968503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formula="of:=SUM([.O86];[.S86];[.W86];[.AA86])/[.AC86]" office:value-type="float" office:value="10" calcext:value-type="float">
            <text:p>10</text:p>
          </table:table-cell>
          <table:table-cell table:formula="of:=SUM([.O86];[.S86];[.W86];[.AA86])/[.I86]" office:value-type="float" office:value="0.087719298245614" calcext:value-type="float">
            <text:p>0,0877192982456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86]~[.P86]~[.T86]~[.X86]);&quot;2&quot;)" office:value-type="float" office:value="2" calcext:value-type="float">
            <text:p>2</text:p>
          </table:table-cell>
          <table:table-cell table:formula="of:=COUNTIF(([.N86]~[.R86]~[.V86]~[.Z86]);&quot;2&quot;)" office:value-type="float" office:value="1" calcext:value-type="float">
            <text:p>1</text:p>
          </table:table-cell>
          <table:table-cell table:formula="of:=IF(NOT(ISBLANK([.X86]))  ;[.X86];IF(NOT(ISBLANK([.T86]));[.T86];IF(NOT(ISBLANK([.P86]));[.P86];IF(NOT(ISBLANK([.L86]));[.L86];0))))" office:value-type="float" office:value="2" calcext:value-type="float">
            <text:p>2</text:p>
          </table:table-cell>
          <table:table-cell table:formula="of:=IF(NOT(ISBLANK([.Z86]))  ;[.Z86];IF(NOT(ISBLANK([.V86]));[.V86];IF(NOT(ISBLANK([.R86]));[.R86];IF(NOT(ISBLANK([.AE86]));[.AE8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table:formula="of:=SUM([.M87];[.Q87];[.U87];[.Y87])/[.AB87]" office:value-type="float" office:value="12.5" calcext:value-type="float">
            <text:p>12,5</text:p>
          </table:table-cell>
          <table:table-cell table:formula="of:=SUM([.M87];[.Q87];[.U87];[.Y87])/[.D87]" office:value-type="float" office:value="0.0814332247557003" calcext:value-type="float">
            <text:p>0,08143322475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formula="of:=SUM([.O87];[.S87];[.W87];[.AA87])/[.AC87]" office:value-type="float" office:value="10" calcext:value-type="float">
            <text:p>10</text:p>
          </table:table-cell>
          <table:table-cell table:formula="of:=SUM([.O87];[.S87];[.W87];[.AA87])/[.I87]" office:value-type="float" office:value="0.075187969924812" calcext:value-type="float">
            <text:p>0,0751879699248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87]~[.P87]~[.T87]~[.X87]);&quot;2&quot;)" office:value-type="float" office:value="2" calcext:value-type="float">
            <text:p>2</text:p>
          </table:table-cell>
          <table:table-cell table:formula="of:=COUNTIF(([.N87]~[.R87]~[.V87]~[.Z87]);&quot;2&quot;)" office:value-type="float" office:value="1" calcext:value-type="float">
            <text:p>1</text:p>
          </table:table-cell>
          <table:table-cell table:formula="of:=IF(NOT(ISBLANK([.X87]))  ;[.X87];IF(NOT(ISBLANK([.T87]));[.T87];IF(NOT(ISBLANK([.P87]));[.P87];IF(NOT(ISBLANK([.L87]));[.L87];0))))" office:value-type="float" office:value="2" calcext:value-type="float">
            <text:p>2</text:p>
          </table:table-cell>
          <table:table-cell table:formula="of:=IF(NOT(ISBLANK([.Z87]))  ;[.Z87];IF(NOT(ISBLANK([.V87]));[.V87];IF(NOT(ISBLANK([.R87]));[.R87];IF(NOT(ISBLANK([.AE87]));[.AE87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formula="of:=SUM([.M88];[.Q88];[.U88];[.Y88])/[.AB88]" office:value-type="float" office:value="25.5" calcext:value-type="float">
            <text:p>25,5</text:p>
          </table:table-cell>
          <table:table-cell table:formula="of:=SUM([.M88];[.Q88];[.U88];[.Y88])/[.D88]" office:value-type="float" office:value="0.408" calcext:value-type="float">
            <text:p>0,4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table:formula="of:=SUM([.O88];[.S88];[.W88];[.AA88])/[.AC88]" office:value-type="float" office:value="56" calcext:value-type="float">
            <text:p>56</text:p>
          </table:table-cell>
          <table:table-cell table:formula="of:=SUM([.O88];[.S88];[.W88];[.AA88])/[.I88]" office:value-type="float" office:value="0.204379562043796" calcext:value-type="float">
            <text:p>0,2043795620437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formula="of:=COUNTIF(([.L88]~[.P88]~[.T88]~[.X88]);&quot;2&quot;)" office:value-type="float" office:value="2" calcext:value-type="float">
            <text:p>2</text:p>
          </table:table-cell>
          <table:table-cell table:formula="of:=COUNTIF(([.N88]~[.R88]~[.V88]~[.Z88]);&quot;2&quot;)" office:value-type="float" office:value="1" calcext:value-type="float">
            <text:p>1</text:p>
          </table:table-cell>
          <table:table-cell table:formula="of:=IF(NOT(ISBLANK([.X88]))  ;[.X88];IF(NOT(ISBLANK([.T88]));[.T88];IF(NOT(ISBLANK([.P88]));[.P88];IF(NOT(ISBLANK([.L88]));[.L88];0))))" office:value-type="float" office:value="2" calcext:value-type="float">
            <text:p>2</text:p>
          </table:table-cell>
          <table:table-cell table:formula="of:=IF(NOT(ISBLANK([.Z88]))  ;[.Z88];IF(NOT(ISBLANK([.V88]));[.V88];IF(NOT(ISBLANK([.R88]));[.R88];IF(NOT(ISBLANK([.AE88]));[.AE8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formula="of:=SUM([.M89];[.Q89];[.U89];[.Y89])/[.AB89]" office:value-type="float" office:value="12.5" calcext:value-type="float">
            <text:p>12,5</text:p>
          </table:table-cell>
          <table:table-cell table:formula="of:=SUM([.M89];[.Q89];[.U89];[.Y89])/[.D89]" office:value-type="float" office:value="0.0518672199170125" calcext:value-type="float">
            <text:p>0,0518672199170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formula="of:=SUM([.O89];[.S89];[.W89];[.AA89])/[.AC89]" office:value-type="float" office:value="25" calcext:value-type="float">
            <text:p>25</text:p>
          </table:table-cell>
          <table:table-cell table:formula="of:=SUM([.O89];[.S89];[.W89];[.AA89])/[.I89]" office:value-type="float" office:value="0.225225225225225" calcext:value-type="float">
            <text:p>0,225225225225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89]~[.P89]~[.T89]~[.X89]);&quot;2&quot;)" office:value-type="float" office:value="2" calcext:value-type="float">
            <text:p>2</text:p>
          </table:table-cell>
          <table:table-cell table:formula="of:=COUNTIF(([.N89]~[.R89]~[.V89]~[.Z89]);&quot;2&quot;)" office:value-type="float" office:value="2" calcext:value-type="float">
            <text:p>2</text:p>
          </table:table-cell>
          <table:table-cell table:formula="of:=IF(NOT(ISBLANK([.X89]))  ;[.X89];IF(NOT(ISBLANK([.T89]));[.T89];IF(NOT(ISBLANK([.P89]));[.P89];IF(NOT(ISBLANK([.L89]));[.L89];0))))" office:value-type="float" office:value="0" calcext:value-type="float">
            <text:p>0</text:p>
          </table:table-cell>
          <table:table-cell table:formula="of:=IF(NOT(ISBLANK([.Z89]))  ;[.Z89];IF(NOT(ISBLANK([.V89]));[.V89];IF(NOT(ISBLANK([.R89]));[.R89];IF(NOT(ISBLANK([.AE89]));[.AE89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table:formula="of:=SUM([.M90];[.Q90];[.U90];[.Y90])/[.AB90]" office:value-type="float" office:value="32.5" calcext:value-type="float">
            <text:p>32,5</text:p>
          </table:table-cell>
          <table:table-cell table:formula="of:=SUM([.M90];[.Q90];[.U90];[.Y90])/[.D90]" office:value-type="float" office:value="0.148063781321185" calcext:value-type="float">
            <text:p>0,14806378132118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SUM([.O90];[.S90];[.W90];[.AA90])/[.AC90]" office:value-type="float" office:value="25" calcext:value-type="float">
            <text:p>25</text:p>
          </table:table-cell>
          <table:table-cell table:formula="of:=SUM([.O90];[.S90];[.W90];[.AA90])/[.I90]" office:value-type="float" office:value="0.284090909090909" calcext:value-type="float">
            <text:p>0,284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90]~[.P90]~[.T90]~[.X90]);&quot;2&quot;)" office:value-type="float" office:value="2" calcext:value-type="float">
            <text:p>2</text:p>
          </table:table-cell>
          <table:table-cell table:formula="of:=COUNTIF(([.N90]~[.R90]~[.V90]~[.Z90]);&quot;2&quot;)" office:value-type="float" office:value="2" calcext:value-type="float">
            <text:p>2</text:p>
          </table:table-cell>
          <table:table-cell table:formula="of:=IF(NOT(ISBLANK([.X90]))  ;[.X90];IF(NOT(ISBLANK([.T90]));[.T90];IF(NOT(ISBLANK([.P90]));[.P90];IF(NOT(ISBLANK([.L90]));[.L90];0))))" office:value-type="float" office:value="1" calcext:value-type="float">
            <text:p>1</text:p>
          </table:table-cell>
          <table:table-cell table:formula="of:=IF(NOT(ISBLANK([.Z90]))  ;[.Z90];IF(NOT(ISBLANK([.V90]));[.V90];IF(NOT(ISBLANK([.R90]));[.R90];IF(NOT(ISBLANK([.AE90]));[.AE9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SUM([.M91];[.Q91];[.U91];[.Y91])/[.AB91]" office:value-type="float" office:value="7.5" calcext:value-type="float">
            <text:p>7,5</text:p>
          </table:table-cell>
          <table:table-cell table:formula="of:=SUM([.M91];[.Q91];[.U91];[.Y91])/[.D91]" office:value-type="float" office:value="0.241935483870968" calcext:value-type="float">
            <text:p>0,2419354838709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SUM([.O91];[.S91];[.W91];[.AA91])/[.AC91]" office:value-type="float" office:value="20" calcext:value-type="float">
            <text:p>20</text:p>
          </table:table-cell>
          <table:table-cell table:formula="of:=SUM([.O91];[.S91];[.W91];[.AA91])/[.I91]" office:value-type="float" office:value="0.119760479041916" calcext:value-type="float">
            <text:p>0,1197604790419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COUNTIF(([.L91]~[.P91]~[.T91]~[.X91]);&quot;2&quot;)" office:value-type="float" office:value="2" calcext:value-type="float">
            <text:p>2</text:p>
          </table:table-cell>
          <table:table-cell table:formula="of:=COUNTIF(([.N91]~[.R91]~[.V91]~[.Z91]);&quot;2&quot;)" office:value-type="float" office:value="1" calcext:value-type="float">
            <text:p>1</text:p>
          </table:table-cell>
          <table:table-cell table:formula="of:=IF(NOT(ISBLANK([.X91]))  ;[.X91];IF(NOT(ISBLANK([.T91]));[.T91];IF(NOT(ISBLANK([.P91]));[.P91];IF(NOT(ISBLANK([.L91]));[.L91];0))))" office:value-type="float" office:value="2" calcext:value-type="float">
            <text:p>2</text:p>
          </table:table-cell>
          <table:table-cell table:formula="of:=IF(NOT(ISBLANK([.Z91]))  ;[.Z91];IF(NOT(ISBLANK([.V91]));[.V91];IF(NOT(ISBLANK([.R91]));[.R91];IF(NOT(ISBLANK([.AE91]));[.AE9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table:formula="of:=SUM([.M92];[.Q92];[.U92];[.Y92])/[.AB92]" office:value-type="float" office:value="12.5" calcext:value-type="float">
            <text:p>12,5</text:p>
          </table:table-cell>
          <table:table-cell table:formula="of:=SUM([.M92];[.Q92];[.U92];[.Y92])/[.D92]" office:value-type="float" office:value="0.06265664160401" calcext:value-type="float">
            <text:p>0,062656641604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formula="of:=SUM([.O92];[.S92];[.W92];[.AA92])/[.AC92]" office:value-type="float" office:value="10" calcext:value-type="float">
            <text:p>10</text:p>
          </table:table-cell>
          <table:table-cell table:formula="of:=SUM([.O92];[.S92];[.W92];[.AA92])/[.I92]" office:value-type="float" office:value="0.0689655172413793" calcext:value-type="float">
            <text:p>0,0689655172413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92]~[.P92]~[.T92]~[.X92]);&quot;2&quot;)" office:value-type="float" office:value="2" calcext:value-type="float">
            <text:p>2</text:p>
          </table:table-cell>
          <table:table-cell table:formula="of:=COUNTIF(([.N92]~[.R92]~[.V92]~[.Z92]);&quot;2&quot;)" office:value-type="float" office:value="1" calcext:value-type="float">
            <text:p>1</text:p>
          </table:table-cell>
          <table:table-cell table:formula="of:=IF(NOT(ISBLANK([.X92]))  ;[.X92];IF(NOT(ISBLANK([.T92]));[.T92];IF(NOT(ISBLANK([.P92]));[.P92];IF(NOT(ISBLANK([.L92]));[.L92];0))))" office:value-type="float" office:value="2" calcext:value-type="float">
            <text:p>2</text:p>
          </table:table-cell>
          <table:table-cell table:formula="of:=IF(NOT(ISBLANK([.Z92]))  ;[.Z92];IF(NOT(ISBLANK([.V92]));[.V92];IF(NOT(ISBLANK([.R92]));[.R92];IF(NOT(ISBLANK([.AE92]));[.AE92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table:formula="of:=SUM([.M93];[.Q93];[.U93];[.Y93])/[.AB93]" office:value-type="float" office:value="12.5" calcext:value-type="float">
            <text:p>12,5</text:p>
          </table:table-cell>
          <table:table-cell table:formula="of:=SUM([.M93];[.Q93];[.U93];[.Y93])/[.D93]" office:value-type="float" office:value="0.0612745098039216" calcext:value-type="float">
            <text:p>0,0612745098039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formula="of:=SUM([.O93];[.S93];[.W93];[.AA93])/[.AC93]" office:value-type="float" office:value="10" calcext:value-type="float">
            <text:p>10</text:p>
          </table:table-cell>
          <table:table-cell table:formula="of:=SUM([.O93];[.S93];[.W93];[.AA93])/[.I93]" office:value-type="float" office:value="0.0465116279069768" calcext:value-type="float">
            <text:p>0,0465116279069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93]~[.P93]~[.T93]~[.X93]);&quot;2&quot;)" office:value-type="float" office:value="2" calcext:value-type="float">
            <text:p>2</text:p>
          </table:table-cell>
          <table:table-cell table:formula="of:=COUNTIF(([.N93]~[.R93]~[.V93]~[.Z93]);&quot;2&quot;)" office:value-type="float" office:value="1" calcext:value-type="float">
            <text:p>1</text:p>
          </table:table-cell>
          <table:table-cell table:formula="of:=IF(NOT(ISBLANK([.X93]))  ;[.X93];IF(NOT(ISBLANK([.T93]));[.T93];IF(NOT(ISBLANK([.P93]));[.P93];IF(NOT(ISBLANK([.L93]));[.L93];0))))" office:value-type="float" office:value="2" calcext:value-type="float">
            <text:p>2</text:p>
          </table:table-cell>
          <table:table-cell table:formula="of:=IF(NOT(ISBLANK([.Z93]))  ;[.Z93];IF(NOT(ISBLANK([.V93]));[.V93];IF(NOT(ISBLANK([.R93]));[.R93];IF(NOT(ISBLANK([.AE93]));[.AE9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table:formula="of:=SUM([.M94];[.Q94];[.U94];[.Y94])/[.AB94]" office:value-type="float" office:value="32.5" calcext:value-type="float">
            <text:p>32,5</text:p>
          </table:table-cell>
          <table:table-cell table:formula="of:=SUM([.M94];[.Q94];[.U94];[.Y94])/[.D94]" office:value-type="float" office:value="0.143805309734513" calcext:value-type="float">
            <text:p>0,1438053097345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table:formula="of:=SUM([.O94];[.S94];[.W94];[.AA94])/[.AC94]" office:value-type="float" office:value="25" calcext:value-type="float">
            <text:p>25</text:p>
          </table:table-cell>
          <table:table-cell table:formula="of:=SUM([.O94];[.S94];[.W94];[.AA94])/[.I94]" office:value-type="float" office:value="0.240384615384615" calcext:value-type="float">
            <text:p>0,2403846153846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94]~[.P94]~[.T94]~[.X94]);&quot;2&quot;)" office:value-type="float" office:value="2" calcext:value-type="float">
            <text:p>2</text:p>
          </table:table-cell>
          <table:table-cell table:formula="of:=COUNTIF(([.N94]~[.R94]~[.V94]~[.Z94]);&quot;2&quot;)" office:value-type="float" office:value="2" calcext:value-type="float">
            <text:p>2</text:p>
          </table:table-cell>
          <table:table-cell table:formula="of:=IF(NOT(ISBLANK([.X94]))  ;[.X94];IF(NOT(ISBLANK([.T94]));[.T94];IF(NOT(ISBLANK([.P94]));[.P94];IF(NOT(ISBLANK([.L94]));[.L94];0))))" office:value-type="float" office:value="1" calcext:value-type="float">
            <text:p>1</text:p>
          </table:table-cell>
          <table:table-cell table:formula="of:=IF(NOT(ISBLANK([.Z94]))  ;[.Z94];IF(NOT(ISBLANK([.V94]));[.V94];IF(NOT(ISBLANK([.R94]));[.R94];IF(NOT(ISBLANK([.AE94]));[.AE9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table:formula="of:=SUM([.M95];[.Q95];[.U95];[.Y95])/[.AB95]" office:value-type="float" office:value="21.5" calcext:value-type="float">
            <text:p>21,5</text:p>
          </table:table-cell>
          <table:table-cell table:formula="of:=SUM([.M95];[.Q95];[.U95];[.Y95])/[.D95]" office:value-type="float" office:value="0.10941475826972" calcext:value-type="float">
            <text:p>0,109414758269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SUM([.O95];[.S95];[.W95];[.AA95])/[.AC95]" office:value-type="float" office:value="19" calcext:value-type="float">
            <text:p>19</text:p>
          </table:table-cell>
          <table:table-cell table:formula="of:=SUM([.O95];[.S95];[.W95];[.AA95])/[.I95]" office:value-type="float" office:value="0.322033898305085" calcext:value-type="float">
            <text:p>0,3220338983050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95]~[.P95]~[.T95]~[.X95]);&quot;2&quot;)" office:value-type="float" office:value="2" calcext:value-type="float">
            <text:p>2</text:p>
          </table:table-cell>
          <table:table-cell table:formula="of:=COUNTIF(([.N95]~[.R95]~[.V95]~[.Z95]);&quot;2&quot;)" office:value-type="float" office:value="1" calcext:value-type="float">
            <text:p>1</text:p>
          </table:table-cell>
          <table:table-cell table:formula="of:=IF(NOT(ISBLANK([.X95]))  ;[.X95];IF(NOT(ISBLANK([.T95]));[.T95];IF(NOT(ISBLANK([.P95]));[.P95];IF(NOT(ISBLANK([.L95]));[.L95];0))))" office:value-type="float" office:value="2" calcext:value-type="float">
            <text:p>2</text:p>
          </table:table-cell>
          <table:table-cell table:formula="of:=IF(NOT(ISBLANK([.Z95]))  ;[.Z95];IF(NOT(ISBLANK([.V95]));[.V95];IF(NOT(ISBLANK([.R95]));[.R95];IF(NOT(ISBLANK([.AE95]));[.AE9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SUM([.M96];[.Q96];[.U96];[.Y96])/[.AB96]" office:value-type="float" office:value="12.5" calcext:value-type="float">
            <text:p>12,5</text:p>
          </table:table-cell>
          <table:table-cell table:formula="of:=SUM([.M96];[.Q96];[.U96];[.Y96])/[.D96]" office:value-type="float" office:value="0.471698113207547" calcext:value-type="float">
            <text:p>0,4716981132075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formula="of:=SUM([.O96];[.S96];[.W96];[.AA96])/[.AC96]" office:value-type="float" office:value="30" calcext:value-type="float">
            <text:p>30</text:p>
          </table:table-cell>
          <table:table-cell table:formula="of:=SUM([.O96];[.S96];[.W96];[.AA96])/[.I96]" office:value-type="float" office:value="0.077319587628866" calcext:value-type="float">
            <text:p>0,0773195876288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96]~[.P96]~[.T96]~[.X96]);&quot;2&quot;)" office:value-type="float" office:value="2" calcext:value-type="float">
            <text:p>2</text:p>
          </table:table-cell>
          <table:table-cell table:formula="of:=COUNTIF(([.N96]~[.R96]~[.V96]~[.Z96]);&quot;2&quot;)" office:value-type="float" office:value="1" calcext:value-type="float">
            <text:p>1</text:p>
          </table:table-cell>
          <table:table-cell table:formula="of:=IF(NOT(ISBLANK([.X96]))  ;[.X96];IF(NOT(ISBLANK([.T96]));[.T96];IF(NOT(ISBLANK([.P96]));[.P96];IF(NOT(ISBLANK([.L96]));[.L96];0))))" office:value-type="float" office:value="2" calcext:value-type="float">
            <text:p>2</text:p>
          </table:table-cell>
          <table:table-cell table:formula="of:=IF(NOT(ISBLANK([.Z96]))  ;[.Z96];IF(NOT(ISBLANK([.V96]));[.V96];IF(NOT(ISBLANK([.R96]));[.R96];IF(NOT(ISBLANK([.AE96]));[.AE9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SUM([.M97];[.Q97];[.U97];[.Y97])/[.AB97]" office:value-type="float" office:value="5.5" calcext:value-type="float">
            <text:p>5,5</text:p>
          </table:table-cell>
          <table:table-cell table:formula="of:=SUM([.M97];[.Q97];[.U97];[.Y97])/[.D97]" office:value-type="float" office:value="0.0852713178294574" calcext:value-type="float">
            <text:p>0,0852713178294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SUM([.O97];[.S97];[.W97];[.AA97])/[.AC97]" office:value-type="float" office:value="12" calcext:value-type="float">
            <text:p>12</text:p>
          </table:table-cell>
          <table:table-cell table:formula="of:=SUM([.O97];[.S97];[.W97];[.AA97])/[.I97]"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97]~[.P97]~[.T97]~[.X97]);&quot;2&quot;)" office:value-type="float" office:value="2" calcext:value-type="float">
            <text:p>2</text:p>
          </table:table-cell>
          <table:table-cell table:formula="of:=COUNTIF(([.N97]~[.R97]~[.V97]~[.Z97]);&quot;2&quot;)" office:value-type="float" office:value="2" calcext:value-type="float">
            <text:p>2</text:p>
          </table:table-cell>
          <table:table-cell table:formula="of:=IF(NOT(ISBLANK([.X97]))  ;[.X97];IF(NOT(ISBLANK([.T97]));[.T97];IF(NOT(ISBLANK([.P97]));[.P97];IF(NOT(ISBLANK([.L97]));[.L97];0))))" office:value-type="float" office:value="0" calcext:value-type="float">
            <text:p>0</text:p>
          </table:table-cell>
          <table:table-cell table:formula="of:=IF(NOT(ISBLANK([.Z97]))  ;[.Z97];IF(NOT(ISBLANK([.V97]));[.V97];IF(NOT(ISBLANK([.R97]));[.R97];IF(NOT(ISBLANK([.AE97]));[.AE9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table:formula="of:=SUM([.M98];[.Q98];[.U98];[.Y98])/[.AB98]" office:value-type="float" office:value="12.5" calcext:value-type="float">
            <text:p>12,5</text:p>
          </table:table-cell>
          <table:table-cell table:formula="of:=SUM([.M98];[.Q98];[.U98];[.Y98])/[.D98]" office:value-type="float" office:value="0.0599520383693046" calcext:value-type="float">
            <text:p>0,0599520383693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table:formula="of:=SUM([.O98];[.S98];[.W98];[.AA98])/[.AC98]" office:value-type="float" office:value="101" calcext:value-type="float">
            <text:p>101</text:p>
          </table:table-cell>
          <table:table-cell table:formula="of:=SUM([.O98];[.S98];[.W98];[.AA98])/[.I9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formula="of:=COUNTIF(([.L98]~[.P98]~[.T98]~[.X98]);&quot;2&quot;)" office:value-type="float" office:value="2" calcext:value-type="float">
            <text:p>2</text:p>
          </table:table-cell>
          <table:table-cell table:formula="of:=COUNTIF(([.N98]~[.R98]~[.V98]~[.Z98]);&quot;2&quot;)" office:value-type="float" office:value="1" calcext:value-type="float">
            <text:p>1</text:p>
          </table:table-cell>
          <table:table-cell table:formula="of:=IF(NOT(ISBLANK([.X98]))  ;[.X98];IF(NOT(ISBLANK([.T98]));[.T98];IF(NOT(ISBLANK([.P98]));[.P98];IF(NOT(ISBLANK([.L98]));[.L98];0))))" office:value-type="float" office:value="2" calcext:value-type="float">
            <text:p>2</text:p>
          </table:table-cell>
          <table:table-cell table:formula="of:=IF(NOT(ISBLANK([.Z98]))  ;[.Z98];IF(NOT(ISBLANK([.V98]));[.V98];IF(NOT(ISBLANK([.R98]));[.R98];IF(NOT(ISBLANK([.AE98]));[.AE98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formula="of:=SUM([.M99];[.Q99];[.U99];[.Y99])/[.AB99]" office:value-type="float" office:value="12.5" calcext:value-type="float">
            <text:p>12,5</text:p>
          </table:table-cell>
          <table:table-cell table:formula="of:=SUM([.M99];[.Q99];[.U99];[.Y99])/[.D99]" office:value-type="float" office:value="0.0822368421052632" calcext:value-type="float">
            <text:p>0,082236842105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formula="of:=SUM([.O99];[.S99];[.W99];[.AA99])/[.AC99]" office:value-type="float" office:value="10" calcext:value-type="float">
            <text:p>10</text:p>
          </table:table-cell>
          <table:table-cell table:formula="of:=SUM([.O99];[.S99];[.W99];[.AA99])/[.I99]" office:value-type="float" office:value="0.0540540540540541" calcext:value-type="float">
            <text:p>0,0540540540540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99]~[.P99]~[.T99]~[.X99]);&quot;2&quot;)" office:value-type="float" office:value="2" calcext:value-type="float">
            <text:p>2</text:p>
          </table:table-cell>
          <table:table-cell table:formula="of:=COUNTIF(([.N99]~[.R99]~[.V99]~[.Z99]);&quot;2&quot;)" office:value-type="float" office:value="1" calcext:value-type="float">
            <text:p>1</text:p>
          </table:table-cell>
          <table:table-cell table:formula="of:=IF(NOT(ISBLANK([.X99]))  ;[.X99];IF(NOT(ISBLANK([.T99]));[.T99];IF(NOT(ISBLANK([.P99]));[.P99];IF(NOT(ISBLANK([.L99]));[.L99];0))))" office:value-type="float" office:value="2" calcext:value-type="float">
            <text:p>2</text:p>
          </table:table-cell>
          <table:table-cell table:formula="of:=IF(NOT(ISBLANK([.Z99]))  ;[.Z99];IF(NOT(ISBLANK([.V99]));[.V99];IF(NOT(ISBLANK([.R99]));[.R99];IF(NOT(ISBLANK([.AE99]));[.AE9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00];[.Q100];[.U100];[.Y100])/[.AB100]" office:value-type="float" office:value="12.5" calcext:value-type="float">
            <text:p>12,5</text:p>
          </table:table-cell>
          <table:table-cell table:formula="of:=SUM([.M100];[.Q100];[.U100];[.Y100])/[.D100]" office:value-type="float" office:value="0.087719298245614" calcext:value-type="float">
            <text:p>0,0877192982456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table:formula="of:=SUM([.O100];[.S100];[.W100];[.AA100])/[.AC100]" office:value-type="float" office:value="10" calcext:value-type="float">
            <text:p>10</text:p>
          </table:table-cell>
          <table:table-cell table:formula="of:=SUM([.O100];[.S100];[.W100];[.AA100])/[.I100]" office:value-type="float" office:value="0.0595238095238095" calcext:value-type="float">
            <text:p>0,05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00]~[.P100]~[.T100]~[.X100]);&quot;2&quot;)" office:value-type="float" office:value="2" calcext:value-type="float">
            <text:p>2</text:p>
          </table:table-cell>
          <table:table-cell table:formula="of:=COUNTIF(([.N100]~[.R100]~[.V100]~[.Z100]);&quot;2&quot;)" office:value-type="float" office:value="1" calcext:value-type="float">
            <text:p>1</text:p>
          </table:table-cell>
          <table:table-cell table:formula="of:=IF(NOT(ISBLANK([.X100]))  ;[.X100];IF(NOT(ISBLANK([.T100]));[.T100];IF(NOT(ISBLANK([.P100]));[.P100];IF(NOT(ISBLANK([.L100]));[.L100];0))))" office:value-type="float" office:value="2" calcext:value-type="float">
            <text:p>2</text:p>
          </table:table-cell>
          <table:table-cell table:formula="of:=IF(NOT(ISBLANK([.Z100]))  ;[.Z100];IF(NOT(ISBLANK([.V100]));[.V100];IF(NOT(ISBLANK([.R100]));[.R100];IF(NOT(ISBLANK([.AE100]));[.AE10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table:formula="of:=SUM([.M101];[.Q101];[.U101];[.Y101])/[.AB101]" office:value-type="float" office:value="12.5" calcext:value-type="float">
            <text:p>12,5</text:p>
          </table:table-cell>
          <table:table-cell table:formula="of:=SUM([.M101];[.Q101];[.U101];[.Y101])/[.D101]" office:value-type="float" office:value="0.0556792873051225" calcext:value-type="float">
            <text:p>0,0556792873051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formula="of:=SUM([.O101];[.S101];[.W101];[.AA101])/[.AC101]" office:value-type="float" office:value="10" calcext:value-type="float">
            <text:p>10</text:p>
          </table:table-cell>
          <table:table-cell table:formula="of:=SUM([.O101];[.S101];[.W101];[.AA101])/[.I101]" office:value-type="float" office:value="0.0490196078431373" calcext:value-type="float">
            <text:p>0,049019607843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01]~[.P101]~[.T101]~[.X101]);&quot;2&quot;)" office:value-type="float" office:value="2" calcext:value-type="float">
            <text:p>2</text:p>
          </table:table-cell>
          <table:table-cell table:formula="of:=COUNTIF(([.N101]~[.R101]~[.V101]~[.Z101]);&quot;2&quot;)" office:value-type="float" office:value="1" calcext:value-type="float">
            <text:p>1</text:p>
          </table:table-cell>
          <table:table-cell table:formula="of:=IF(NOT(ISBLANK([.X101]))  ;[.X101];IF(NOT(ISBLANK([.T101]));[.T101];IF(NOT(ISBLANK([.P101]));[.P101];IF(NOT(ISBLANK([.L101]));[.L101];0))))" office:value-type="float" office:value="2" calcext:value-type="float">
            <text:p>2</text:p>
          </table:table-cell>
          <table:table-cell table:formula="of:=IF(NOT(ISBLANK([.Z101]))  ;[.Z101];IF(NOT(ISBLANK([.V101]));[.V101];IF(NOT(ISBLANK([.R101]));[.R101];IF(NOT(ISBLANK([.AE101]));[.AE10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formula="of:=SUM([.M102];[.Q102];[.U102];[.Y102])/[.AB102]" office:value-type="float" office:value="32.5" calcext:value-type="float">
            <text:p>32,5</text:p>
          </table:table-cell>
          <table:table-cell table:formula="of:=SUM([.M102];[.Q102];[.U102];[.Y102])/[.D102]" office:value-type="float" office:value="0.281385281385281" calcext:value-type="float">
            <text:p>0,2813852813852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table:formula="of:=SUM([.O102];[.S102];[.W102];[.AA102])/[.AC102]" office:value-type="float" office:value="25" calcext:value-type="float">
            <text:p>25</text:p>
          </table:table-cell>
          <table:table-cell table:formula="of:=SUM([.O102];[.S102];[.W102];[.AA102])/[.I102]" office:value-type="float" office:value="0.102880658436214" calcext:value-type="float">
            <text:p>0,102880658436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02]~[.P102]~[.T102]~[.X102]);&quot;2&quot;)" office:value-type="float" office:value="2" calcext:value-type="float">
            <text:p>2</text:p>
          </table:table-cell>
          <table:table-cell table:formula="of:=COUNTIF(([.N102]~[.R102]~[.V102]~[.Z102]);&quot;2&quot;)" office:value-type="float" office:value="2" calcext:value-type="float">
            <text:p>2</text:p>
          </table:table-cell>
          <table:table-cell table:formula="of:=IF(NOT(ISBLANK([.X102]))  ;[.X102];IF(NOT(ISBLANK([.T102]));[.T102];IF(NOT(ISBLANK([.P102]));[.P102];IF(NOT(ISBLANK([.L102]));[.L102];0))))" office:value-type="float" office:value="1" calcext:value-type="float">
            <text:p>1</text:p>
          </table:table-cell>
          <table:table-cell table:formula="of:=IF(NOT(ISBLANK([.Z102]))  ;[.Z102];IF(NOT(ISBLANK([.V102]));[.V102];IF(NOT(ISBLANK([.R102]));[.R102];IF(NOT(ISBLANK([.AE102]));[.AE10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formula="of:=SUM([.M103];[.Q103];[.U103];[.Y103])/[.AB103]" office:value-type="float" office:value="12.5" calcext:value-type="float">
            <text:p>12,5</text:p>
          </table:table-cell>
          <table:table-cell table:formula="of:=SUM([.M103];[.Q103];[.U103];[.Y103])/[.D103]" office:value-type="float" office:value="0.0735294117647059" calcext:value-type="float">
            <text:p>0,07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formula="of:=SUM([.O103];[.S103];[.W103];[.AA103])/[.AC103]" office:value-type="float" office:value="10" calcext:value-type="float">
            <text:p>10</text:p>
          </table:table-cell>
          <table:table-cell table:formula="of:=SUM([.O103];[.S103];[.W103];[.AA103])/[.I103]" office:value-type="float" office:value="0.0480769230769231" calcext:value-type="float">
            <text:p>0,0480769230769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03]~[.P103]~[.T103]~[.X103]);&quot;2&quot;)" office:value-type="float" office:value="2" calcext:value-type="float">
            <text:p>2</text:p>
          </table:table-cell>
          <table:table-cell table:formula="of:=COUNTIF(([.N103]~[.R103]~[.V103]~[.Z103]);&quot;2&quot;)" office:value-type="float" office:value="1" calcext:value-type="float">
            <text:p>1</text:p>
          </table:table-cell>
          <table:table-cell table:formula="of:=IF(NOT(ISBLANK([.X103]))  ;[.X103];IF(NOT(ISBLANK([.T103]));[.T103];IF(NOT(ISBLANK([.P103]));[.P103];IF(NOT(ISBLANK([.L103]));[.L103];0))))" office:value-type="float" office:value="2" calcext:value-type="float">
            <text:p>2</text:p>
          </table:table-cell>
          <table:table-cell table:formula="of:=IF(NOT(ISBLANK([.Z103]))  ;[.Z103];IF(NOT(ISBLANK([.V103]));[.V103];IF(NOT(ISBLANK([.R103]));[.R103];IF(NOT(ISBLANK([.AE103]));[.AE10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04];[.Q104];[.U104];[.Y104])/[.AB104]" office:value-type="float" office:value="12.5" calcext:value-type="float">
            <text:p>12,5</text:p>
          </table:table-cell>
          <table:table-cell table:formula="of:=SUM([.M104];[.Q104];[.U104];[.Y104])/[.D104]" office:value-type="float" office:value="0.0972762645914397" calcext:value-type="float">
            <text:p>0,097276264591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table:formula="of:=SUM([.O104];[.S104];[.W104];[.AA104])/[.AC104]" office:value-type="float" office:value="25" calcext:value-type="float">
            <text:p>25</text:p>
          </table:table-cell>
          <table:table-cell table:formula="of:=SUM([.O104];[.S104];[.W104];[.AA104])/[.I104]" office:value-type="float" office:value="0.109649122807018" calcext:value-type="float">
            <text:p>0,109649122807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04]~[.P104]~[.T104]~[.X104]);&quot;2&quot;)" office:value-type="float" office:value="2" calcext:value-type="float">
            <text:p>2</text:p>
          </table:table-cell>
          <table:table-cell table:formula="of:=COUNTIF(([.N104]~[.R104]~[.V104]~[.Z104]);&quot;2&quot;)" office:value-type="float" office:value="2" calcext:value-type="float">
            <text:p>2</text:p>
          </table:table-cell>
          <table:table-cell table:formula="of:=IF(NOT(ISBLANK([.X104]))  ;[.X104];IF(NOT(ISBLANK([.T104]));[.T104];IF(NOT(ISBLANK([.P104]));[.P104];IF(NOT(ISBLANK([.L104]));[.L104];0))))" office:value-type="float" office:value="0" calcext:value-type="float">
            <text:p>0</text:p>
          </table:table-cell>
          <table:table-cell table:formula="of:=IF(NOT(ISBLANK([.Z104]))  ;[.Z104];IF(NOT(ISBLANK([.V104]));[.V104];IF(NOT(ISBLANK([.R104]));[.R104];IF(NOT(ISBLANK([.AE104]));[.AE10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table:formula="of:=SUM([.M105];[.Q105];[.U105];[.Y105])/[.AB105]" office:value-type="float" office:value="12.5" calcext:value-type="float">
            <text:p>12,5</text:p>
          </table:table-cell>
          <table:table-cell table:formula="of:=SUM([.M105];[.Q105];[.U105];[.Y105])/[.D105]" office:value-type="float" office:value="0.108225108225108" calcext:value-type="float">
            <text:p>0,1082251082251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O105];[.S105];[.W105];[.AA105])/[.AC105]" office:value-type="float" office:value="25" calcext:value-type="float">
            <text:p>25</text:p>
          </table:table-cell>
          <table:table-cell table:formula="of:=SUM([.O105];[.S105];[.W105];[.AA105])/[.I105]" office:value-type="float" office:value="0.102880658436214" calcext:value-type="float">
            <text:p>0,102880658436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05]~[.P105]~[.T105]~[.X105]);&quot;2&quot;)" office:value-type="float" office:value="2" calcext:value-type="float">
            <text:p>2</text:p>
          </table:table-cell>
          <table:table-cell table:formula="of:=COUNTIF(([.N105]~[.R105]~[.V105]~[.Z105]);&quot;2&quot;)" office:value-type="float" office:value="2" calcext:value-type="float">
            <text:p>2</text:p>
          </table:table-cell>
          <table:table-cell table:formula="of:=IF(NOT(ISBLANK([.X105]))  ;[.X105];IF(NOT(ISBLANK([.T105]));[.T105];IF(NOT(ISBLANK([.P105]));[.P105];IF(NOT(ISBLANK([.L105]));[.L105];0))))" office:value-type="float" office:value="0" calcext:value-type="float">
            <text:p>0</text:p>
          </table:table-cell>
          <table:table-cell table:formula="of:=IF(NOT(ISBLANK([.Z105]))  ;[.Z105];IF(NOT(ISBLANK([.V105]));[.V105];IF(NOT(ISBLANK([.R105]));[.R105];IF(NOT(ISBLANK([.AE105]));[.AE105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formula="of:=SUM([.M106];[.Q106];[.U106];[.Y106])/[.AB106]" office:value-type="float" office:value="51.5" calcext:value-type="float">
            <text:p>51,5</text:p>
          </table:table-cell>
          <table:table-cell table:formula="of:=SUM([.M106];[.Q106];[.U106];[.Y106])/[.D10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table:formula="of:=SUM([.O106];[.S106];[.W106];[.AA106])/[.AC106]" office:value-type="float" office:value="20" calcext:value-type="float">
            <text:p>20</text:p>
          </table:table-cell>
          <table:table-cell table:formula="of:=SUM([.O106];[.S106];[.W106];[.AA106])/[.I106]" office:value-type="float" office:value="0.0987654320987654" calcext:value-type="float">
            <text:p>0,0987654320987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table:formula="of:=COUNTIF(([.L106]~[.P106]~[.T106]~[.X106]);&quot;2&quot;)" office:value-type="float" office:value="2" calcext:value-type="float">
            <text:p>2</text:p>
          </table:table-cell>
          <table:table-cell table:formula="of:=COUNTIF(([.N106]~[.R106]~[.V106]~[.Z106]);&quot;2&quot;)" office:value-type="float" office:value="2" calcext:value-type="float">
            <text:p>2</text:p>
          </table:table-cell>
          <table:table-cell table:formula="of:=IF(NOT(ISBLANK([.X106]))  ;[.X106];IF(NOT(ISBLANK([.T106]));[.T106];IF(NOT(ISBLANK([.P106]));[.P106];IF(NOT(ISBLANK([.L106]));[.L106];0))))" office:value-type="float" office:value="3" calcext:value-type="float">
            <text:p>3</text:p>
          </table:table-cell>
          <table:table-cell table:formula="of:=IF(NOT(ISBLANK([.Z106]))  ;[.Z106];IF(NOT(ISBLANK([.V106]));[.V106];IF(NOT(ISBLANK([.R106]));[.R106];IF(NOT(ISBLANK([.AE106]));[.AE10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formula="of:=SUM([.M107];[.Q107];[.U107];[.Y107])/[.AB107]" office:value-type="float" office:value="12.5" calcext:value-type="float">
            <text:p>12,5</text:p>
          </table:table-cell>
          <table:table-cell table:formula="of:=SUM([.M107];[.Q107];[.U107];[.Y107])/[.D107]" office:value-type="float" office:value="0.144508670520231" calcext:value-type="float">
            <text:p>0,1445086705202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07];[.S107];[.W107];[.AA107])/[.AC107]" office:value-type="float" office:value="25" calcext:value-type="float">
            <text:p>25</text:p>
          </table:table-cell>
          <table:table-cell table:formula="of:=SUM([.O107];[.S107];[.W107];[.AA107])/[.I107]" office:value-type="float" office:value="0.120481927710843" calcext:value-type="float">
            <text:p>0,1204819277108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07]~[.P107]~[.T107]~[.X107]);&quot;2&quot;)" office:value-type="float" office:value="2" calcext:value-type="float">
            <text:p>2</text:p>
          </table:table-cell>
          <table:table-cell table:formula="of:=COUNTIF(([.N107]~[.R107]~[.V107]~[.Z107]);&quot;2&quot;)" office:value-type="float" office:value="2" calcext:value-type="float">
            <text:p>2</text:p>
          </table:table-cell>
          <table:table-cell table:formula="of:=IF(NOT(ISBLANK([.X107]))  ;[.X107];IF(NOT(ISBLANK([.T107]));[.T107];IF(NOT(ISBLANK([.P107]));[.P107];IF(NOT(ISBLANK([.L107]));[.L107];0))))" office:value-type="float" office:value="0" calcext:value-type="float">
            <text:p>0</text:p>
          </table:table-cell>
          <table:table-cell table:formula="of:=IF(NOT(ISBLANK([.Z107]))  ;[.Z107];IF(NOT(ISBLANK([.V107]));[.V107];IF(NOT(ISBLANK([.R107]));[.R107];IF(NOT(ISBLANK([.AE107]));[.AE10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table:formula="of:=SUM([.M108];[.Q108];[.U108];[.Y108])/[.AB108]" office:value-type="float" office:value="12.5" calcext:value-type="float">
            <text:p>12,5</text:p>
          </table:table-cell>
          <table:table-cell table:formula="of:=SUM([.M108];[.Q108];[.U108];[.Y108])/[.D108]" office:value-type="float" office:value="0.0547045951859956" calcext:value-type="float">
            <text:p>0,05470459518599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formula="of:=SUM([.O108];[.S108];[.W108];[.AA108])/[.AC108]" office:value-type="float" office:value="25" calcext:value-type="float">
            <text:p>25</text:p>
          </table:table-cell>
          <table:table-cell table:formula="of:=SUM([.O108];[.S108];[.W108];[.AA108])/[.I108]" office:value-type="float" office:value="0.344827586206897" calcext:value-type="float">
            <text:p>0,3448275862068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08]~[.P108]~[.T108]~[.X108]);&quot;2&quot;)" office:value-type="float" office:value="2" calcext:value-type="float">
            <text:p>2</text:p>
          </table:table-cell>
          <table:table-cell table:formula="of:=COUNTIF(([.N108]~[.R108]~[.V108]~[.Z108]);&quot;2&quot;)" office:value-type="float" office:value="2" calcext:value-type="float">
            <text:p>2</text:p>
          </table:table-cell>
          <table:table-cell table:formula="of:=IF(NOT(ISBLANK([.X108]))  ;[.X108];IF(NOT(ISBLANK([.T108]));[.T108];IF(NOT(ISBLANK([.P108]));[.P108];IF(NOT(ISBLANK([.L108]));[.L108];0))))" office:value-type="float" office:value="0" calcext:value-type="float">
            <text:p>0</text:p>
          </table:table-cell>
          <table:table-cell table:formula="of:=IF(NOT(ISBLANK([.Z108]))  ;[.Z108];IF(NOT(ISBLANK([.V108]));[.V108];IF(NOT(ISBLANK([.R108]));[.R108];IF(NOT(ISBLANK([.AE108]));[.AE10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table:formula="of:=SUM([.M109];[.Q109];[.U109];[.Y109])/[.AB109]" office:value-type="float" office:value="12.5" calcext:value-type="float">
            <text:p>12,5</text:p>
          </table:table-cell>
          <table:table-cell table:formula="of:=SUM([.M109];[.Q109];[.U109];[.Y109])/[.D109]" office:value-type="float" office:value="0.076219512195122" calcext:value-type="float">
            <text:p>0,076219512195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table:formula="of:=SUM([.O109];[.S109];[.W109];[.AA109])/[.AC109]" office:value-type="float" office:value="10" calcext:value-type="float">
            <text:p>10</text:p>
          </table:table-cell>
          <table:table-cell table:formula="of:=SUM([.O109];[.S109];[.W109];[.AA109])/[.I109]" office:value-type="float" office:value="0.0288184438040346" calcext:value-type="float">
            <text:p>0,0288184438040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09]~[.P109]~[.T109]~[.X109]);&quot;2&quot;)" office:value-type="float" office:value="2" calcext:value-type="float">
            <text:p>2</text:p>
          </table:table-cell>
          <table:table-cell table:formula="of:=COUNTIF(([.N109]~[.R109]~[.V109]~[.Z109]);&quot;2&quot;)" office:value-type="float" office:value="1" calcext:value-type="float">
            <text:p>1</text:p>
          </table:table-cell>
          <table:table-cell table:formula="of:=IF(NOT(ISBLANK([.X109]))  ;[.X109];IF(NOT(ISBLANK([.T109]));[.T109];IF(NOT(ISBLANK([.P109]));[.P109];IF(NOT(ISBLANK([.L109]));[.L109];0))))" office:value-type="float" office:value="2" calcext:value-type="float">
            <text:p>2</text:p>
          </table:table-cell>
          <table:table-cell table:formula="of:=IF(NOT(ISBLANK([.Z109]))  ;[.Z109];IF(NOT(ISBLANK([.V109]));[.V109];IF(NOT(ISBLANK([.R109]));[.R109];IF(NOT(ISBLANK([.AE109]));[.AE10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formula="of:=SUM([.M110];[.Q110];[.U110];[.Y110])/[.AB110]" office:value-type="float" office:value="12.5" calcext:value-type="float">
            <text:p>12,5</text:p>
          </table:table-cell>
          <table:table-cell table:formula="of:=SUM([.M110];[.Q110];[.U110];[.Y110])/[.D110]" office:value-type="float" office:value="0.099601593625498" calcext:value-type="float">
            <text:p>0,0996015936254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table:formula="of:=SUM([.O110];[.S110];[.W110];[.AA110])/[.AC110]" office:value-type="float" office:value="25" calcext:value-type="float">
            <text:p>25</text:p>
          </table:table-cell>
          <table:table-cell table:formula="of:=SUM([.O110];[.S110];[.W110];[.AA110])/[.I110]" office:value-type="float" office:value="0.103950103950104" calcext:value-type="float">
            <text:p>0,10395010395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10]~[.P110]~[.T110]~[.X110]);&quot;2&quot;)" office:value-type="float" office:value="2" calcext:value-type="float">
            <text:p>2</text:p>
          </table:table-cell>
          <table:table-cell table:formula="of:=COUNTIF(([.N110]~[.R110]~[.V110]~[.Z110]);&quot;2&quot;)" office:value-type="float" office:value="2" calcext:value-type="float">
            <text:p>2</text:p>
          </table:table-cell>
          <table:table-cell table:formula="of:=IF(NOT(ISBLANK([.X110]))  ;[.X110];IF(NOT(ISBLANK([.T110]));[.T110];IF(NOT(ISBLANK([.P110]));[.P110];IF(NOT(ISBLANK([.L110]));[.L110];0))))" office:value-type="float" office:value="0" calcext:value-type="float">
            <text:p>0</text:p>
          </table:table-cell>
          <table:table-cell table:formula="of:=IF(NOT(ISBLANK([.Z110]))  ;[.Z110];IF(NOT(ISBLANK([.V110]));[.V110];IF(NOT(ISBLANK([.R110]));[.R110];IF(NOT(ISBLANK([.AE110]));[.AE11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table:formula="of:=SUM([.M111];[.Q111];[.U111];[.Y111])/[.AB111]" office:value-type="float" office:value="32.5" calcext:value-type="float">
            <text:p>32,5</text:p>
          </table:table-cell>
          <table:table-cell table:formula="of:=SUM([.M111];[.Q111];[.U111];[.Y111])/[.D111]" office:value-type="float" office:value="0.14161220043573" calcext:value-type="float">
            <text:p>0,1416122004357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formula="of:=SUM([.O111];[.S111];[.W111];[.AA111])/[.AC111]" office:value-type="float" office:value="25" calcext:value-type="float">
            <text:p>25</text:p>
          </table:table-cell>
          <table:table-cell table:formula="of:=SUM([.O111];[.S111];[.W111];[.AA111])/[.I111]" office:value-type="float" office:value="0.31055900621118" calcext:value-type="float">
            <text:p>0,31055900621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11]~[.P111]~[.T111]~[.X111]);&quot;2&quot;)" office:value-type="float" office:value="2" calcext:value-type="float">
            <text:p>2</text:p>
          </table:table-cell>
          <table:table-cell table:formula="of:=COUNTIF(([.N111]~[.R111]~[.V111]~[.Z111]);&quot;2&quot;)" office:value-type="float" office:value="2" calcext:value-type="float">
            <text:p>2</text:p>
          </table:table-cell>
          <table:table-cell table:formula="of:=IF(NOT(ISBLANK([.X111]))  ;[.X111];IF(NOT(ISBLANK([.T111]));[.T111];IF(NOT(ISBLANK([.P111]));[.P111];IF(NOT(ISBLANK([.L111]));[.L111];0))))" office:value-type="float" office:value="1" calcext:value-type="float">
            <text:p>1</text:p>
          </table:table-cell>
          <table:table-cell table:formula="of:=IF(NOT(ISBLANK([.Z111]))  ;[.Z111];IF(NOT(ISBLANK([.V111]));[.V111];IF(NOT(ISBLANK([.R111]));[.R111];IF(NOT(ISBLANK([.AE111]));[.AE11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formula="of:=SUM([.M112];[.Q112];[.U112];[.Y112])/[.AB112]" office:value-type="float" office:value="12.5" calcext:value-type="float">
            <text:p>12,5</text:p>
          </table:table-cell>
          <table:table-cell table:formula="of:=SUM([.M112];[.Q112];[.U112];[.Y112])/[.D112]" office:value-type="float" office:value="0.0769230769230769" calcext:value-type="float">
            <text:p>0,0769230769230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formula="of:=SUM([.O112];[.S112];[.W112];[.AA112])/[.AC112]" office:value-type="float" office:value="10" calcext:value-type="float">
            <text:p>10</text:p>
          </table:table-cell>
          <table:table-cell table:formula="of:=SUM([.O112];[.S112];[.W112];[.AA112])/[.I112]" office:value-type="float" office:value="0.0505050505050505" calcext:value-type="float">
            <text:p>0,0505050505050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12]~[.P112]~[.T112]~[.X112]);&quot;2&quot;)" office:value-type="float" office:value="2" calcext:value-type="float">
            <text:p>2</text:p>
          </table:table-cell>
          <table:table-cell table:formula="of:=COUNTIF(([.N112]~[.R112]~[.V112]~[.Z112]);&quot;2&quot;)" office:value-type="float" office:value="1" calcext:value-type="float">
            <text:p>1</text:p>
          </table:table-cell>
          <table:table-cell table:formula="of:=IF(NOT(ISBLANK([.X112]))  ;[.X112];IF(NOT(ISBLANK([.T112]));[.T112];IF(NOT(ISBLANK([.P112]));[.P112];IF(NOT(ISBLANK([.L112]));[.L112];0))))" office:value-type="float" office:value="2" calcext:value-type="float">
            <text:p>2</text:p>
          </table:table-cell>
          <table:table-cell table:formula="of:=IF(NOT(ISBLANK([.Z112]))  ;[.Z112];IF(NOT(ISBLANK([.V112]));[.V112];IF(NOT(ISBLANK([.R112]));[.R112];IF(NOT(ISBLANK([.AE112]));[.AE112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table:formula="of:=SUM([.M113];[.Q113];[.U113];[.Y113])/[.AB113]" office:value-type="float" office:value="32.5" calcext:value-type="float">
            <text:p>32,5</text:p>
          </table:table-cell>
          <table:table-cell table:formula="of:=SUM([.M113];[.Q113];[.U113];[.Y113])/[.D113]" office:value-type="float" office:value="0.135983263598326" calcext:value-type="float">
            <text:p>0,1359832635983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table:formula="of:=SUM([.O113];[.S113];[.W113];[.AA113])/[.AC113]" office:value-type="float" office:value="25" calcext:value-type="float">
            <text:p>25</text:p>
          </table:table-cell>
          <table:table-cell table:formula="of:=SUM([.O113];[.S113];[.W113];[.AA113])/[.I113]" office:value-type="float" office:value="0.24390243902439" calcext:value-type="float">
            <text:p>0,243902439024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13]~[.P113]~[.T113]~[.X113]);&quot;2&quot;)" office:value-type="float" office:value="2" calcext:value-type="float">
            <text:p>2</text:p>
          </table:table-cell>
          <table:table-cell table:formula="of:=COUNTIF(([.N113]~[.R113]~[.V113]~[.Z113]);&quot;2&quot;)" office:value-type="float" office:value="2" calcext:value-type="float">
            <text:p>2</text:p>
          </table:table-cell>
          <table:table-cell table:formula="of:=IF(NOT(ISBLANK([.X113]))  ;[.X113];IF(NOT(ISBLANK([.T113]));[.T113];IF(NOT(ISBLANK([.P113]));[.P113];IF(NOT(ISBLANK([.L113]));[.L113];0))))" office:value-type="float" office:value="1" calcext:value-type="float">
            <text:p>1</text:p>
          </table:table-cell>
          <table:table-cell table:formula="of:=IF(NOT(ISBLANK([.Z113]))  ;[.Z113];IF(NOT(ISBLANK([.V113]));[.V113];IF(NOT(ISBLANK([.R113]));[.R113];IF(NOT(ISBLANK([.AE113]));[.AE11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formula="of:=SUM([.M114];[.Q114];[.U114];[.Y114])/[.AB114]" office:value-type="float" office:value="12.5" calcext:value-type="float">
            <text:p>12,5</text:p>
          </table:table-cell>
          <table:table-cell table:formula="of:=SUM([.M114];[.Q114];[.U114];[.Y114])/[.D114]" office:value-type="float" office:value="0.115740740740741" calcext:value-type="float">
            <text:p>0,1157407407407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formula="of:=SUM([.O114];[.S114];[.W114];[.AA114])/[.AC114]" office:value-type="float" office:value="30" calcext:value-type="float">
            <text:p>30</text:p>
          </table:table-cell>
          <table:table-cell table:formula="of:=SUM([.O114];[.S114];[.W114];[.AA114])/[.I114]" office:value-type="float" office:value="0.0744416873449131" calcext:value-type="float">
            <text:p>0,0744416873449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4]~[.P114]~[.T114]~[.X114]);&quot;2&quot;)" office:value-type="float" office:value="2" calcext:value-type="float">
            <text:p>2</text:p>
          </table:table-cell>
          <table:table-cell table:formula="of:=COUNTIF(([.N114]~[.R114]~[.V114]~[.Z114]);&quot;2&quot;)" office:value-type="float" office:value="1" calcext:value-type="float">
            <text:p>1</text:p>
          </table:table-cell>
          <table:table-cell table:formula="of:=IF(NOT(ISBLANK([.X114]))  ;[.X114];IF(NOT(ISBLANK([.T114]));[.T114];IF(NOT(ISBLANK([.P114]));[.P114];IF(NOT(ISBLANK([.L114]));[.L114];0))))" office:value-type="float" office:value="2" calcext:value-type="float">
            <text:p>2</text:p>
          </table:table-cell>
          <table:table-cell table:formula="of:=IF(NOT(ISBLANK([.Z114]))  ;[.Z114];IF(NOT(ISBLANK([.V114]));[.V114];IF(NOT(ISBLANK([.R114]));[.R114];IF(NOT(ISBLANK([.AE114]));[.AE11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6" calcext:value-type="float">
            <text:p>356</text:p>
          </table:table-cell>
          <table:table-cell table:formula="of:=SUM([.M115];[.Q115];[.U115];[.Y115])/[.AB115]" office:value-type="float" office:value="12.5" calcext:value-type="float">
            <text:p>12,5</text:p>
          </table:table-cell>
          <table:table-cell table:formula="of:=SUM([.M115];[.Q115];[.U115];[.Y115])/[.D115]" office:value-type="float" office:value="0.0702247191011236" calcext:value-type="float">
            <text:p>0,0702247191011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SUM([.O115];[.S115];[.W115];[.AA115])/[.AC115]" office:value-type="float" office:value="30" calcext:value-type="float">
            <text:p>30</text:p>
          </table:table-cell>
          <table:table-cell table:formula="of:=SUM([.O115];[.S115];[.W115];[.AA115])/[.I115]" office:value-type="float" office:value="0.194805194805195" calcext:value-type="float">
            <text:p>0,194805194805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5]~[.P115]~[.T115]~[.X115]);&quot;2&quot;)" office:value-type="float" office:value="2" calcext:value-type="float">
            <text:p>2</text:p>
          </table:table-cell>
          <table:table-cell table:formula="of:=COUNTIF(([.N115]~[.R115]~[.V115]~[.Z115]);&quot;2&quot;)" office:value-type="float" office:value="1" calcext:value-type="float">
            <text:p>1</text:p>
          </table:table-cell>
          <table:table-cell table:formula="of:=IF(NOT(ISBLANK([.X115]))  ;[.X115];IF(NOT(ISBLANK([.T115]));[.T115];IF(NOT(ISBLANK([.P115]));[.P115];IF(NOT(ISBLANK([.L115]));[.L115];0))))" office:value-type="float" office:value="2" calcext:value-type="float">
            <text:p>2</text:p>
          </table:table-cell>
          <table:table-cell table:formula="of:=IF(NOT(ISBLANK([.Z115]))  ;[.Z115];IF(NOT(ISBLANK([.V115]));[.V115];IF(NOT(ISBLANK([.R115]));[.R115];IF(NOT(ISBLANK([.AE115]));[.AE11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table:formula="of:=SUM([.M116];[.Q116];[.U116];[.Y116])/[.AB116]" office:value-type="float" office:value="12.5" calcext:value-type="float">
            <text:p>12,5</text:p>
          </table:table-cell>
          <table:table-cell table:formula="of:=SUM([.M116];[.Q116];[.U116];[.Y116])/[.D116]" office:value-type="float" office:value="0.0755287009063444" calcext:value-type="float">
            <text:p>0,0755287009063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table:formula="of:=SUM([.O116];[.S116];[.W116];[.AA116])/[.AC116]" office:value-type="float" office:value="10" calcext:value-type="float">
            <text:p>10</text:p>
          </table:table-cell>
          <table:table-cell table:formula="of:=SUM([.O116];[.S116];[.W116];[.AA116])/[.I116]" office:value-type="float" office:value="0.0628930817610063" calcext:value-type="float">
            <text:p>0,0628930817610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16]~[.P116]~[.T116]~[.X116]);&quot;2&quot;)" office:value-type="float" office:value="2" calcext:value-type="float">
            <text:p>2</text:p>
          </table:table-cell>
          <table:table-cell table:formula="of:=COUNTIF(([.N116]~[.R116]~[.V116]~[.Z116]);&quot;2&quot;)" office:value-type="float" office:value="1" calcext:value-type="float">
            <text:p>1</text:p>
          </table:table-cell>
          <table:table-cell table:formula="of:=IF(NOT(ISBLANK([.X116]))  ;[.X116];IF(NOT(ISBLANK([.T116]));[.T116];IF(NOT(ISBLANK([.P116]));[.P116];IF(NOT(ISBLANK([.L116]));[.L116];0))))" office:value-type="float" office:value="2" calcext:value-type="float">
            <text:p>2</text:p>
          </table:table-cell>
          <table:table-cell table:formula="of:=IF(NOT(ISBLANK([.Z116]))  ;[.Z116];IF(NOT(ISBLANK([.V116]));[.V116];IF(NOT(ISBLANK([.R116]));[.R116];IF(NOT(ISBLANK([.AE116]));[.AE11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SUM([.M117];[.Q117];[.U117];[.Y117])/[.AB117]" office:value-type="float" office:value="12.5" calcext:value-type="float">
            <text:p>12,5</text:p>
          </table:table-cell>
          <table:table-cell table:formula="of:=SUM([.M117];[.Q117];[.U117];[.Y117])/[.D117]" office:value-type="float" office:value="0.103305785123967" calcext:value-type="float">
            <text:p>0,1033057851239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table:formula="of:=SUM([.O117];[.S117];[.W117];[.AA117])/[.AC117]" office:value-type="float" office:value="30" calcext:value-type="float">
            <text:p>30</text:p>
          </table:table-cell>
          <table:table-cell table:formula="of:=SUM([.O117];[.S117];[.W117];[.AA117])/[.I117]" office:value-type="float" office:value="0.0826446280991736" calcext:value-type="float">
            <text:p>0,082644628099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7]~[.P117]~[.T117]~[.X117]);&quot;2&quot;)" office:value-type="float" office:value="2" calcext:value-type="float">
            <text:p>2</text:p>
          </table:table-cell>
          <table:table-cell table:formula="of:=COUNTIF(([.N117]~[.R117]~[.V117]~[.Z117]);&quot;2&quot;)" office:value-type="float" office:value="1" calcext:value-type="float">
            <text:p>1</text:p>
          </table:table-cell>
          <table:table-cell table:formula="of:=IF(NOT(ISBLANK([.X117]))  ;[.X117];IF(NOT(ISBLANK([.T117]));[.T117];IF(NOT(ISBLANK([.P117]));[.P117];IF(NOT(ISBLANK([.L117]));[.L117];0))))" office:value-type="float" office:value="2" calcext:value-type="float">
            <text:p>2</text:p>
          </table:table-cell>
          <table:table-cell table:formula="of:=IF(NOT(ISBLANK([.Z117]))  ;[.Z117];IF(NOT(ISBLANK([.V117]));[.V117];IF(NOT(ISBLANK([.R117]));[.R117];IF(NOT(ISBLANK([.AE117]));[.AE11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table:formula="of:=SUM([.M118];[.Q118];[.U118];[.Y118])/[.AB118]" office:value-type="float" office:value="19.25" calcext:value-type="float">
            <text:p>19,25</text:p>
          </table:table-cell>
          <table:table-cell table:formula="of:=SUM([.M118];[.Q118];[.U118];[.Y118])/[.D118]" office:value-type="float" office:value="0.168490153172867" calcext:value-type="float">
            <text:p>0,1684901531728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formula="of:=SUM([.O118];[.S118];[.W118];[.AA118])/[.AC118]" office:value-type="float" office:value="40.6666666666667" calcext:value-type="float">
            <text:p>40,6666666666667</text:p>
          </table:table-cell>
          <table:table-cell table:formula="of:=SUM([.O118];[.S118];[.W118];[.AA118])/[.I1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COUNTIF(([.L118]~[.P118]~[.T118]~[.X118]);&quot;2&quot;)" office:value-type="float" office:value="4" calcext:value-type="float">
            <text:p>4</text:p>
          </table:table-cell>
          <table:table-cell table:formula="of:=COUNTIF(([.N118]~[.R118]~[.V118]~[.Z118]);&quot;2&quot;)" office:value-type="float" office:value="3" calcext:value-type="float">
            <text:p>3</text:p>
          </table:table-cell>
          <table:table-cell table:formula="of:=IF(NOT(ISBLANK([.X118]))  ;[.X118];IF(NOT(ISBLANK([.T118]));[.T118];IF(NOT(ISBLANK([.P118]));[.P118];IF(NOT(ISBLANK([.L118]));[.L118];0))))" office:value-type="float" office:value="2" calcext:value-type="float">
            <text:p>2</text:p>
          </table:table-cell>
          <table:table-cell table:formula="of:=IF(NOT(ISBLANK([.Z118]))  ;[.Z118];IF(NOT(ISBLANK([.V118]));[.V118];IF(NOT(ISBLANK([.R118]));[.R118];IF(NOT(ISBLANK([.AE118]));[.AE118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formula="of:=SUM([.M119];[.Q119];[.U119];[.Y119])/[.AB119]" office:value-type="float" office:value="12.5" calcext:value-type="float">
            <text:p>12,5</text:p>
          </table:table-cell>
          <table:table-cell table:formula="of:=SUM([.M119];[.Q119];[.U119];[.Y119])/[.D119]" office:value-type="float" office:value="0.0529661016949153" calcext:value-type="float">
            <text:p>0,0529661016949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formula="of:=SUM([.O119];[.S119];[.W119];[.AA119])/[.AC119]" office:value-type="float" office:value="10" calcext:value-type="float">
            <text:p>10</text:p>
          </table:table-cell>
          <table:table-cell table:formula="of:=SUM([.O119];[.S119];[.W119];[.AA119])/[.I119]" office:value-type="float" office:value="0.0418410041841004" calcext:value-type="float">
            <text:p>0,041841004184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19]~[.P119]~[.T119]~[.X119]);&quot;2&quot;)" office:value-type="float" office:value="2" calcext:value-type="float">
            <text:p>2</text:p>
          </table:table-cell>
          <table:table-cell table:formula="of:=COUNTIF(([.N119]~[.R119]~[.V119]~[.Z119]);&quot;2&quot;)" office:value-type="float" office:value="1" calcext:value-type="float">
            <text:p>1</text:p>
          </table:table-cell>
          <table:table-cell table:formula="of:=IF(NOT(ISBLANK([.X119]))  ;[.X119];IF(NOT(ISBLANK([.T119]));[.T119];IF(NOT(ISBLANK([.P119]));[.P119];IF(NOT(ISBLANK([.L119]));[.L119];0))))" office:value-type="float" office:value="2" calcext:value-type="float">
            <text:p>2</text:p>
          </table:table-cell>
          <table:table-cell table:formula="of:=IF(NOT(ISBLANK([.Z119]))  ;[.Z119];IF(NOT(ISBLANK([.V119]));[.V119];IF(NOT(ISBLANK([.R119]));[.R119];IF(NOT(ISBLANK([.AE119]));[.AE11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table:formula="of:=SUM([.M120];[.Q120];[.U120];[.Y120])/[.AB120]" office:value-type="float" office:value="190.5" calcext:value-type="float">
            <text:p>190,5</text:p>
          </table:table-cell>
          <table:table-cell table:formula="of:=SUM([.M120];[.Q120];[.U120];[.Y120])/[.D120]" office:value-type="float" office:value="0.987046632124352" calcext:value-type="float">
            <text:p>0,9870466321243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formula="of:=SUM([.O120];[.S120];[.W120];[.AA120])/[.AC120]" office:value-type="float" office:value="52" calcext:value-type="float">
            <text:p>52</text:p>
          </table:table-cell>
          <table:table-cell table:formula="of:=SUM([.O120];[.S120];[.W120];[.AA120])/[.I120]" office:value-type="float" office:value="0.211382113821138" calcext:value-type="float">
            <text:p>0,2113821138211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formula="of:=COUNTIF(([.L120]~[.P120]~[.T120]~[.X120]);&quot;2&quot;)" office:value-type="float" office:value="2" calcext:value-type="float">
            <text:p>2</text:p>
          </table:table-cell>
          <table:table-cell table:formula="of:=COUNTIF(([.N120]~[.R120]~[.V120]~[.Z120]);&quot;2&quot;)" office:value-type="float" office:value="2" calcext:value-type="float">
            <text:p>2</text:p>
          </table:table-cell>
          <table:table-cell table:formula="of:=IF(NOT(ISBLANK([.X120]))  ;[.X120];IF(NOT(ISBLANK([.T120]));[.T120];IF(NOT(ISBLANK([.P120]));[.P120];IF(NOT(ISBLANK([.L120]));[.L120];0))))" office:value-type="float" office:value="1" calcext:value-type="float">
            <text:p>1</text:p>
          </table:table-cell>
          <table:table-cell table:formula="of:=IF(NOT(ISBLANK([.Z120]))  ;[.Z120];IF(NOT(ISBLANK([.V120]));[.V120];IF(NOT(ISBLANK([.R120]));[.R120];IF(NOT(ISBLANK([.AE120]));[.AE12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SUM([.M121];[.Q121];[.U121];[.Y121])/[.AB121]" office:value-type="float" office:value="14" calcext:value-type="float">
            <text:p>14</text:p>
          </table:table-cell>
          <table:table-cell table:formula="of:=SUM([.M121];[.Q121];[.U121];[.Y121])/[.D121]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SUM([.O121];[.S121];[.W121];[.AA121])/[.AC121]" office:value-type="float" office:value="33" calcext:value-type="float">
            <text:p>33</text:p>
          </table:table-cell>
          <table:table-cell table:formula="of:=SUM([.O121];[.S121];[.W121];[.AA121])/[.I121]" office:value-type="float" office:value="0.235714285714286" calcext:value-type="float">
            <text:p>0,23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table:formula="of:=COUNTIF(([.L121]~[.P121]~[.T121]~[.X121]);&quot;2&quot;)" office:value-type="float" office:value="2" calcext:value-type="float">
            <text:p>2</text:p>
          </table:table-cell>
          <table:table-cell table:formula="of:=COUNTIF(([.N121]~[.R121]~[.V121]~[.Z121]);&quot;2&quot;)" office:value-type="float" office:value="1" calcext:value-type="float">
            <text:p>1</text:p>
          </table:table-cell>
          <table:table-cell table:formula="of:=IF(NOT(ISBLANK([.X121]))  ;[.X121];IF(NOT(ISBLANK([.T121]));[.T121];IF(NOT(ISBLANK([.P121]));[.P121];IF(NOT(ISBLANK([.L121]));[.L121];0))))" office:value-type="float" office:value="2" calcext:value-type="float">
            <text:p>2</text:p>
          </table:table-cell>
          <table:table-cell table:formula="of:=IF(NOT(ISBLANK([.Z121]))  ;[.Z121];IF(NOT(ISBLANK([.V121]));[.V121];IF(NOT(ISBLANK([.R121]));[.R121];IF(NOT(ISBLANK([.AE121]));[.AE12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SUM([.M122];[.Q122];[.U122];[.Y122])/[.AB122]" office:value-type="float" office:value="12.5" calcext:value-type="float">
            <text:p>12,5</text:p>
          </table:table-cell>
          <table:table-cell table:formula="of:=SUM([.M122];[.Q122];[.U122];[.Y122])/[.D122]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table:formula="of:=SUM([.O122];[.S122];[.W122];[.AA122])/[.AC122]" office:value-type="float" office:value="30" calcext:value-type="float">
            <text:p>30</text:p>
          </table:table-cell>
          <table:table-cell table:formula="of:=SUM([.O122];[.S122];[.W122];[.AA122])/[.I122]" office:value-type="float" office:value="0.0757575757575758" calcext:value-type="float">
            <text:p>0,0757575757575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2]~[.P122]~[.T122]~[.X122]);&quot;2&quot;)" office:value-type="float" office:value="2" calcext:value-type="float">
            <text:p>2</text:p>
          </table:table-cell>
          <table:table-cell table:formula="of:=COUNTIF(([.N122]~[.R122]~[.V122]~[.Z122]);&quot;2&quot;)" office:value-type="float" office:value="1" calcext:value-type="float">
            <text:p>1</text:p>
          </table:table-cell>
          <table:table-cell table:formula="of:=IF(NOT(ISBLANK([.X122]))  ;[.X122];IF(NOT(ISBLANK([.T122]));[.T122];IF(NOT(ISBLANK([.P122]));[.P122];IF(NOT(ISBLANK([.L122]));[.L122];0))))" office:value-type="float" office:value="2" calcext:value-type="float">
            <text:p>2</text:p>
          </table:table-cell>
          <table:table-cell table:formula="of:=IF(NOT(ISBLANK([.Z122]))  ;[.Z122];IF(NOT(ISBLANK([.V122]));[.V122];IF(NOT(ISBLANK([.R122]));[.R122];IF(NOT(ISBLANK([.AE122]));[.AE12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table:formula="of:=SUM([.M123];[.Q123];[.U123];[.Y123])/[.AB123]" office:value-type="float" office:value="12.5" calcext:value-type="float">
            <text:p>12,5</text:p>
          </table:table-cell>
          <table:table-cell table:formula="of:=SUM([.M123];[.Q123];[.U123];[.Y123])/[.D123]" office:value-type="float" office:value="0.142857142857143" calcext:value-type="float">
            <text:p>0,1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formula="of:=SUM([.O123];[.S123];[.W123];[.AA123])/[.AC123]" office:value-type="float" office:value="30" calcext:value-type="float">
            <text:p>30</text:p>
          </table:table-cell>
          <table:table-cell table:formula="of:=SUM([.O123];[.S123];[.W123];[.AA123])/[.I123]" office:value-type="float" office:value="0.115830115830116" calcext:value-type="float">
            <text:p>0,115830115830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3]~[.P123]~[.T123]~[.X123]);&quot;2&quot;)" office:value-type="float" office:value="2" calcext:value-type="float">
            <text:p>2</text:p>
          </table:table-cell>
          <table:table-cell table:formula="of:=COUNTIF(([.N123]~[.R123]~[.V123]~[.Z123]);&quot;2&quot;)" office:value-type="float" office:value="1" calcext:value-type="float">
            <text:p>1</text:p>
          </table:table-cell>
          <table:table-cell table:formula="of:=IF(NOT(ISBLANK([.X123]))  ;[.X123];IF(NOT(ISBLANK([.T123]));[.T123];IF(NOT(ISBLANK([.P123]));[.P123];IF(NOT(ISBLANK([.L123]));[.L123];0))))" office:value-type="float" office:value="2" calcext:value-type="float">
            <text:p>2</text:p>
          </table:table-cell>
          <table:table-cell table:formula="of:=IF(NOT(ISBLANK([.Z123]))  ;[.Z123];IF(NOT(ISBLANK([.V123]));[.V123];IF(NOT(ISBLANK([.R123]));[.R123];IF(NOT(ISBLANK([.AE123]));[.AE123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table:formula="of:=SUM([.M124];[.Q124];[.U124];[.Y124])/[.AB124]" office:value-type="float" office:value="12.5" calcext:value-type="float">
            <text:p>12,5</text:p>
          </table:table-cell>
          <table:table-cell table:formula="of:=SUM([.M124];[.Q124];[.U124];[.Y124])/[.D124]" office:value-type="float" office:value="0.0518672199170125" calcext:value-type="float">
            <text:p>0,051867219917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formula="of:=SUM([.O124];[.S124];[.W124];[.AA124])/[.AC124]" office:value-type="float" office:value="10" calcext:value-type="float">
            <text:p>10</text:p>
          </table:table-cell>
          <table:table-cell table:formula="of:=SUM([.O124];[.S124];[.W124];[.AA124])/[.I124]" office:value-type="float" office:value="0.0632911392405063" calcext:value-type="float">
            <text:p>0,0632911392405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24]~[.P124]~[.T124]~[.X124]);&quot;2&quot;)" office:value-type="float" office:value="2" calcext:value-type="float">
            <text:p>2</text:p>
          </table:table-cell>
          <table:table-cell table:formula="of:=COUNTIF(([.N124]~[.R124]~[.V124]~[.Z124]);&quot;2&quot;)" office:value-type="float" office:value="1" calcext:value-type="float">
            <text:p>1</text:p>
          </table:table-cell>
          <table:table-cell table:formula="of:=IF(NOT(ISBLANK([.X124]))  ;[.X124];IF(NOT(ISBLANK([.T124]));[.T124];IF(NOT(ISBLANK([.P124]));[.P124];IF(NOT(ISBLANK([.L124]));[.L124];0))))" office:value-type="float" office:value="2" calcext:value-type="float">
            <text:p>2</text:p>
          </table:table-cell>
          <table:table-cell table:formula="of:=IF(NOT(ISBLANK([.Z124]))  ;[.Z124];IF(NOT(ISBLANK([.V124]));[.V124];IF(NOT(ISBLANK([.R124]));[.R124];IF(NOT(ISBLANK([.AE124]));[.AE12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table:formula="of:=SUM([.M125];[.Q125];[.U125];[.Y125])/[.AB125]" office:value-type="float" office:value="12.5" calcext:value-type="float">
            <text:p>12,5</text:p>
          </table:table-cell>
          <table:table-cell table:formula="of:=SUM([.M125];[.Q125];[.U125];[.Y125])/[.D125]" office:value-type="float" office:value="0.0919117647058824" calcext:value-type="float">
            <text:p>0,0919117647058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table:formula="of:=SUM([.O125];[.S125];[.W125];[.AA125])/[.AC125]" office:value-type="float" office:value="30" calcext:value-type="float">
            <text:p>30</text:p>
          </table:table-cell>
          <table:table-cell table:formula="of:=SUM([.O125];[.S125];[.W125];[.AA125])/[.I125]" office:value-type="float" office:value="0.215827338129496" calcext:value-type="float">
            <text:p>0,2158273381294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5]~[.P125]~[.T125]~[.X125]);&quot;2&quot;)" office:value-type="float" office:value="2" calcext:value-type="float">
            <text:p>2</text:p>
          </table:table-cell>
          <table:table-cell table:formula="of:=COUNTIF(([.N125]~[.R125]~[.V125]~[.Z125]);&quot;2&quot;)" office:value-type="float" office:value="1" calcext:value-type="float">
            <text:p>1</text:p>
          </table:table-cell>
          <table:table-cell table:formula="of:=IF(NOT(ISBLANK([.X125]))  ;[.X125];IF(NOT(ISBLANK([.T125]));[.T125];IF(NOT(ISBLANK([.P125]));[.P125];IF(NOT(ISBLANK([.L125]));[.L125];0))))" office:value-type="float" office:value="2" calcext:value-type="float">
            <text:p>2</text:p>
          </table:table-cell>
          <table:table-cell table:formula="of:=IF(NOT(ISBLANK([.Z125]))  ;[.Z125];IF(NOT(ISBLANK([.V125]));[.V125];IF(NOT(ISBLANK([.R125]));[.R125];IF(NOT(ISBLANK([.AE125]));[.AE125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formula="of:=SUM([.M126];[.Q126];[.U126];[.Y126])/[.AB126]" office:value-type="float" office:value="12.5" calcext:value-type="float">
            <text:p>12,5</text:p>
          </table:table-cell>
          <table:table-cell table:formula="of:=SUM([.M126];[.Q126];[.U126];[.Y126])/[.D126]" office:value-type="float" office:value="0.204918032786885" calcext:value-type="float">
            <text:p>0,2049180327868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formula="of:=SUM([.O126];[.S126];[.W126];[.AA126])/[.AC126]" office:value-type="float" office:value="30" calcext:value-type="float">
            <text:p>30</text:p>
          </table:table-cell>
          <table:table-cell table:formula="of:=SUM([.O126];[.S126];[.W126];[.AA126])/[.I126]" office:value-type="float" office:value="0.138888888888889" calcext:value-type="float">
            <text:p>0,13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6]~[.P126]~[.T126]~[.X126]);&quot;2&quot;)" office:value-type="float" office:value="2" calcext:value-type="float">
            <text:p>2</text:p>
          </table:table-cell>
          <table:table-cell table:formula="of:=COUNTIF(([.N126]~[.R126]~[.V126]~[.Z126]);&quot;2&quot;)" office:value-type="float" office:value="1" calcext:value-type="float">
            <text:p>1</text:p>
          </table:table-cell>
          <table:table-cell table:formula="of:=IF(NOT(ISBLANK([.X126]))  ;[.X126];IF(NOT(ISBLANK([.T126]));[.T126];IF(NOT(ISBLANK([.P126]));[.P126];IF(NOT(ISBLANK([.L126]));[.L126];0))))" office:value-type="float" office:value="2" calcext:value-type="float">
            <text:p>2</text:p>
          </table:table-cell>
          <table:table-cell table:formula="of:=IF(NOT(ISBLANK([.Z126]))  ;[.Z126];IF(NOT(ISBLANK([.V126]));[.V126];IF(NOT(ISBLANK([.R126]));[.R126];IF(NOT(ISBLANK([.AE126]));[.AE12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table:formula="of:=SUM([.M127];[.Q127];[.U127];[.Y127])/[.AB127]" office:value-type="float" office:value="33" calcext:value-type="float">
            <text:p>33</text:p>
          </table:table-cell>
          <table:table-cell table:formula="of:=SUM([.M127];[.Q127];[.U127];[.Y127])/[.D127]" office:value-type="float" office:value="0.320388349514563" calcext:value-type="float">
            <text:p>0,32038834951456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formula="of:=SUM([.O127];[.S127];[.W127];[.AA127])/[.AC127]" office:value-type="float" office:value="71" calcext:value-type="float">
            <text:p>71</text:p>
          </table:table-cell>
          <table:table-cell table:formula="of:=SUM([.O127];[.S127];[.W127];[.AA127])/[.I127]" office:value-type="float" office:value="0.202857142857143" calcext:value-type="float">
            <text:p>0,20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formula="of:=COUNTIF(([.L127]~[.P127]~[.T127]~[.X127]);&quot;2&quot;)" office:value-type="float" office:value="2" calcext:value-type="float">
            <text:p>2</text:p>
          </table:table-cell>
          <table:table-cell table:formula="of:=COUNTIF(([.N127]~[.R127]~[.V127]~[.Z127]);&quot;2&quot;)" office:value-type="float" office:value="1" calcext:value-type="float">
            <text:p>1</text:p>
          </table:table-cell>
          <table:table-cell table:formula="of:=IF(NOT(ISBLANK([.X127]))  ;[.X127];IF(NOT(ISBLANK([.T127]));[.T127];IF(NOT(ISBLANK([.P127]));[.P127];IF(NOT(ISBLANK([.L127]));[.L127];0))))" office:value-type="float" office:value="2" calcext:value-type="float">
            <text:p>2</text:p>
          </table:table-cell>
          <table:table-cell table:formula="of:=IF(NOT(ISBLANK([.Z127]))  ;[.Z127];IF(NOT(ISBLANK([.V127]));[.V127];IF(NOT(ISBLANK([.R127]));[.R127];IF(NOT(ISBLANK([.AE127]));[.AE12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SUM([.M128];[.Q128];[.U128];[.Y128])/[.AB128]" office:value-type="float" office:value="12.5" calcext:value-type="float">
            <text:p>12,5</text:p>
          </table:table-cell>
          <table:table-cell table:formula="of:=SUM([.M128];[.Q128];[.U128];[.Y128])/[.D128]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table:formula="of:=SUM([.O128];[.S128];[.W128];[.AA128])/[.AC128]" office:value-type="float" office:value="30" calcext:value-type="float">
            <text:p>30</text:p>
          </table:table-cell>
          <table:table-cell table:formula="of:=SUM([.O128];[.S128];[.W128];[.AA128])/[.I128]" office:value-type="float" office:value="0.077120822622108" calcext:value-type="float">
            <text:p>0,0771208226221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8]~[.P128]~[.T128]~[.X128]);&quot;2&quot;)" office:value-type="float" office:value="2" calcext:value-type="float">
            <text:p>2</text:p>
          </table:table-cell>
          <table:table-cell table:formula="of:=COUNTIF(([.N128]~[.R128]~[.V128]~[.Z128]);&quot;2&quot;)" office:value-type="float" office:value="1" calcext:value-type="float">
            <text:p>1</text:p>
          </table:table-cell>
          <table:table-cell table:formula="of:=IF(NOT(ISBLANK([.X128]))  ;[.X128];IF(NOT(ISBLANK([.T128]));[.T128];IF(NOT(ISBLANK([.P128]));[.P128];IF(NOT(ISBLANK([.L128]));[.L128];0))))" office:value-type="float" office:value="2" calcext:value-type="float">
            <text:p>2</text:p>
          </table:table-cell>
          <table:table-cell table:formula="of:=IF(NOT(ISBLANK([.Z128]))  ;[.Z128];IF(NOT(ISBLANK([.V128]));[.V128];IF(NOT(ISBLANK([.R128]));[.R128];IF(NOT(ISBLANK([.AE128]));[.AE12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SUM([.M129];[.Q129];[.U129];[.Y129])/[.AB129]" office:value-type="float" office:value="12.5" calcext:value-type="float">
            <text:p>12,5</text:p>
          </table:table-cell>
          <table:table-cell table:formula="of:=SUM([.M129];[.Q129];[.U129];[.Y129])/[.D129]" office:value-type="float" office:value="0.431034482758621" calcext:value-type="float">
            <text:p>0,431034482758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table:formula="of:=SUM([.O129];[.S129];[.W129];[.AA129])/[.AC129]" office:value-type="float" office:value="30" calcext:value-type="float">
            <text:p>30</text:p>
          </table:table-cell>
          <table:table-cell table:formula="of:=SUM([.O129];[.S129];[.W129];[.AA129])/[.I129]" office:value-type="float" office:value="0.109489051094891" calcext:value-type="float">
            <text:p>0,1094890510948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9]~[.P129]~[.T129]~[.X129]);&quot;2&quot;)" office:value-type="float" office:value="2" calcext:value-type="float">
            <text:p>2</text:p>
          </table:table-cell>
          <table:table-cell table:formula="of:=COUNTIF(([.N129]~[.R129]~[.V129]~[.Z129]);&quot;2&quot;)" office:value-type="float" office:value="1" calcext:value-type="float">
            <text:p>1</text:p>
          </table:table-cell>
          <table:table-cell table:formula="of:=IF(NOT(ISBLANK([.X129]))  ;[.X129];IF(NOT(ISBLANK([.T129]));[.T129];IF(NOT(ISBLANK([.P129]));[.P129];IF(NOT(ISBLANK([.L129]));[.L129];0))))" office:value-type="float" office:value="2" calcext:value-type="float">
            <text:p>2</text:p>
          </table:table-cell>
          <table:table-cell table:formula="of:=IF(NOT(ISBLANK([.Z129]))  ;[.Z129];IF(NOT(ISBLANK([.V129]));[.V129];IF(NOT(ISBLANK([.R129]));[.R129];IF(NOT(ISBLANK([.AE129]));[.AE12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table:formula="of:=SUM([.M130];[.Q130];[.U130];[.Y130])/[.AB130]" office:value-type="float" office:value="12.5" calcext:value-type="float">
            <text:p>12,5</text:p>
          </table:table-cell>
          <table:table-cell table:formula="of:=SUM([.M130];[.Q130];[.U130];[.Y130])/[.D130]" office:value-type="float" office:value="0.0520833333333333" calcext:value-type="float">
            <text:p>0,052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formula="of:=SUM([.O130];[.S130];[.W130];[.AA130])/[.AC130]" office:value-type="float" office:value="10" calcext:value-type="float">
            <text:p>10</text:p>
          </table:table-cell>
          <table:table-cell table:formula="of:=SUM([.O130];[.S130];[.W130];[.AA130])/[.I130]" office:value-type="float" office:value="0.0862068965517241" calcext:value-type="float">
            <text:p>0,0862068965517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0]~[.P130]~[.T130]~[.X130]);&quot;2&quot;)" office:value-type="float" office:value="2" calcext:value-type="float">
            <text:p>2</text:p>
          </table:table-cell>
          <table:table-cell table:formula="of:=COUNTIF(([.N130]~[.R130]~[.V130]~[.Z130]);&quot;2&quot;)" office:value-type="float" office:value="1" calcext:value-type="float">
            <text:p>1</text:p>
          </table:table-cell>
          <table:table-cell table:formula="of:=IF(NOT(ISBLANK([.X130]))  ;[.X130];IF(NOT(ISBLANK([.T130]));[.T130];IF(NOT(ISBLANK([.P130]));[.P130];IF(NOT(ISBLANK([.L130]));[.L130];0))))" office:value-type="float" office:value="2" calcext:value-type="float">
            <text:p>2</text:p>
          </table:table-cell>
          <table:table-cell table:formula="of:=IF(NOT(ISBLANK([.Z130]))  ;[.Z130];IF(NOT(ISBLANK([.V130]));[.V130];IF(NOT(ISBLANK([.R130]));[.R130];IF(NOT(ISBLANK([.AE130]));[.AE13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formula="of:=SUM([.M131];[.Q131];[.U131];[.Y131])/[.AB131]" office:value-type="float" office:value="12.5" calcext:value-type="float">
            <text:p>12,5</text:p>
          </table:table-cell>
          <table:table-cell table:formula="of:=SUM([.M131];[.Q131];[.U131];[.Y131])/[.D131]" office:value-type="float" office:value="0.0531914893617021" calcext:value-type="float">
            <text:p>0,0531914893617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formula="of:=SUM([.O131];[.S131];[.W131];[.AA131])/[.AC131]" office:value-type="float" office:value="10" calcext:value-type="float">
            <text:p>10</text:p>
          </table:table-cell>
          <table:table-cell table:formula="of:=SUM([.O131];[.S131];[.W131];[.AA131])/[.I131]" office:value-type="float" office:value="0.0520833333333333" calcext:value-type="float">
            <text:p>0,05208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1]~[.P131]~[.T131]~[.X131]);&quot;2&quot;)" office:value-type="float" office:value="2" calcext:value-type="float">
            <text:p>2</text:p>
          </table:table-cell>
          <table:table-cell table:formula="of:=COUNTIF(([.N131]~[.R131]~[.V131]~[.Z131]);&quot;2&quot;)" office:value-type="float" office:value="1" calcext:value-type="float">
            <text:p>1</text:p>
          </table:table-cell>
          <table:table-cell table:formula="of:=IF(NOT(ISBLANK([.X131]))  ;[.X131];IF(NOT(ISBLANK([.T131]));[.T131];IF(NOT(ISBLANK([.P131]));[.P131];IF(NOT(ISBLANK([.L131]));[.L131];0))))" office:value-type="float" office:value="2" calcext:value-type="float">
            <text:p>2</text:p>
          </table:table-cell>
          <table:table-cell table:formula="of:=IF(NOT(ISBLANK([.Z131]))  ;[.Z131];IF(NOT(ISBLANK([.V131]));[.V131];IF(NOT(ISBLANK([.R131]));[.R131];IF(NOT(ISBLANK([.AE131]));[.AE13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SUM([.M132];[.Q132];[.U132];[.Y132])/[.AB132]" office:value-type="float" office:value="18.5" calcext:value-type="float">
            <text:p>18,5</text:p>
          </table:table-cell>
          <table:table-cell table:formula="of:=SUM([.M132];[.Q132];[.U132];[.Y132])/[.D132]" office:value-type="float" office:value="0.308333333333333" calcext:value-type="float">
            <text:p>0,308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table:formula="of:=SUM([.O132];[.S132];[.W132];[.AA132])/[.AC132]" office:value-type="float" office:value="42" calcext:value-type="float">
            <text:p>42</text:p>
          </table:table-cell>
          <table:table-cell table:formula="of:=SUM([.O132];[.S132];[.W132];[.AA132])/[.I132]" office:value-type="float" office:value="0.126506024096386" calcext:value-type="float">
            <text:p>0,1265060240963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formula="of:=COUNTIF(([.L132]~[.P132]~[.T132]~[.X132]);&quot;2&quot;)" office:value-type="float" office:value="2" calcext:value-type="float">
            <text:p>2</text:p>
          </table:table-cell>
          <table:table-cell table:formula="of:=COUNTIF(([.N132]~[.R132]~[.V132]~[.Z132]);&quot;2&quot;)" office:value-type="float" office:value="1" calcext:value-type="float">
            <text:p>1</text:p>
          </table:table-cell>
          <table:table-cell table:formula="of:=IF(NOT(ISBLANK([.X132]))  ;[.X132];IF(NOT(ISBLANK([.T132]));[.T132];IF(NOT(ISBLANK([.P132]));[.P132];IF(NOT(ISBLANK([.L132]));[.L132];0))))" office:value-type="float" office:value="2" calcext:value-type="float">
            <text:p>2</text:p>
          </table:table-cell>
          <table:table-cell table:formula="of:=IF(NOT(ISBLANK([.Z132]))  ;[.Z132];IF(NOT(ISBLANK([.V132]));[.V132];IF(NOT(ISBLANK([.R132]));[.R132];IF(NOT(ISBLANK([.AE132]));[.AE13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table:formula="of:=SUM([.M133];[.Q133];[.U133];[.Y133])/[.AB133]" office:value-type="float" office:value="13.5" calcext:value-type="float">
            <text:p>13,5</text:p>
          </table:table-cell>
          <table:table-cell table:formula="of:=SUM([.M133];[.Q133];[.U133];[.Y133])/[.D133]" office:value-type="float" office:value="0.076271186440678" calcext:value-type="float">
            <text:p>0,0762711864406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table:formula="of:=SUM([.O133];[.S133];[.W133];[.AA133])/[.AC133]" office:value-type="float" office:value="33" calcext:value-type="float">
            <text:p>33</text:p>
          </table:table-cell>
          <table:table-cell table:formula="of:=SUM([.O133];[.S133];[.W133];[.AA133])/[.I133]" office:value-type="float" office:value="0.082089552238806" calcext:value-type="float">
            <text:p>0,0820895522388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table:formula="of:=COUNTIF(([.L133]~[.P133]~[.T133]~[.X133]);&quot;2&quot;)" office:value-type="float" office:value="2" calcext:value-type="float">
            <text:p>2</text:p>
          </table:table-cell>
          <table:table-cell table:formula="of:=COUNTIF(([.N133]~[.R133]~[.V133]~[.Z133]);&quot;2&quot;)" office:value-type="float" office:value="1" calcext:value-type="float">
            <text:p>1</text:p>
          </table:table-cell>
          <table:table-cell table:formula="of:=IF(NOT(ISBLANK([.X133]))  ;[.X133];IF(NOT(ISBLANK([.T133]));[.T133];IF(NOT(ISBLANK([.P133]));[.P133];IF(NOT(ISBLANK([.L133]));[.L133];0))))" office:value-type="float" office:value="2" calcext:value-type="float">
            <text:p>2</text:p>
          </table:table-cell>
          <table:table-cell table:formula="of:=IF(NOT(ISBLANK([.Z133]))  ;[.Z133];IF(NOT(ISBLANK([.V133]));[.V133];IF(NOT(ISBLANK([.R133]));[.R133];IF(NOT(ISBLANK([.AE133]));[.AE133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SUM([.M134];[.Q134];[.U134];[.Y134])/[.AB134]" office:value-type="float" office:value="12.5" calcext:value-type="float">
            <text:p>12,5</text:p>
          </table:table-cell>
          <table:table-cell table:formula="of:=SUM([.M134];[.Q134];[.U134];[.Y134])/[.D134]" office:value-type="float" office:value="0.104166666666667" calcext:value-type="float">
            <text:p>0,1041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formula="of:=SUM([.O134];[.S134];[.W134];[.AA134])/[.AC134]" office:value-type="float" office:value="30" calcext:value-type="float">
            <text:p>30</text:p>
          </table:table-cell>
          <table:table-cell table:formula="of:=SUM([.O134];[.S134];[.W134];[.AA134])/[.I134]" office:value-type="float" office:value="0.0797872340425532" calcext:value-type="float">
            <text:p>0,0797872340425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34]~[.P134]~[.T134]~[.X134]);&quot;2&quot;)" office:value-type="float" office:value="2" calcext:value-type="float">
            <text:p>2</text:p>
          </table:table-cell>
          <table:table-cell table:formula="of:=COUNTIF(([.N134]~[.R134]~[.V134]~[.Z134]);&quot;2&quot;)" office:value-type="float" office:value="1" calcext:value-type="float">
            <text:p>1</text:p>
          </table:table-cell>
          <table:table-cell table:formula="of:=IF(NOT(ISBLANK([.X134]))  ;[.X134];IF(NOT(ISBLANK([.T134]));[.T134];IF(NOT(ISBLANK([.P134]));[.P134];IF(NOT(ISBLANK([.L134]));[.L134];0))))" office:value-type="float" office:value="2" calcext:value-type="float">
            <text:p>2</text:p>
          </table:table-cell>
          <table:table-cell table:formula="of:=IF(NOT(ISBLANK([.Z134]))  ;[.Z134];IF(NOT(ISBLANK([.V134]));[.V134];IF(NOT(ISBLANK([.R134]));[.R134];IF(NOT(ISBLANK([.AE134]));[.AE13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table:formula="of:=SUM([.M135];[.Q135];[.U135];[.Y135])/[.AB135]" office:value-type="float" office:value="12.5" calcext:value-type="float">
            <text:p>12,5</text:p>
          </table:table-cell>
          <table:table-cell table:formula="of:=SUM([.M135];[.Q135];[.U135];[.Y135])/[.D135]" office:value-type="float" office:value="0.0793650793650794" calcext:value-type="float">
            <text:p>0,0793650793650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O135];[.S135];[.W135];[.AA135])/[.AC135]" office:value-type="float" office:value="10" calcext:value-type="float">
            <text:p>10</text:p>
          </table:table-cell>
          <table:table-cell table:formula="of:=SUM([.O135];[.S135];[.W135];[.AA135])/[.I135]" office:value-type="float" office:value="0.0613496932515337" calcext:value-type="float">
            <text:p>0,0613496932515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5]~[.P135]~[.T135]~[.X135]);&quot;2&quot;)" office:value-type="float" office:value="2" calcext:value-type="float">
            <text:p>2</text:p>
          </table:table-cell>
          <table:table-cell table:formula="of:=COUNTIF(([.N135]~[.R135]~[.V135]~[.Z135]);&quot;2&quot;)" office:value-type="float" office:value="1" calcext:value-type="float">
            <text:p>1</text:p>
          </table:table-cell>
          <table:table-cell table:formula="of:=IF(NOT(ISBLANK([.X135]))  ;[.X135];IF(NOT(ISBLANK([.T135]));[.T135];IF(NOT(ISBLANK([.P135]));[.P135];IF(NOT(ISBLANK([.L135]));[.L135];0))))" office:value-type="float" office:value="2" calcext:value-type="float">
            <text:p>2</text:p>
          </table:table-cell>
          <table:table-cell table:formula="of:=IF(NOT(ISBLANK([.Z135]))  ;[.Z135];IF(NOT(ISBLANK([.V135]));[.V135];IF(NOT(ISBLANK([.R135]));[.R135];IF(NOT(ISBLANK([.AE135]));[.AE13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table:formula="of:=SUM([.M136];[.Q136];[.U136];[.Y136])/[.AB136]" office:value-type="float" office:value="12.5" calcext:value-type="float">
            <text:p>12,5</text:p>
          </table:table-cell>
          <table:table-cell table:formula="of:=SUM([.M136];[.Q136];[.U136];[.Y136])/[.D136]" office:value-type="float" office:value="0.0972762645914397" calcext:value-type="float">
            <text:p>0,09727626459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SUM([.O136];[.S136];[.W136];[.AA136])/[.AC136]" office:value-type="float" office:value="10" calcext:value-type="float">
            <text:p>10</text:p>
          </table:table-cell>
          <table:table-cell table:formula="of:=SUM([.O136];[.S136];[.W136];[.AA136])/[.I136]" office:value-type="float" office:value="0.0555555555555556" calcext:value-type="float">
            <text:p>0,05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6]~[.P136]~[.T136]~[.X136]);&quot;2&quot;)" office:value-type="float" office:value="2" calcext:value-type="float">
            <text:p>2</text:p>
          </table:table-cell>
          <table:table-cell table:formula="of:=COUNTIF(([.N136]~[.R136]~[.V136]~[.Z136]);&quot;2&quot;)" office:value-type="float" office:value="1" calcext:value-type="float">
            <text:p>1</text:p>
          </table:table-cell>
          <table:table-cell table:formula="of:=IF(NOT(ISBLANK([.X136]))  ;[.X136];IF(NOT(ISBLANK([.T136]));[.T136];IF(NOT(ISBLANK([.P136]));[.P136];IF(NOT(ISBLANK([.L136]));[.L136];0))))" office:value-type="float" office:value="2" calcext:value-type="float">
            <text:p>2</text:p>
          </table:table-cell>
          <table:table-cell table:formula="of:=IF(NOT(ISBLANK([.Z136]))  ;[.Z136];IF(NOT(ISBLANK([.V136]));[.V136];IF(NOT(ISBLANK([.R136]));[.R136];IF(NOT(ISBLANK([.AE136]));[.AE13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formula="of:=SUM([.M137];[.Q137];[.U137];[.Y137])/[.AB137]" office:value-type="float" office:value="12.5" calcext:value-type="float">
            <text:p>12,5</text:p>
          </table:table-cell>
          <table:table-cell table:formula="of:=SUM([.M137];[.Q137];[.U137];[.Y137])/[.D137]" office:value-type="float" office:value="0.238095238095238" calcext:value-type="float">
            <text:p>0,2380952380952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table:formula="of:=SUM([.O137];[.S137];[.W137];[.AA137])/[.AC137]" office:value-type="float" office:value="30" calcext:value-type="float">
            <text:p>30</text:p>
          </table:table-cell>
          <table:table-cell table:formula="of:=SUM([.O137];[.S137];[.W137];[.AA137])/[.I137]" office:value-type="float" office:value="0.0779220779220779" calcext:value-type="float">
            <text:p>0,077922077922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37]~[.P137]~[.T137]~[.X137]);&quot;2&quot;)" office:value-type="float" office:value="2" calcext:value-type="float">
            <text:p>2</text:p>
          </table:table-cell>
          <table:table-cell table:formula="of:=COUNTIF(([.N137]~[.R137]~[.V137]~[.Z137]);&quot;2&quot;)" office:value-type="float" office:value="1" calcext:value-type="float">
            <text:p>1</text:p>
          </table:table-cell>
          <table:table-cell table:formula="of:=IF(NOT(ISBLANK([.X137]))  ;[.X137];IF(NOT(ISBLANK([.T137]));[.T137];IF(NOT(ISBLANK([.P137]));[.P137];IF(NOT(ISBLANK([.L137]));[.L137];0))))" office:value-type="float" office:value="2" calcext:value-type="float">
            <text:p>2</text:p>
          </table:table-cell>
          <table:table-cell table:formula="of:=IF(NOT(ISBLANK([.Z137]))  ;[.Z137];IF(NOT(ISBLANK([.V137]));[.V137];IF(NOT(ISBLANK([.R137]));[.R137];IF(NOT(ISBLANK([.AE137]));[.AE13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SUM([.M138];[.Q138];[.U138];[.Y138])/[.AB138]" office:value-type="float" office:value="6" calcext:value-type="float">
            <text:p>6</text:p>
          </table:table-cell>
          <table:table-cell table:formula="of:=SUM([.M138];[.Q138];[.U138];[.Y138])/[.D138]" office:value-type="float" office:value="0.19672131147541" calcext:value-type="float">
            <text:p>0,196721311475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O138];[.S138];[.W138];[.AA138])/[.AC138]" office:value-type="float" office:value="12" calcext:value-type="float">
            <text:p>12</text:p>
          </table:table-cell>
          <table:table-cell table:formula="of:=SUM([.O138];[.S138];[.W138];[.AA138])/[.I138]" office:value-type="float" office:value="0.138728323699422" calcext:value-type="float">
            <text:p>0,1387283236994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38]~[.P138]~[.T138]~[.X138]);&quot;2&quot;)" office:value-type="float" office:value="2" calcext:value-type="float">
            <text:p>2</text:p>
          </table:table-cell>
          <table:table-cell table:formula="of:=COUNTIF(([.N138]~[.R138]~[.V138]~[.Z138]);&quot;2&quot;)" office:value-type="float" office:value="2" calcext:value-type="float">
            <text:p>2</text:p>
          </table:table-cell>
          <table:table-cell table:formula="of:=IF(NOT(ISBLANK([.X138]))  ;[.X138];IF(NOT(ISBLANK([.T138]));[.T138];IF(NOT(ISBLANK([.P138]));[.P138];IF(NOT(ISBLANK([.L138]));[.L138];0))))" office:value-type="float" office:value="0" calcext:value-type="float">
            <text:p>0</text:p>
          </table:table-cell>
          <table:table-cell table:formula="of:=IF(NOT(ISBLANK([.Z138]))  ;[.Z138];IF(NOT(ISBLANK([.V138]));[.V138];IF(NOT(ISBLANK([.R138]));[.R138];IF(NOT(ISBLANK([.AE138]));[.AE13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39];[.Q139];[.U139];[.Y139])/[.AB139]" office:value-type="float" office:value="12.5" calcext:value-type="float">
            <text:p>12,5</text:p>
          </table:table-cell>
          <table:table-cell table:formula="of:=SUM([.M139];[.Q139];[.U139];[.Y139])/[.D139]" office:value-type="float" office:value="0.0972762645914397" calcext:value-type="float">
            <text:p>0,09727626459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formula="of:=SUM([.O139];[.S139];[.W139];[.AA139])/[.AC139]" office:value-type="float" office:value="10" calcext:value-type="float">
            <text:p>10</text:p>
          </table:table-cell>
          <table:table-cell table:formula="of:=SUM([.O139];[.S139];[.W139];[.AA139])/[.I139]" office:value-type="float" office:value="0.0598802395209581" calcext:value-type="float">
            <text:p>0,0598802395209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39]~[.P139]~[.T139]~[.X139]);&quot;2&quot;)" office:value-type="float" office:value="2" calcext:value-type="float">
            <text:p>2</text:p>
          </table:table-cell>
          <table:table-cell table:formula="of:=COUNTIF(([.N139]~[.R139]~[.V139]~[.Z139]);&quot;2&quot;)" office:value-type="float" office:value="1" calcext:value-type="float">
            <text:p>1</text:p>
          </table:table-cell>
          <table:table-cell table:formula="of:=IF(NOT(ISBLANK([.X139]))  ;[.X139];IF(NOT(ISBLANK([.T139]));[.T139];IF(NOT(ISBLANK([.P139]));[.P139];IF(NOT(ISBLANK([.L139]));[.L139];0))))" office:value-type="float" office:value="2" calcext:value-type="float">
            <text:p>2</text:p>
          </table:table-cell>
          <table:table-cell table:formula="of:=IF(NOT(ISBLANK([.Z139]))  ;[.Z139];IF(NOT(ISBLANK([.V139]));[.V139];IF(NOT(ISBLANK([.R139]));[.R139];IF(NOT(ISBLANK([.AE139]));[.AE13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SUM([.M140];[.Q140];[.U140];[.Y140])/[.AB140]" office:value-type="float" office:value="12.5" calcext:value-type="float">
            <text:p>12,5</text:p>
          </table:table-cell>
          <table:table-cell table:formula="of:=SUM([.M140];[.Q140];[.U140];[.Y140])/[.D140]" office:value-type="float" office:value="0.543478260869565" calcext:value-type="float">
            <text:p>0,54347826086956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table:formula="of:=SUM([.O140];[.S140];[.W140];[.AA140])/[.AC140]" office:value-type="float" office:value="30" calcext:value-type="float">
            <text:p>30</text:p>
          </table:table-cell>
          <table:table-cell table:formula="of:=SUM([.O140];[.S140];[.W140];[.AA140])/[.I140]" office:value-type="float" office:value="0.0892857142857143" calcext:value-type="float">
            <text:p>0,089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0]~[.P140]~[.T140]~[.X140]);&quot;2&quot;)" office:value-type="float" office:value="2" calcext:value-type="float">
            <text:p>2</text:p>
          </table:table-cell>
          <table:table-cell table:formula="of:=COUNTIF(([.N140]~[.R140]~[.V140]~[.Z140]);&quot;2&quot;)" office:value-type="float" office:value="1" calcext:value-type="float">
            <text:p>1</text:p>
          </table:table-cell>
          <table:table-cell table:formula="of:=IF(NOT(ISBLANK([.X140]))  ;[.X140];IF(NOT(ISBLANK([.T140]));[.T140];IF(NOT(ISBLANK([.P140]));[.P140];IF(NOT(ISBLANK([.L140]));[.L140];0))))" office:value-type="float" office:value="2" calcext:value-type="float">
            <text:p>2</text:p>
          </table:table-cell>
          <table:table-cell table:formula="of:=IF(NOT(ISBLANK([.Z140]))  ;[.Z140];IF(NOT(ISBLANK([.V140]));[.V140];IF(NOT(ISBLANK([.R140]));[.R140];IF(NOT(ISBLANK([.AE140]));[.AE140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table:formula="of:=SUM([.M141];[.Q141];[.U141];[.Y141])/[.AB141]" office:value-type="float" office:value="32.5" calcext:value-type="float">
            <text:p>32,5</text:p>
          </table:table-cell>
          <table:table-cell table:formula="of:=SUM([.M141];[.Q141];[.U141];[.Y141])/[.D141]" office:value-type="float" office:value="0.136268343815514" calcext:value-type="float">
            <text:p>0,1362683438155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table:formula="of:=SUM([.O141];[.S141];[.W141];[.AA141])/[.AC141]" office:value-type="float" office:value="25" calcext:value-type="float">
            <text:p>25</text:p>
          </table:table-cell>
          <table:table-cell table:formula="of:=SUM([.O141];[.S141];[.W141];[.AA141])/[.I141]" office:value-type="float" office:value="0.335570469798658" calcext:value-type="float">
            <text:p>0,3355704697986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41]~[.P141]~[.T141]~[.X141]);&quot;2&quot;)" office:value-type="float" office:value="2" calcext:value-type="float">
            <text:p>2</text:p>
          </table:table-cell>
          <table:table-cell table:formula="of:=COUNTIF(([.N141]~[.R141]~[.V141]~[.Z141]);&quot;2&quot;)" office:value-type="float" office:value="2" calcext:value-type="float">
            <text:p>2</text:p>
          </table:table-cell>
          <table:table-cell table:formula="of:=IF(NOT(ISBLANK([.X141]))  ;[.X141];IF(NOT(ISBLANK([.T141]));[.T141];IF(NOT(ISBLANK([.P141]));[.P141];IF(NOT(ISBLANK([.L141]));[.L141];0))))" office:value-type="float" office:value="1" calcext:value-type="float">
            <text:p>1</text:p>
          </table:table-cell>
          <table:table-cell table:formula="of:=IF(NOT(ISBLANK([.Z141]))  ;[.Z141];IF(NOT(ISBLANK([.V141]));[.V141];IF(NOT(ISBLANK([.R141]));[.R141];IF(NOT(ISBLANK([.AE141]));[.AE14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table:formula="of:=SUM([.M142];[.Q142];[.U142];[.Y142])/[.AB142]" office:value-type="float" office:value="12.5" calcext:value-type="float">
            <text:p>12,5</text:p>
          </table:table-cell>
          <table:table-cell table:formula="of:=SUM([.M142];[.Q142];[.U142];[.Y142])/[.D142]" office:value-type="float" office:value="0.206611570247934" calcext:value-type="float">
            <text:p>0,2066115702479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table:formula="of:=SUM([.O142];[.S142];[.W142];[.AA142])/[.AC142]" office:value-type="float" office:value="30" calcext:value-type="float">
            <text:p>30</text:p>
          </table:table-cell>
          <table:table-cell table:formula="of:=SUM([.O142];[.S142];[.W142];[.AA142])/[.I142]" office:value-type="float" office:value="0.109090909090909" calcext:value-type="float">
            <text:p>0,109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2]~[.P142]~[.T142]~[.X142]);&quot;2&quot;)" office:value-type="float" office:value="2" calcext:value-type="float">
            <text:p>2</text:p>
          </table:table-cell>
          <table:table-cell table:formula="of:=COUNTIF(([.N142]~[.R142]~[.V142]~[.Z142]);&quot;2&quot;)" office:value-type="float" office:value="1" calcext:value-type="float">
            <text:p>1</text:p>
          </table:table-cell>
          <table:table-cell table:formula="of:=IF(NOT(ISBLANK([.X142]))  ;[.X142];IF(NOT(ISBLANK([.T142]));[.T142];IF(NOT(ISBLANK([.P142]));[.P142];IF(NOT(ISBLANK([.L142]));[.L142];0))))" office:value-type="float" office:value="2" calcext:value-type="float">
            <text:p>2</text:p>
          </table:table-cell>
          <table:table-cell table:formula="of:=IF(NOT(ISBLANK([.Z142]))  ;[.Z142];IF(NOT(ISBLANK([.V142]));[.V142];IF(NOT(ISBLANK([.R142]));[.R142];IF(NOT(ISBLANK([.AE142]));[.AE14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SUM([.M143];[.Q143];[.U143];[.Y143])/[.AB143]" office:value-type="float" office:value="12.5" calcext:value-type="float">
            <text:p>12,5</text:p>
          </table:table-cell>
          <table:table-cell table:formula="of:=SUM([.M143];[.Q143];[.U143];[.Y143])/[.D143]" office:value-type="float" office:value="0.0980392156862745" calcext:value-type="float">
            <text:p>0,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table:formula="of:=SUM([.O143];[.S143];[.W143];[.AA143])/[.AC143]" office:value-type="float" office:value="25" calcext:value-type="float">
            <text:p>25</text:p>
          </table:table-cell>
          <table:table-cell table:formula="of:=SUM([.O143];[.S143];[.W143];[.AA143])/[.I143]" office:value-type="float" office:value="0.101626016260163" calcext:value-type="float">
            <text:p>0,101626016260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43]~[.P143]~[.T143]~[.X143]);&quot;2&quot;)" office:value-type="float" office:value="2" calcext:value-type="float">
            <text:p>2</text:p>
          </table:table-cell>
          <table:table-cell table:formula="of:=COUNTIF(([.N143]~[.R143]~[.V143]~[.Z143]);&quot;2&quot;)" office:value-type="float" office:value="2" calcext:value-type="float">
            <text:p>2</text:p>
          </table:table-cell>
          <table:table-cell table:formula="of:=IF(NOT(ISBLANK([.X143]))  ;[.X143];IF(NOT(ISBLANK([.T143]));[.T143];IF(NOT(ISBLANK([.P143]));[.P143];IF(NOT(ISBLANK([.L143]));[.L143];0))))" office:value-type="float" office:value="0" calcext:value-type="float">
            <text:p>0</text:p>
          </table:table-cell>
          <table:table-cell table:formula="of:=IF(NOT(ISBLANK([.Z143]))  ;[.Z143];IF(NOT(ISBLANK([.V143]));[.V143];IF(NOT(ISBLANK([.R143]));[.R143];IF(NOT(ISBLANK([.AE143]));[.AE14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formula="of:=SUM([.M144];[.Q144];[.U144];[.Y144])/[.AB144]" office:value-type="float" office:value="15" calcext:value-type="float">
            <text:p>15</text:p>
          </table:table-cell>
          <table:table-cell table:formula="of:=SUM([.M144];[.Q144];[.U144];[.Y144])/[.D144]" office:value-type="float" office:value="0.740740740740741" calcext:value-type="float">
            <text:p>0,7407407407407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table:formula="of:=SUM([.O144];[.S144];[.W144];[.AA144])/[.AC144]" office:value-type="float" office:value="31.6666666666667" calcext:value-type="float">
            <text:p>31,6666666666667</text:p>
          </table:table-cell>
          <table:table-cell table:formula="of:=SUM([.O144];[.S144];[.W144];[.AA144])/[.I144]" office:value-type="float" office:value="0.220417633410673" calcext:value-type="float">
            <text:p>0,2204176334106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COUNTIF(([.L144]~[.P144]~[.T144]~[.X144]);&quot;2&quot;)" office:value-type="float" office:value="4" calcext:value-type="float">
            <text:p>4</text:p>
          </table:table-cell>
          <table:table-cell table:formula="of:=COUNTIF(([.N144]~[.R144]~[.V144]~[.Z144]);&quot;2&quot;)" office:value-type="float" office:value="3" calcext:value-type="float">
            <text:p>3</text:p>
          </table:table-cell>
          <table:table-cell table:formula="of:=IF(NOT(ISBLANK([.X144]))  ;[.X144];IF(NOT(ISBLANK([.T144]));[.T144];IF(NOT(ISBLANK([.P144]));[.P144];IF(NOT(ISBLANK([.L144]));[.L144];0))))" office:value-type="float" office:value="2" calcext:value-type="float">
            <text:p>2</text:p>
          </table:table-cell>
          <table:table-cell table:formula="of:=IF(NOT(ISBLANK([.Z144]))  ;[.Z144];IF(NOT(ISBLANK([.V144]));[.V144];IF(NOT(ISBLANK([.R144]));[.R144];IF(NOT(ISBLANK([.AE144]));[.AE144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table:formula="of:=SUM([.M145];[.Q145];[.U145];[.Y145])/[.AB145]" office:value-type="float" office:value="12.5" calcext:value-type="float">
            <text:p>12,5</text:p>
          </table:table-cell>
          <table:table-cell table:formula="of:=SUM([.M145];[.Q145];[.U145];[.Y145])/[.D145]" office:value-type="float" office:value="0.0608272506082725" calcext:value-type="float">
            <text:p>0,0608272506082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table:formula="of:=SUM([.O145];[.S145];[.W145];[.AA145])/[.AC145]" office:value-type="float" office:value="10" calcext:value-type="float">
            <text:p>10</text:p>
          </table:table-cell>
          <table:table-cell table:formula="of:=SUM([.O145];[.S145];[.W145];[.AA145])/[.I145]" office:value-type="float" office:value="0.0523560209424084" calcext:value-type="float">
            <text:p>0,052356020942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45]~[.P145]~[.T145]~[.X145]);&quot;2&quot;)" office:value-type="float" office:value="2" calcext:value-type="float">
            <text:p>2</text:p>
          </table:table-cell>
          <table:table-cell table:formula="of:=COUNTIF(([.N145]~[.R145]~[.V145]~[.Z145]);&quot;2&quot;)" office:value-type="float" office:value="1" calcext:value-type="float">
            <text:p>1</text:p>
          </table:table-cell>
          <table:table-cell table:formula="of:=IF(NOT(ISBLANK([.X145]))  ;[.X145];IF(NOT(ISBLANK([.T145]));[.T145];IF(NOT(ISBLANK([.P145]));[.P145];IF(NOT(ISBLANK([.L145]));[.L145];0))))" office:value-type="float" office:value="2" calcext:value-type="float">
            <text:p>2</text:p>
          </table:table-cell>
          <table:table-cell table:formula="of:=IF(NOT(ISBLANK([.Z145]))  ;[.Z145];IF(NOT(ISBLANK([.V145]));[.V145];IF(NOT(ISBLANK([.R145]));[.R145];IF(NOT(ISBLANK([.AE145]));[.AE14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formula="of:=SUM([.M146];[.Q146];[.U146];[.Y146])/[.AB146]" office:value-type="float" office:value="12.5" calcext:value-type="float">
            <text:p>12,5</text:p>
          </table:table-cell>
          <table:table-cell table:formula="of:=SUM([.M146];[.Q146];[.U146];[.Y146])/[.D146]" office:value-type="float" office:value="0.130208333333333" calcext:value-type="float">
            <text:p>0,1302083333333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formula="of:=SUM([.O146];[.S146];[.W146];[.AA146])/[.AC146]" office:value-type="float" office:value="30" calcext:value-type="float">
            <text:p>30</text:p>
          </table:table-cell>
          <table:table-cell table:formula="of:=SUM([.O146];[.S146];[.W146];[.AA146])/[.I146]" office:value-type="float" office:value="0.0914634146341463" calcext:value-type="float">
            <text:p>0,091463414634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6]~[.P146]~[.T146]~[.X146]);&quot;2&quot;)" office:value-type="float" office:value="2" calcext:value-type="float">
            <text:p>2</text:p>
          </table:table-cell>
          <table:table-cell table:formula="of:=COUNTIF(([.N146]~[.R146]~[.V146]~[.Z146]);&quot;2&quot;)" office:value-type="float" office:value="1" calcext:value-type="float">
            <text:p>1</text:p>
          </table:table-cell>
          <table:table-cell table:formula="of:=IF(NOT(ISBLANK([.X146]))  ;[.X146];IF(NOT(ISBLANK([.T146]));[.T146];IF(NOT(ISBLANK([.P146]));[.P146];IF(NOT(ISBLANK([.L146]));[.L146];0))))" office:value-type="float" office:value="2" calcext:value-type="float">
            <text:p>2</text:p>
          </table:table-cell>
          <table:table-cell table:formula="of:=IF(NOT(ISBLANK([.Z146]))  ;[.Z146];IF(NOT(ISBLANK([.V146]));[.V146];IF(NOT(ISBLANK([.R146]));[.R146];IF(NOT(ISBLANK([.AE146]));[.AE146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formula="of:=SUM([.M147];[.Q147];[.U147];[.Y147])/[.AB147]" office:value-type="float" office:value="49" calcext:value-type="float">
            <text:p>49</text:p>
          </table:table-cell>
          <table:table-cell table:formula="of:=SUM([.M147];[.Q147];[.U147];[.Y147])/[.D147]" office:value-type="float" office:value="0.761658031088083" calcext:value-type="float">
            <text:p>0,7616580310880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formula="of:=SUM([.O147];[.S147];[.W147];[.AA147])/[.AC147]" office:value-type="float" office:value="86" calcext:value-type="float">
            <text:p>86</text:p>
          </table:table-cell>
          <table:table-cell table:formula="of:=SUM([.O147];[.S147];[.W147];[.AA147])/[.I147]" office:value-type="float" office:value="0.390022675736961" calcext:value-type="float">
            <text:p>0,3900226757369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COUNTIF(([.L147]~[.P147]~[.T147]~[.X147]);&quot;2&quot;)" office:value-type="float" office:value="3" calcext:value-type="float">
            <text:p>3</text:p>
          </table:table-cell>
          <table:table-cell table:formula="of:=COUNTIF(([.N147]~[.R147]~[.V147]~[.Z147]);&quot;2&quot;)" office:value-type="float" office:value="2" calcext:value-type="float">
            <text:p>2</text:p>
          </table:table-cell>
          <table:table-cell table:formula="of:=IF(NOT(ISBLANK([.X147]))  ;[.X147];IF(NOT(ISBLANK([.T147]));[.T147];IF(NOT(ISBLANK([.P147]));[.P147];IF(NOT(ISBLANK([.L147]));[.L147];0))))" office:value-type="float" office:value="2" calcext:value-type="float">
            <text:p>2</text:p>
          </table:table-cell>
          <table:table-cell table:formula="of:=IF(NOT(ISBLANK([.Z147]))  ;[.Z147];IF(NOT(ISBLANK([.V147]));[.V147];IF(NOT(ISBLANK([.R147]));[.R147];IF(NOT(ISBLANK([.AE147]));[.AE14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SUM([.M148];[.Q148];[.U148];[.Y148])/[.AB148]" office:value-type="float" office:value="12.5" calcext:value-type="float">
            <text:p>12,5</text:p>
          </table:table-cell>
          <table:table-cell table:formula="of:=SUM([.M148];[.Q148];[.U148];[.Y148])/[.D148]" office:value-type="float" office:value="0.125" calcext:value-type="float">
            <text:p>0,1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formula="of:=SUM([.O148];[.S148];[.W148];[.AA148])/[.AC148]" office:value-type="float" office:value="30" calcext:value-type="float">
            <text:p>30</text:p>
          </table:table-cell>
          <table:table-cell table:formula="of:=SUM([.O148];[.S148];[.W148];[.AA148])/[.I148]" office:value-type="float" office:value="0.0949367088607595" calcext:value-type="float">
            <text:p>0,094936708860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8]~[.P148]~[.T148]~[.X148]);&quot;2&quot;)" office:value-type="float" office:value="2" calcext:value-type="float">
            <text:p>2</text:p>
          </table:table-cell>
          <table:table-cell table:formula="of:=COUNTIF(([.N148]~[.R148]~[.V148]~[.Z148]);&quot;2&quot;)" office:value-type="float" office:value="1" calcext:value-type="float">
            <text:p>1</text:p>
          </table:table-cell>
          <table:table-cell table:formula="of:=IF(NOT(ISBLANK([.X148]))  ;[.X148];IF(NOT(ISBLANK([.T148]));[.T148];IF(NOT(ISBLANK([.P148]));[.P148];IF(NOT(ISBLANK([.L148]));[.L148];0))))" office:value-type="float" office:value="2" calcext:value-type="float">
            <text:p>2</text:p>
          </table:table-cell>
          <table:table-cell table:formula="of:=IF(NOT(ISBLANK([.Z148]))  ;[.Z148];IF(NOT(ISBLANK([.V148]));[.V148];IF(NOT(ISBLANK([.R148]));[.R148];IF(NOT(ISBLANK([.AE148]));[.AE14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SUM([.M149];[.Q149];[.U149];[.Y149])/[.AB149]" office:value-type="float" office:value="12" calcext:value-type="float">
            <text:p>12</text:p>
          </table:table-cell>
          <table:table-cell table:formula="of:=SUM([.M149];[.Q149];[.U149];[.Y149])/[.D149]" office:value-type="float" office:value="0.31578947368421" calcext:value-type="float">
            <text:p>0,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formula="of:=SUM([.O149];[.S149];[.W149];[.AA149])/[.AC149]" office:value-type="float" office:value="10" calcext:value-type="float">
            <text:p>10</text:p>
          </table:table-cell>
          <table:table-cell table:formula="of:=SUM([.O149];[.S149];[.W149];[.AA149])/[.I149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49]~[.P149]~[.T149]~[.X149]);&quot;2&quot;)" office:value-type="float" office:value="2" calcext:value-type="float">
            <text:p>2</text:p>
          </table:table-cell>
          <table:table-cell table:formula="of:=COUNTIF(([.N149]~[.R149]~[.V149]~[.Z149]);&quot;2&quot;)" office:value-type="float" office:value="1" calcext:value-type="float">
            <text:p>1</text:p>
          </table:table-cell>
          <table:table-cell table:formula="of:=IF(NOT(ISBLANK([.X149]))  ;[.X149];IF(NOT(ISBLANK([.T149]));[.T149];IF(NOT(ISBLANK([.P149]));[.P149];IF(NOT(ISBLANK([.L149]));[.L149];0))))" office:value-type="float" office:value="2" calcext:value-type="float">
            <text:p>2</text:p>
          </table:table-cell>
          <table:table-cell table:formula="of:=IF(NOT(ISBLANK([.Z149]))  ;[.Z149];IF(NOT(ISBLANK([.V149]));[.V149];IF(NOT(ISBLANK([.R149]));[.R149];IF(NOT(ISBLANK([.AE149]));[.AE14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SUM([.M150];[.Q150];[.U150];[.Y150])/[.AB150]" office:value-type="float" office:value="10" calcext:value-type="float">
            <text:p>10</text:p>
          </table:table-cell>
          <table:table-cell table:formula="of:=SUM([.M150];[.Q150];[.U150];[.Y150])/[.D150]" office:value-type="float" office:value="0.128205128205128" calcext:value-type="float">
            <text:p>0,128205128205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SUM([.O150];[.S150];[.W150];[.AA150])/[.AC150]" office:value-type="float" office:value="10" calcext:value-type="float">
            <text:p>10</text:p>
          </table:table-cell>
          <table:table-cell table:formula="of:=SUM([.O150];[.S150];[.W150];[.AA150])/[.I150]" office:value-type="float" office:value="0.0862068965517241" calcext:value-type="float">
            <text:p>0,0862068965517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COUNTIF(([.L150]~[.P150]~[.T150]~[.X150]);&quot;2&quot;)" office:value-type="float" office:value="2" calcext:value-type="float">
            <text:p>2</text:p>
          </table:table-cell>
          <table:table-cell table:formula="of:=COUNTIF(([.N150]~[.R150]~[.V150]~[.Z150]);&quot;2&quot;)" office:value-type="float" office:value="2" calcext:value-type="float">
            <text:p>2</text:p>
          </table:table-cell>
          <table:table-cell table:formula="of:=IF(NOT(ISBLANK([.X150]))  ;[.X150];IF(NOT(ISBLANK([.T150]));[.T150];IF(NOT(ISBLANK([.P150]));[.P150];IF(NOT(ISBLANK([.L150]));[.L150];0))))" office:value-type="float" office:value="1" calcext:value-type="float">
            <text:p>1</text:p>
          </table:table-cell>
          <table:table-cell table:formula="of:=IF(NOT(ISBLANK([.Z150]))  ;[.Z150];IF(NOT(ISBLANK([.V150]));[.V150];IF(NOT(ISBLANK([.R150]));[.R150];IF(NOT(ISBLANK([.AE150]));[.AE15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91" calcext:value-type="float">
            <text:p>491</text:p>
          </table:table-cell>
          <table:table-cell table:formula="of:=SUM([.M151];[.Q151];[.U151];[.Y151])/[.AB151]" office:value-type="float" office:value="32.5" calcext:value-type="float">
            <text:p>32,5</text:p>
          </table:table-cell>
          <table:table-cell table:formula="of:=SUM([.M151];[.Q151];[.U151];[.Y151])/[.D151]" office:value-type="float" office:value="0.132382892057026" calcext:value-type="float">
            <text:p>0,1323828920570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formula="of:=SUM([.O151];[.S151];[.W151];[.AA151])/[.AC151]" office:value-type="float" office:value="25" calcext:value-type="float">
            <text:p>25</text:p>
          </table:table-cell>
          <table:table-cell table:formula="of:=SUM([.O151];[.S151];[.W151];[.AA151])/[.I151]" office:value-type="float" office:value="0.168350168350168" calcext:value-type="float">
            <text:p>0,168350168350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51]~[.P151]~[.T151]~[.X151]);&quot;2&quot;)" office:value-type="float" office:value="2" calcext:value-type="float">
            <text:p>2</text:p>
          </table:table-cell>
          <table:table-cell table:formula="of:=COUNTIF(([.N151]~[.R151]~[.V151]~[.Z151]);&quot;2&quot;)" office:value-type="float" office:value="2" calcext:value-type="float">
            <text:p>2</text:p>
          </table:table-cell>
          <table:table-cell table:formula="of:=IF(NOT(ISBLANK([.X151]))  ;[.X151];IF(NOT(ISBLANK([.T151]));[.T151];IF(NOT(ISBLANK([.P151]));[.P151];IF(NOT(ISBLANK([.L151]));[.L151];0))))" office:value-type="float" office:value="1" calcext:value-type="float">
            <text:p>1</text:p>
          </table:table-cell>
          <table:table-cell table:formula="of:=IF(NOT(ISBLANK([.Z151]))  ;[.Z151];IF(NOT(ISBLANK([.V151]));[.V151];IF(NOT(ISBLANK([.R151]));[.R151];IF(NOT(ISBLANK([.AE151]));[.AE151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formula="of:=SUM([.M152];[.Q152];[.U152];[.Y152])/[.AB152]" office:value-type="float" office:value="12.5" calcext:value-type="float">
            <text:p>12,5</text:p>
          </table:table-cell>
          <table:table-cell table:formula="of:=SUM([.M152];[.Q152];[.U152];[.Y152])/[.D152]" office:value-type="float" office:value="0.0841750841750842" calcext:value-type="float">
            <text:p>0,0841750841750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table:formula="of:=SUM([.O152];[.S152];[.W152];[.AA152])/[.AC152]" office:value-type="float" office:value="25" calcext:value-type="float">
            <text:p>25</text:p>
          </table:table-cell>
          <table:table-cell table:formula="of:=SUM([.O152];[.S152];[.W152];[.AA152])/[.I152]" office:value-type="float" office:value="0.108932461873638" calcext:value-type="float">
            <text:p>0,1089324618736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52]~[.P152]~[.T152]~[.X152]);&quot;2&quot;)" office:value-type="float" office:value="2" calcext:value-type="float">
            <text:p>2</text:p>
          </table:table-cell>
          <table:table-cell table:formula="of:=COUNTIF(([.N152]~[.R152]~[.V152]~[.Z152]);&quot;2&quot;)" office:value-type="float" office:value="2" calcext:value-type="float">
            <text:p>2</text:p>
          </table:table-cell>
          <table:table-cell table:formula="of:=IF(NOT(ISBLANK([.X152]))  ;[.X152];IF(NOT(ISBLANK([.T152]));[.T152];IF(NOT(ISBLANK([.P152]));[.P152];IF(NOT(ISBLANK([.L152]));[.L152];0))))" office:value-type="float" office:value="0" calcext:value-type="float">
            <text:p>0</text:p>
          </table:table-cell>
          <table:table-cell table:formula="of:=IF(NOT(ISBLANK([.Z152]))  ;[.Z152];IF(NOT(ISBLANK([.V152]));[.V152];IF(NOT(ISBLANK([.R152]));[.R152];IF(NOT(ISBLANK([.AE152]));[.AE15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table:formula="of:=SUM([.M153];[.Q153];[.U153];[.Y153])/[.AB153]" office:value-type="float" office:value="12.5" calcext:value-type="float">
            <text:p>12,5</text:p>
          </table:table-cell>
          <table:table-cell table:formula="of:=SUM([.M153];[.Q153];[.U153];[.Y153])/[.D153]" office:value-type="float" office:value="0.0720461095100865" calcext:value-type="float">
            <text:p>0,0720461095100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table:formula="of:=SUM([.O153];[.S153];[.W153];[.AA153])/[.AC153]" office:value-type="float" office:value="10" calcext:value-type="float">
            <text:p>10</text:p>
          </table:table-cell>
          <table:table-cell table:formula="of:=SUM([.O153];[.S153];[.W153];[.AA153])/[.I153]" office:value-type="float" office:value="0.0224719101123595" calcext:value-type="float">
            <text:p>0,02247191011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53]~[.P153]~[.T153]~[.X153]);&quot;2&quot;)" office:value-type="float" office:value="2" calcext:value-type="float">
            <text:p>2</text:p>
          </table:table-cell>
          <table:table-cell table:formula="of:=COUNTIF(([.N153]~[.R153]~[.V153]~[.Z153]);&quot;2&quot;)" office:value-type="float" office:value="1" calcext:value-type="float">
            <text:p>1</text:p>
          </table:table-cell>
          <table:table-cell table:formula="of:=IF(NOT(ISBLANK([.X153]))  ;[.X153];IF(NOT(ISBLANK([.T153]));[.T153];IF(NOT(ISBLANK([.P153]));[.P153];IF(NOT(ISBLANK([.L153]));[.L153];0))))" office:value-type="float" office:value="2" calcext:value-type="float">
            <text:p>2</text:p>
          </table:table-cell>
          <table:table-cell table:formula="of:=IF(NOT(ISBLANK([.Z153]))  ;[.Z153];IF(NOT(ISBLANK([.V153]));[.V153];IF(NOT(ISBLANK([.R153]));[.R153];IF(NOT(ISBLANK([.AE153]));[.AE15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M154];[.Q154];[.U154];[.Y154])/[.AB154]" office:value-type="float" office:value="12.5" calcext:value-type="float">
            <text:p>12,5</text:p>
          </table:table-cell>
          <table:table-cell table:formula="of:=SUM([.M154];[.Q154];[.U154];[.Y154])/[.D154]" office:value-type="float" office:value="0.0505050505050505" calcext:value-type="float">
            <text:p>0,0505050505050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table:formula="of:=SUM([.O154];[.S154];[.W154];[.AA154])/[.AC154]" office:value-type="float" office:value="25" calcext:value-type="float">
            <text:p>25</text:p>
          </table:table-cell>
          <table:table-cell table:formula="of:=SUM([.O154];[.S154];[.W154];[.AA154])/[.I154]" office:value-type="float" office:value="0.129533678756477" calcext:value-type="float">
            <text:p>0,1295336787564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54]~[.P154]~[.T154]~[.X154]);&quot;2&quot;)" office:value-type="float" office:value="2" calcext:value-type="float">
            <text:p>2</text:p>
          </table:table-cell>
          <table:table-cell table:formula="of:=COUNTIF(([.N154]~[.R154]~[.V154]~[.Z154]);&quot;2&quot;)" office:value-type="float" office:value="2" calcext:value-type="float">
            <text:p>2</text:p>
          </table:table-cell>
          <table:table-cell table:formula="of:=IF(NOT(ISBLANK([.X154]))  ;[.X154];IF(NOT(ISBLANK([.T154]));[.T154];IF(NOT(ISBLANK([.P154]));[.P154];IF(NOT(ISBLANK([.L154]));[.L154];0))))" office:value-type="float" office:value="0" calcext:value-type="float">
            <text:p>0</text:p>
          </table:table-cell>
          <table:table-cell table:formula="of:=IF(NOT(ISBLANK([.Z154]))  ;[.Z154];IF(NOT(ISBLANK([.V154]));[.V154];IF(NOT(ISBLANK([.R154]));[.R154];IF(NOT(ISBLANK([.AE154]));[.AE154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5" calcext:value-type="float">
            <text:p>425</text:p>
          </table:table-cell>
          <table:table-cell table:formula="of:=SUM([.M155];[.Q155];[.U155];[.Y155])/[.AB155]" office:value-type="float" office:value="12.5" calcext:value-type="float">
            <text:p>12,5</text:p>
          </table:table-cell>
          <table:table-cell table:formula="of:=SUM([.M155];[.Q155];[.U155];[.Y155])/[.D155]" office:value-type="float" office:value="0.0588235294117647" calcext:value-type="float">
            <text:p>0,0588235294117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formula="of:=SUM([.O155];[.S155];[.W155];[.AA155])/[.AC155]" office:value-type="float" office:value="10" calcext:value-type="float">
            <text:p>10</text:p>
          </table:table-cell>
          <table:table-cell table:formula="of:=SUM([.O155];[.S155];[.W155];[.AA155])/[.I155]" office:value-type="float" office:value="0.0606060606060606" calcext:value-type="float">
            <text:p>0,0606060606060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55]~[.P155]~[.T155]~[.X155]);&quot;2&quot;)" office:value-type="float" office:value="2" calcext:value-type="float">
            <text:p>2</text:p>
          </table:table-cell>
          <table:table-cell table:formula="of:=COUNTIF(([.N155]~[.R155]~[.V155]~[.Z155]);&quot;2&quot;)" office:value-type="float" office:value="1" calcext:value-type="float">
            <text:p>1</text:p>
          </table:table-cell>
          <table:table-cell table:formula="of:=IF(NOT(ISBLANK([.X155]))  ;[.X155];IF(NOT(ISBLANK([.T155]));[.T155];IF(NOT(ISBLANK([.P155]));[.P155];IF(NOT(ISBLANK([.L155]));[.L155];0))))" office:value-type="float" office:value="2" calcext:value-type="float">
            <text:p>2</text:p>
          </table:table-cell>
          <table:table-cell table:formula="of:=IF(NOT(ISBLANK([.Z155]))  ;[.Z155];IF(NOT(ISBLANK([.V155]));[.V155];IF(NOT(ISBLANK([.R155]));[.R155];IF(NOT(ISBLANK([.AE155]));[.AE15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formula="of:=SUM([.M156];[.Q156];[.U156];[.Y156])/[.AB156]" office:value-type="float" office:value="12.5" calcext:value-type="float">
            <text:p>12,5</text:p>
          </table:table-cell>
          <table:table-cell table:formula="of:=SUM([.M156];[.Q156];[.U156];[.Y156])/[.D156]" office:value-type="float" office:value="0.0830564784053156" calcext:value-type="float">
            <text:p>0,0830564784053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table:formula="of:=SUM([.O156];[.S156];[.W156];[.AA156])/[.AC156]" office:value-type="float" office:value="10" calcext:value-type="float">
            <text:p>10</text:p>
          </table:table-cell>
          <table:table-cell table:formula="of:=SUM([.O156];[.S156];[.W156];[.AA156])/[.I156]" office:value-type="float" office:value="0.0632911392405063" calcext:value-type="float">
            <text:p>0,0632911392405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56]~[.P156]~[.T156]~[.X156]);&quot;2&quot;)" office:value-type="float" office:value="2" calcext:value-type="float">
            <text:p>2</text:p>
          </table:table-cell>
          <table:table-cell table:formula="of:=COUNTIF(([.N156]~[.R156]~[.V156]~[.Z156]);&quot;2&quot;)" office:value-type="float" office:value="1" calcext:value-type="float">
            <text:p>1</text:p>
          </table:table-cell>
          <table:table-cell table:formula="of:=IF(NOT(ISBLANK([.X156]))  ;[.X156];IF(NOT(ISBLANK([.T156]));[.T156];IF(NOT(ISBLANK([.P156]));[.P156];IF(NOT(ISBLANK([.L156]));[.L156];0))))" office:value-type="float" office:value="2" calcext:value-type="float">
            <text:p>2</text:p>
          </table:table-cell>
          <table:table-cell table:formula="of:=IF(NOT(ISBLANK([.Z156]))  ;[.Z156];IF(NOT(ISBLANK([.V156]));[.V156];IF(NOT(ISBLANK([.R156]));[.R156];IF(NOT(ISBLANK([.AE156]));[.AE15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SUM([.M157];[.Q157];[.U157];[.Y157])/[.AB157]" office:value-type="float" office:value="5" calcext:value-type="float">
            <text:p>5</text:p>
          </table:table-cell>
          <table:table-cell table:formula="of:=SUM([.M157];[.Q157];[.U157];[.Y157])/[.D157]" office:value-type="float" office:value="0.416666666666667" calcext:value-type="float">
            <text:p>0,41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formula="of:=SUM([.O157];[.S157];[.W157];[.AA157])/[.AC157]" office:value-type="float" office:value="8.66666666666667" calcext:value-type="float">
            <text:p>8,66666666666667</text:p>
          </table:table-cell>
          <table:table-cell table:formula="of:=SUM([.O157];[.S157];[.W157];[.AA157])/[.I157]" office:value-type="float" office:value="0.118721461187215" calcext:value-type="float">
            <text:p>0,118721461187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([.L157]~[.P157]~[.T157]~[.X157]);&quot;2&quot;)" office:value-type="float" office:value="3" calcext:value-type="float">
            <text:p>3</text:p>
          </table:table-cell>
          <table:table-cell table:formula="of:=COUNTIF(([.N157]~[.R157]~[.V157]~[.Z157]);&quot;2&quot;)" office:value-type="float" office:value="3" calcext:value-type="float">
            <text:p>3</text:p>
          </table:table-cell>
          <table:table-cell table:formula="of:=IF(NOT(ISBLANK([.X157]))  ;[.X157];IF(NOT(ISBLANK([.T157]));[.T157];IF(NOT(ISBLANK([.P157]));[.P157];IF(NOT(ISBLANK([.L157]));[.L157];0))))" office:value-type="float" office:value="1" calcext:value-type="float">
            <text:p>1</text:p>
          </table:table-cell>
          <table:table-cell table:formula="of:=IF(NOT(ISBLANK([.Z157]))  ;[.Z157];IF(NOT(ISBLANK([.V157]));[.V157];IF(NOT(ISBLANK([.R157]));[.R157];IF(NOT(ISBLANK([.AE157]));[.AE15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formula="of:=SUM([.M158];[.Q158];[.U158];[.Y158])/[.AB158]" office:value-type="float" office:value="100.5" calcext:value-type="float">
            <text:p>100,5</text:p>
          </table:table-cell>
          <table:table-cell table:formula="of:=SUM([.M158];[.Q158];[.U158];[.Y158])/[.D158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table:formula="of:=SUM([.O158];[.S158];[.W158];[.AA158])/[.AC158]" office:value-type="float" office:value="25" calcext:value-type="float">
            <text:p>25</text:p>
          </table:table-cell>
          <table:table-cell table:formula="of:=SUM([.O158];[.S158];[.W158];[.AA158])/[.I158]" office:value-type="float" office:value="0.115207373271889" calcext:value-type="float">
            <text:p>0,115207373271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table:formula="of:=COUNTIF(([.L158]~[.P158]~[.T158]~[.X158]);&quot;2&quot;)" office:value-type="float" office:value="2" calcext:value-type="float">
            <text:p>2</text:p>
          </table:table-cell>
          <table:table-cell table:formula="of:=COUNTIF(([.N158]~[.R158]~[.V158]~[.Z158]);&quot;2&quot;)" office:value-type="float" office:value="2" calcext:value-type="float">
            <text:p>2</text:p>
          </table:table-cell>
          <table:table-cell table:formula="of:=IF(NOT(ISBLANK([.X158]))  ;[.X158];IF(NOT(ISBLANK([.T158]));[.T158];IF(NOT(ISBLANK([.P158]));[.P158];IF(NOT(ISBLANK([.L158]));[.L158];0))))" office:value-type="float" office:value="3" calcext:value-type="float">
            <text:p>3</text:p>
          </table:table-cell>
          <table:table-cell table:formula="of:=IF(NOT(ISBLANK([.Z158]))  ;[.Z158];IF(NOT(ISBLANK([.V158]));[.V158];IF(NOT(ISBLANK([.R158]));[.R158];IF(NOT(ISBLANK([.AE158]));[.AE15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formula="of:=SUM([.M159];[.Q159];[.U159];[.Y159])/[.AB159]" office:value-type="float" office:value="20" calcext:value-type="float">
            <text:p>20</text:p>
          </table:table-cell>
          <table:table-cell table:formula="of:=SUM([.M159];[.Q159];[.U159];[.Y159])/[.D159]" office:value-type="float" office:value="0.27027027027027" calcext:value-type="float">
            <text:p>0,270270270270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table:formula="of:=SUM([.O159];[.S159];[.W159];[.AA159])/[.AC159]" office:value-type="float" office:value="45" calcext:value-type="float">
            <text:p>45</text:p>
          </table:table-cell>
          <table:table-cell table:formula="of:=SUM([.O159];[.S159];[.W159];[.AA159])/[.I159]" office:value-type="float" office:value="0.124653739612188" calcext:value-type="float">
            <text:p>0,124653739612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COUNTIF(([.L159]~[.P159]~[.T159]~[.X159]);&quot;2&quot;)" office:value-type="float" office:value="2" calcext:value-type="float">
            <text:p>2</text:p>
          </table:table-cell>
          <table:table-cell table:formula="of:=COUNTIF(([.N159]~[.R159]~[.V159]~[.Z159]);&quot;2&quot;)" office:value-type="float" office:value="1" calcext:value-type="float">
            <text:p>1</text:p>
          </table:table-cell>
          <table:table-cell table:formula="of:=IF(NOT(ISBLANK([.X159]))  ;[.X159];IF(NOT(ISBLANK([.T159]));[.T159];IF(NOT(ISBLANK([.P159]));[.P159];IF(NOT(ISBLANK([.L159]));[.L159];0))))" office:value-type="float" office:value="2" calcext:value-type="float">
            <text:p>2</text:p>
          </table:table-cell>
          <table:table-cell table:formula="of:=IF(NOT(ISBLANK([.Z159]))  ;[.Z159];IF(NOT(ISBLANK([.V159]));[.V159];IF(NOT(ISBLANK([.R159]));[.R159];IF(NOT(ISBLANK([.AE159]));[.AE15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formula="of:=SUM([.M160];[.Q160];[.U160];[.Y160])/[.AB160]" office:value-type="float" office:value="12.5" calcext:value-type="float">
            <text:p>12,5</text:p>
          </table:table-cell>
          <table:table-cell table:formula="of:=SUM([.M160];[.Q160];[.U160];[.Y160])/[.D160]" office:value-type="float" office:value="0.0803858520900322" calcext:value-type="float">
            <text:p>0,080385852090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SUM([.O160];[.S160];[.W160];[.AA160])/[.AC160]" office:value-type="float" office:value="10" calcext:value-type="float">
            <text:p>10</text:p>
          </table:table-cell>
          <table:table-cell table:formula="of:=SUM([.O160];[.S160];[.W160];[.AA160])/[.I160]" office:value-type="float" office:value="0.0515463917525773" calcext:value-type="float">
            <text:p>0,0515463917525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60]~[.P160]~[.T160]~[.X160]);&quot;2&quot;)" office:value-type="float" office:value="2" calcext:value-type="float">
            <text:p>2</text:p>
          </table:table-cell>
          <table:table-cell table:formula="of:=COUNTIF(([.N160]~[.R160]~[.V160]~[.Z160]);&quot;2&quot;)" office:value-type="float" office:value="1" calcext:value-type="float">
            <text:p>1</text:p>
          </table:table-cell>
          <table:table-cell table:formula="of:=IF(NOT(ISBLANK([.X160]))  ;[.X160];IF(NOT(ISBLANK([.T160]));[.T160];IF(NOT(ISBLANK([.P160]));[.P160];IF(NOT(ISBLANK([.L160]));[.L160];0))))" office:value-type="float" office:value="2" calcext:value-type="float">
            <text:p>2</text:p>
          </table:table-cell>
          <table:table-cell table:formula="of:=IF(NOT(ISBLANK([.Z160]))  ;[.Z160];IF(NOT(ISBLANK([.V160]));[.V160];IF(NOT(ISBLANK([.R160]));[.R160];IF(NOT(ISBLANK([.AE160]));[.AE16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formula="of:=SUM([.M161];[.Q161];[.U161];[.Y161])/[.AB161]" office:value-type="float" office:value="12.5" calcext:value-type="float">
            <text:p>12,5</text:p>
          </table:table-cell>
          <table:table-cell table:formula="of:=SUM([.M161];[.Q161];[.U161];[.Y161])/[.D161]" office:value-type="float" office:value="0.0925925925925926" calcext:value-type="float">
            <text:p>0,09259259259259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formula="of:=SUM([.O161];[.S161];[.W161];[.AA161])/[.AC161]" office:value-type="float" office:value="30" calcext:value-type="float">
            <text:p>30</text:p>
          </table:table-cell>
          <table:table-cell table:formula="of:=SUM([.O161];[.S161];[.W161];[.AA161])/[.I161]" office:value-type="float" office:value="0.075" calcext:value-type="float">
            <text:p>0,0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1]~[.P161]~[.T161]~[.X161]);&quot;2&quot;)" office:value-type="float" office:value="2" calcext:value-type="float">
            <text:p>2</text:p>
          </table:table-cell>
          <table:table-cell table:formula="of:=COUNTIF(([.N161]~[.R161]~[.V161]~[.Z161]);&quot;2&quot;)" office:value-type="float" office:value="1" calcext:value-type="float">
            <text:p>1</text:p>
          </table:table-cell>
          <table:table-cell table:formula="of:=IF(NOT(ISBLANK([.X161]))  ;[.X161];IF(NOT(ISBLANK([.T161]));[.T161];IF(NOT(ISBLANK([.P161]));[.P161];IF(NOT(ISBLANK([.L161]));[.L161];0))))" office:value-type="float" office:value="2" calcext:value-type="float">
            <text:p>2</text:p>
          </table:table-cell>
          <table:table-cell table:formula="of:=IF(NOT(ISBLANK([.Z161]))  ;[.Z161];IF(NOT(ISBLANK([.V161]));[.V161];IF(NOT(ISBLANK([.R161]));[.R161];IF(NOT(ISBLANK([.AE161]));[.AE16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formula="of:=SUM([.M162];[.Q162];[.U162];[.Y162])/[.AB162]" office:value-type="float" office:value="12.5" calcext:value-type="float">
            <text:p>12,5</text:p>
          </table:table-cell>
          <table:table-cell table:formula="of:=SUM([.M162];[.Q162];[.U162];[.Y162])/[.D162]" office:value-type="float" office:value="0.0759878419452888" calcext:value-type="float">
            <text:p>0,07598784194528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formula="of:=SUM([.O162];[.S162];[.W162];[.AA162])/[.AC162]" office:value-type="float" office:value="30" calcext:value-type="float">
            <text:p>30</text:p>
          </table:table-cell>
          <table:table-cell table:formula="of:=SUM([.O162];[.S162];[.W162];[.AA162])/[.I162]" office:value-type="float" office:value="0.0618556701030928" calcext:value-type="float">
            <text:p>0,0618556701030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2]~[.P162]~[.T162]~[.X162]);&quot;2&quot;)" office:value-type="float" office:value="2" calcext:value-type="float">
            <text:p>2</text:p>
          </table:table-cell>
          <table:table-cell table:formula="of:=COUNTIF(([.N162]~[.R162]~[.V162]~[.Z162]);&quot;2&quot;)" office:value-type="float" office:value="1" calcext:value-type="float">
            <text:p>1</text:p>
          </table:table-cell>
          <table:table-cell table:formula="of:=IF(NOT(ISBLANK([.X162]))  ;[.X162];IF(NOT(ISBLANK([.T162]));[.T162];IF(NOT(ISBLANK([.P162]));[.P162];IF(NOT(ISBLANK([.L162]));[.L162];0))))" office:value-type="float" office:value="2" calcext:value-type="float">
            <text:p>2</text:p>
          </table:table-cell>
          <table:table-cell table:formula="of:=IF(NOT(ISBLANK([.Z162]))  ;[.Z162];IF(NOT(ISBLANK([.V162]));[.V162];IF(NOT(ISBLANK([.R162]));[.R162];IF(NOT(ISBLANK([.AE162]));[.AE16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formula="of:=SUM([.M163];[.Q163];[.U163];[.Y163])/[.AB163]" office:value-type="float" office:value="12.5" calcext:value-type="float">
            <text:p>12,5</text:p>
          </table:table-cell>
          <table:table-cell table:formula="of:=SUM([.M163];[.Q163];[.U163];[.Y163])/[.D163]" office:value-type="float" office:value="0.0833333333333333" calcext:value-type="float">
            <text:p>0,0833333333333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O163];[.S163];[.W163];[.AA163])/[.AC163]" office:value-type="float" office:value="25" calcext:value-type="float">
            <text:p>25</text:p>
          </table:table-cell>
          <table:table-cell table:formula="of:=SUM([.O163];[.S163];[.W163];[.AA163])/[.I163]" office:value-type="float" office:value="0.101010101010101" calcext:value-type="float">
            <text:p>0,101010101010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63]~[.P163]~[.T163]~[.X163]);&quot;2&quot;)" office:value-type="float" office:value="2" calcext:value-type="float">
            <text:p>2</text:p>
          </table:table-cell>
          <table:table-cell table:formula="of:=COUNTIF(([.N163]~[.R163]~[.V163]~[.Z163]);&quot;2&quot;)" office:value-type="float" office:value="2" calcext:value-type="float">
            <text:p>2</text:p>
          </table:table-cell>
          <table:table-cell table:formula="of:=IF(NOT(ISBLANK([.X163]))  ;[.X163];IF(NOT(ISBLANK([.T163]));[.T163];IF(NOT(ISBLANK([.P163]));[.P163];IF(NOT(ISBLANK([.L163]));[.L163];0))))" office:value-type="float" office:value="0" calcext:value-type="float">
            <text:p>0</text:p>
          </table:table-cell>
          <table:table-cell table:formula="of:=IF(NOT(ISBLANK([.Z163]))  ;[.Z163];IF(NOT(ISBLANK([.V163]));[.V163];IF(NOT(ISBLANK([.R163]));[.R163];IF(NOT(ISBLANK([.AE163]));[.AE16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formula="of:=SUM([.M164];[.Q164];[.U164];[.Y164])/[.AB164]" office:value-type="float" office:value="12.5" calcext:value-type="float">
            <text:p>12,5</text:p>
          </table:table-cell>
          <table:table-cell table:formula="of:=SUM([.M164];[.Q164];[.U164];[.Y164])/[.D164]" office:value-type="float" office:value="0.0718390804597701" calcext:value-type="float">
            <text:p>0,07183908045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SUM([.O164];[.S164];[.W164];[.AA164])/[.AC164]" office:value-type="float" office:value="10" calcext:value-type="float">
            <text:p>10</text:p>
          </table:table-cell>
          <table:table-cell table:formula="of:=SUM([.O164];[.S164];[.W164];[.AA164])/[.I164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64]~[.P164]~[.T164]~[.X164]);&quot;2&quot;)" office:value-type="float" office:value="2" calcext:value-type="float">
            <text:p>2</text:p>
          </table:table-cell>
          <table:table-cell table:formula="of:=COUNTIF(([.N164]~[.R164]~[.V164]~[.Z164]);&quot;2&quot;)" office:value-type="float" office:value="1" calcext:value-type="float">
            <text:p>1</text:p>
          </table:table-cell>
          <table:table-cell table:formula="of:=IF(NOT(ISBLANK([.X164]))  ;[.X164];IF(NOT(ISBLANK([.T164]));[.T164];IF(NOT(ISBLANK([.P164]));[.P164];IF(NOT(ISBLANK([.L164]));[.L164];0))))" office:value-type="float" office:value="2" calcext:value-type="float">
            <text:p>2</text:p>
          </table:table-cell>
          <table:table-cell table:formula="of:=IF(NOT(ISBLANK([.Z164]))  ;[.Z164];IF(NOT(ISBLANK([.V164]));[.V164];IF(NOT(ISBLANK([.R164]));[.R164];IF(NOT(ISBLANK([.AE164]));[.AE16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table:formula="of:=SUM([.M165];[.Q165];[.U165];[.Y165])/[.AB165]" office:value-type="float" office:value="12.5" calcext:value-type="float">
            <text:p>12,5</text:p>
          </table:table-cell>
          <table:table-cell table:formula="of:=SUM([.M165];[.Q165];[.U165];[.Y165])/[.D165]" office:value-type="float" office:value="0.0862068965517241" calcext:value-type="float">
            <text:p>0,0862068965517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table:formula="of:=SUM([.O165];[.S165];[.W165];[.AA165])/[.AC165]" office:value-type="float" office:value="25" calcext:value-type="float">
            <text:p>25</text:p>
          </table:table-cell>
          <table:table-cell table:formula="of:=SUM([.O165];[.S165];[.W165];[.AA165])/[.I165]" office:value-type="float" office:value="0.101010101010101" calcext:value-type="float">
            <text:p>0,101010101010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65]~[.P165]~[.T165]~[.X165]);&quot;2&quot;)" office:value-type="float" office:value="2" calcext:value-type="float">
            <text:p>2</text:p>
          </table:table-cell>
          <table:table-cell table:formula="of:=COUNTIF(([.N165]~[.R165]~[.V165]~[.Z165]);&quot;2&quot;)" office:value-type="float" office:value="2" calcext:value-type="float">
            <text:p>2</text:p>
          </table:table-cell>
          <table:table-cell table:formula="of:=IF(NOT(ISBLANK([.X165]))  ;[.X165];IF(NOT(ISBLANK([.T165]));[.T165];IF(NOT(ISBLANK([.P165]));[.P165];IF(NOT(ISBLANK([.L165]));[.L165];0))))" office:value-type="float" office:value="0" calcext:value-type="float">
            <text:p>0</text:p>
          </table:table-cell>
          <table:table-cell table:formula="of:=IF(NOT(ISBLANK([.Z165]))  ;[.Z165];IF(NOT(ISBLANK([.V165]));[.V165];IF(NOT(ISBLANK([.R165]));[.R165];IF(NOT(ISBLANK([.AE165]));[.AE165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table:formula="of:=SUM([.M166];[.Q166];[.U166];[.Y166])/[.AB166]" office:value-type="float" office:value="12.5" calcext:value-type="float">
            <text:p>12,5</text:p>
          </table:table-cell>
          <table:table-cell table:formula="of:=SUM([.M166];[.Q166];[.U166];[.Y166])/[.D166]" office:value-type="float" office:value="0.0744047619047619" calcext:value-type="float">
            <text:p>0,0744047619047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O166];[.S166];[.W166];[.AA166])/[.AC166]" office:value-type="float" office:value="10" calcext:value-type="float">
            <text:p>10</text:p>
          </table:table-cell>
          <table:table-cell table:formula="of:=SUM([.O166];[.S166];[.W166];[.AA166])/[.I166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66]~[.P166]~[.T166]~[.X166]);&quot;2&quot;)" office:value-type="float" office:value="2" calcext:value-type="float">
            <text:p>2</text:p>
          </table:table-cell>
          <table:table-cell table:formula="of:=COUNTIF(([.N166]~[.R166]~[.V166]~[.Z166]);&quot;2&quot;)" office:value-type="float" office:value="1" calcext:value-type="float">
            <text:p>1</text:p>
          </table:table-cell>
          <table:table-cell table:formula="of:=IF(NOT(ISBLANK([.X166]))  ;[.X166];IF(NOT(ISBLANK([.T166]));[.T166];IF(NOT(ISBLANK([.P166]));[.P166];IF(NOT(ISBLANK([.L166]));[.L166];0))))" office:value-type="float" office:value="2" calcext:value-type="float">
            <text:p>2</text:p>
          </table:table-cell>
          <table:table-cell table:formula="of:=IF(NOT(ISBLANK([.Z166]))  ;[.Z166];IF(NOT(ISBLANK([.V166]));[.V166];IF(NOT(ISBLANK([.R166]));[.R166];IF(NOT(ISBLANK([.AE166]));[.AE16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table:formula="of:=SUM([.M167];[.Q167];[.U167];[.Y167])/[.AB167]" office:value-type="float" office:value="12.5" calcext:value-type="float">
            <text:p>12,5</text:p>
          </table:table-cell>
          <table:table-cell table:formula="of:=SUM([.M167];[.Q167];[.U167];[.Y167])/[.D167]" office:value-type="float" office:value="0.132978723404255" calcext:value-type="float">
            <text:p>0,1329787234042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SUM([.O167];[.S167];[.W167];[.AA167])/[.AC167]" office:value-type="float" office:value="25" calcext:value-type="float">
            <text:p>25</text:p>
          </table:table-cell>
          <table:table-cell table:formula="of:=SUM([.O167];[.S167];[.W167];[.AA167])/[.I167]" office:value-type="float" office:value="0.108459869848156" calcext:value-type="float">
            <text:p>0,1084598698481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67]~[.P167]~[.T167]~[.X167]);&quot;2&quot;)" office:value-type="float" office:value="2" calcext:value-type="float">
            <text:p>2</text:p>
          </table:table-cell>
          <table:table-cell table:formula="of:=COUNTIF(([.N167]~[.R167]~[.V167]~[.Z167]);&quot;2&quot;)" office:value-type="float" office:value="2" calcext:value-type="float">
            <text:p>2</text:p>
          </table:table-cell>
          <table:table-cell table:formula="of:=IF(NOT(ISBLANK([.X167]))  ;[.X167];IF(NOT(ISBLANK([.T167]));[.T167];IF(NOT(ISBLANK([.P167]));[.P167];IF(NOT(ISBLANK([.L167]));[.L167];0))))" office:value-type="float" office:value="0" calcext:value-type="float">
            <text:p>0</text:p>
          </table:table-cell>
          <table:table-cell table:formula="of:=IF(NOT(ISBLANK([.Z167]))  ;[.Z167];IF(NOT(ISBLANK([.V167]));[.V167];IF(NOT(ISBLANK([.R167]));[.R167];IF(NOT(ISBLANK([.AE167]));[.AE16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M168];[.Q168];[.U168];[.Y168])/[.AB168]" office:value-type="float" office:value="31.3333333333333" calcext:value-type="float">
            <text:p>31,3333333333333</text:p>
          </table:table-cell>
          <table:table-cell table:formula="of:=SUM([.M168];[.Q168];[.U168];[.Y168])/[.D168]" office:value-type="float" office:value="0.576687116564417" calcext:value-type="float">
            <text:p>0,5766871165644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9" calcext:value-type="float">
            <text:p>359</text:p>
          </table:table-cell>
          <table:table-cell table:formula="of:=SUM([.O168];[.S168];[.W168];[.AA168])/[.AC168]" office:value-type="float" office:value="51.5" calcext:value-type="float">
            <text:p>51,5</text:p>
          </table:table-cell>
          <table:table-cell table:formula="of:=SUM([.O168];[.S168];[.W168];[.AA168])/[.I168]" office:value-type="float" office:value="0.286908077994429" calcext:value-type="float">
            <text:p>0,2869080779944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COUNTIF(([.L168]~[.P168]~[.T168]~[.X168]);&quot;2&quot;)" office:value-type="float" office:value="3" calcext:value-type="float">
            <text:p>3</text:p>
          </table:table-cell>
          <table:table-cell table:formula="of:=COUNTIF(([.N168]~[.R168]~[.V168]~[.Z168]);&quot;2&quot;)" office:value-type="float" office:value="2" calcext:value-type="float">
            <text:p>2</text:p>
          </table:table-cell>
          <table:table-cell table:formula="of:=IF(NOT(ISBLANK([.X168]))  ;[.X168];IF(NOT(ISBLANK([.T168]));[.T168];IF(NOT(ISBLANK([.P168]));[.P168];IF(NOT(ISBLANK([.L168]));[.L168];0))))" office:value-type="float" office:value="2" calcext:value-type="float">
            <text:p>2</text:p>
          </table:table-cell>
          <table:table-cell table:formula="of:=IF(NOT(ISBLANK([.Z168]))  ;[.Z168];IF(NOT(ISBLANK([.V168]));[.V168];IF(NOT(ISBLANK([.R168]));[.R168];IF(NOT(ISBLANK([.AE168]));[.AE168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formula="of:=SUM([.M169];[.Q169];[.U169];[.Y169])/[.AB169]" office:value-type="float" office:value="12.5" calcext:value-type="float">
            <text:p>12,5</text:p>
          </table:table-cell>
          <table:table-cell table:formula="of:=SUM([.M169];[.Q169];[.U169];[.Y169])/[.D169]" office:value-type="float" office:value="0.099601593625498" calcext:value-type="float">
            <text:p>0,09960159362549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formula="of:=SUM([.O169];[.S169];[.W169];[.AA169])/[.AC169]" office:value-type="float" office:value="30" calcext:value-type="float">
            <text:p>30</text:p>
          </table:table-cell>
          <table:table-cell table:formula="of:=SUM([.O169];[.S169];[.W169];[.AA169])/[.I169]" office:value-type="float" office:value="0.288461538461538" calcext:value-type="float">
            <text:p>0,2884615384615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9]~[.P169]~[.T169]~[.X169]);&quot;2&quot;)" office:value-type="float" office:value="2" calcext:value-type="float">
            <text:p>2</text:p>
          </table:table-cell>
          <table:table-cell table:formula="of:=COUNTIF(([.N169]~[.R169]~[.V169]~[.Z169]);&quot;2&quot;)" office:value-type="float" office:value="1" calcext:value-type="float">
            <text:p>1</text:p>
          </table:table-cell>
          <table:table-cell table:formula="of:=IF(NOT(ISBLANK([.X169]))  ;[.X169];IF(NOT(ISBLANK([.T169]));[.T169];IF(NOT(ISBLANK([.P169]));[.P169];IF(NOT(ISBLANK([.L169]));[.L169];0))))" office:value-type="float" office:value="2" calcext:value-type="float">
            <text:p>2</text:p>
          </table:table-cell>
          <table:table-cell table:formula="of:=IF(NOT(ISBLANK([.Z169]))  ;[.Z169];IF(NOT(ISBLANK([.V169]));[.V169];IF(NOT(ISBLANK([.R169]));[.R169];IF(NOT(ISBLANK([.AE169]));[.AE16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table:formula="of:=SUM([.M170];[.Q170];[.U170];[.Y170])/[.AB170]" office:value-type="float" office:value="53.5" calcext:value-type="float">
            <text:p>53,5</text:p>
          </table:table-cell>
          <table:table-cell table:formula="of:=SUM([.M170];[.Q170];[.U170];[.Y170])/[.D170]" office:value-type="float" office:value="0.55440414507772" calcext:value-type="float">
            <text:p>0,554404145077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SUM([.O170];[.S170];[.W170];[.AA170])/[.AC170]" office:value-type="float" office:value="10" calcext:value-type="float">
            <text:p>10</text:p>
          </table:table-cell>
          <table:table-cell table:formula="of:=SUM([.O170];[.S170];[.W170];[.AA170])/[.I170]" office:value-type="float" office:value="0.0854700854700855" calcext:value-type="float">
            <text:p>0,0854700854700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70]~[.P170]~[.T170]~[.X170]);&quot;2&quot;)" office:value-type="float" office:value="2" calcext:value-type="float">
            <text:p>2</text:p>
          </table:table-cell>
          <table:table-cell table:formula="of:=COUNTIF(([.N170]~[.R170]~[.V170]~[.Z170]);&quot;2&quot;)" office:value-type="float" office:value="1" calcext:value-type="float">
            <text:p>1</text:p>
          </table:table-cell>
          <table:table-cell table:formula="of:=IF(NOT(ISBLANK([.X170]))  ;[.X170];IF(NOT(ISBLANK([.T170]));[.T170];IF(NOT(ISBLANK([.P170]));[.P170];IF(NOT(ISBLANK([.L170]));[.L170];0))))" office:value-type="float" office:value="2" calcext:value-type="float">
            <text:p>2</text:p>
          </table:table-cell>
          <table:table-cell table:formula="of:=IF(NOT(ISBLANK([.Z170]))  ;[.Z170];IF(NOT(ISBLANK([.V170]));[.V170];IF(NOT(ISBLANK([.R170]));[.R170];IF(NOT(ISBLANK([.AE170]));[.AE170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table:formula="of:=SUM([.M171];[.Q171];[.U171];[.Y171])/[.AB171]" office:value-type="float" office:value="12.5" calcext:value-type="float">
            <text:p>12,5</text:p>
          </table:table-cell>
          <table:table-cell table:formula="of:=SUM([.M171];[.Q171];[.U171];[.Y171])/[.D171]" office:value-type="float" office:value="0.126903553299492" calcext:value-type="float">
            <text:p>0,1269035532994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5" calcext:value-type="float">
            <text:p>355</text:p>
          </table:table-cell>
          <table:table-cell table:formula="of:=SUM([.O171];[.S171];[.W171];[.AA171])/[.AC171]" office:value-type="float" office:value="30" calcext:value-type="float">
            <text:p>30</text:p>
          </table:table-cell>
          <table:table-cell table:formula="of:=SUM([.O171];[.S171];[.W171];[.AA171])/[.I171]" office:value-type="float" office:value="0.0845070422535211" calcext:value-type="float">
            <text:p>0,0845070422535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71]~[.P171]~[.T171]~[.X171]);&quot;2&quot;)" office:value-type="float" office:value="2" calcext:value-type="float">
            <text:p>2</text:p>
          </table:table-cell>
          <table:table-cell table:formula="of:=COUNTIF(([.N171]~[.R171]~[.V171]~[.Z171]);&quot;2&quot;)" office:value-type="float" office:value="1" calcext:value-type="float">
            <text:p>1</text:p>
          </table:table-cell>
          <table:table-cell table:formula="of:=IF(NOT(ISBLANK([.X171]))  ;[.X171];IF(NOT(ISBLANK([.T171]));[.T171];IF(NOT(ISBLANK([.P171]));[.P171];IF(NOT(ISBLANK([.L171]));[.L171];0))))" office:value-type="float" office:value="2" calcext:value-type="float">
            <text:p>2</text:p>
          </table:table-cell>
          <table:table-cell table:formula="of:=IF(NOT(ISBLANK([.Z171]))  ;[.Z171];IF(NOT(ISBLANK([.V171]));[.V171];IF(NOT(ISBLANK([.R171]));[.R171];IF(NOT(ISBLANK([.AE171]));[.AE17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12" calcext:value-type="float">
            <text:p>412</text:p>
          </table:table-cell>
          <table:table-cell table:formula="of:=SUM([.M172];[.Q172];[.U172];[.Y172])/[.AB172]" office:value-type="float" office:value="12.5" calcext:value-type="float">
            <text:p>12,5</text:p>
          </table:table-cell>
          <table:table-cell table:formula="of:=SUM([.M172];[.Q172];[.U172];[.Y172])/[.D172]" office:value-type="float" office:value="0.0606796116504854" calcext:value-type="float">
            <text:p>0,06067961165048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SUM([.O172];[.S172];[.W172];[.AA172])/[.AC172]" office:value-type="float" office:value="30" calcext:value-type="float">
            <text:p>30</text:p>
          </table:table-cell>
          <table:table-cell table:formula="of:=SUM([.O172];[.S172];[.W172];[.AA172])/[.I172]" office:value-type="float" office:value="0.394736842105263" calcext:value-type="float">
            <text:p>0,394736842105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72]~[.P172]~[.T172]~[.X172]);&quot;2&quot;)" office:value-type="float" office:value="2" calcext:value-type="float">
            <text:p>2</text:p>
          </table:table-cell>
          <table:table-cell table:formula="of:=COUNTIF(([.N172]~[.R172]~[.V172]~[.Z172]);&quot;2&quot;)" office:value-type="float" office:value="1" calcext:value-type="float">
            <text:p>1</text:p>
          </table:table-cell>
          <table:table-cell table:formula="of:=IF(NOT(ISBLANK([.X172]))  ;[.X172];IF(NOT(ISBLANK([.T172]));[.T172];IF(NOT(ISBLANK([.P172]));[.P172];IF(NOT(ISBLANK([.L172]));[.L172];0))))" office:value-type="float" office:value="2" calcext:value-type="float">
            <text:p>2</text:p>
          </table:table-cell>
          <table:table-cell table:formula="of:=IF(NOT(ISBLANK([.Z172]))  ;[.Z172];IF(NOT(ISBLANK([.V172]));[.V172];IF(NOT(ISBLANK([.R172]));[.R172];IF(NOT(ISBLANK([.AE172]));[.AE17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formula="of:=SUM([.M173];[.Q173];[.U173];[.Y173])/[.AB173]" office:value-type="float" office:value="17" calcext:value-type="float">
            <text:p>17</text:p>
          </table:table-cell>
          <table:table-cell table:formula="of:=SUM([.M173];[.Q173];[.U173];[.Y173])/[.D173]" office:value-type="float" office:value="0.2" calcext:value-type="float">
            <text:p>0,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73];[.S173];[.W173];[.AA173])/[.AC173]" office:value-type="float" office:value="39" calcext:value-type="float">
            <text:p>39</text:p>
          </table:table-cell>
          <table:table-cell table:formula="of:=SUM([.O173];[.S173];[.W173];[.AA173])/[.I173]" office:value-type="float" office:value="0.0939759036144578" calcext:value-type="float">
            <text:p>0,0939759036144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table:formula="of:=COUNTIF(([.L173]~[.P173]~[.T173]~[.X173]);&quot;2&quot;)" office:value-type="float" office:value="2" calcext:value-type="float">
            <text:p>2</text:p>
          </table:table-cell>
          <table:table-cell table:formula="of:=COUNTIF(([.N173]~[.R173]~[.V173]~[.Z173]);&quot;2&quot;)" office:value-type="float" office:value="1" calcext:value-type="float">
            <text:p>1</text:p>
          </table:table-cell>
          <table:table-cell table:formula="of:=IF(NOT(ISBLANK([.X173]))  ;[.X173];IF(NOT(ISBLANK([.T173]));[.T173];IF(NOT(ISBLANK([.P173]));[.P173];IF(NOT(ISBLANK([.L173]));[.L173];0))))" office:value-type="float" office:value="2" calcext:value-type="float">
            <text:p>2</text:p>
          </table:table-cell>
          <table:table-cell table:formula="of:=IF(NOT(ISBLANK([.Z173]))  ;[.Z173];IF(NOT(ISBLANK([.V173]));[.V173];IF(NOT(ISBLANK([.R173]));[.R173];IF(NOT(ISBLANK([.AE173]));[.AE173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formula="of:=SUM([.M174];[.Q174];[.U174];[.Y174])/[.AB174]" office:value-type="float" office:value="12.5" calcext:value-type="float">
            <text:p>12,5</text:p>
          </table:table-cell>
          <table:table-cell table:formula="of:=SUM([.M174];[.Q174];[.U174];[.Y174])/[.D174]" office:value-type="float" office:value="0.114678899082569" calcext:value-type="float">
            <text:p>0,1146788990825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SUM([.O174];[.S174];[.W174];[.AA174])/[.AC174]" office:value-type="float" office:value="50" calcext:value-type="float">
            <text:p>50</text:p>
          </table:table-cell>
          <table:table-cell table:formula="of:=SUM([.O174];[.S174];[.W174];[.AA174])/[.I17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formula="of:=COUNTIF(([.L174]~[.P174]~[.T174]~[.X174]);&quot;2&quot;)" office:value-type="float" office:value="2" calcext:value-type="float">
            <text:p>2</text:p>
          </table:table-cell>
          <table:table-cell table:formula="of:=COUNTIF(([.N174]~[.R174]~[.V174]~[.Z174]);&quot;2&quot;)" office:value-type="float" office:value="1" calcext:value-type="float">
            <text:p>1</text:p>
          </table:table-cell>
          <table:table-cell table:formula="of:=IF(NOT(ISBLANK([.X174]))  ;[.X174];IF(NOT(ISBLANK([.T174]));[.T174];IF(NOT(ISBLANK([.P174]));[.P174];IF(NOT(ISBLANK([.L174]));[.L174];0))))" office:value-type="float" office:value="2" calcext:value-type="float">
            <text:p>2</text:p>
          </table:table-cell>
          <table:table-cell table:formula="of:=IF(NOT(ISBLANK([.Z174]))  ;[.Z174];IF(NOT(ISBLANK([.V174]));[.V174];IF(NOT(ISBLANK([.R174]));[.R174];IF(NOT(ISBLANK([.AE174]));[.AE174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formula="of:=SUM([.M175];[.Q175];[.U175];[.Y175])/[.AB175]" office:value-type="float" office:value="42.5" calcext:value-type="float">
            <text:p>42,5</text:p>
          </table:table-cell>
          <table:table-cell table:formula="of:=SUM([.M175];[.Q175];[.U175];[.Y175])/[.D175]" office:value-type="float" office:value="0.691056910569106" calcext:value-type="float">
            <text:p>0,6910569105691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1" calcext:value-type="float">
            <text:p>381</text:p>
          </table:table-cell>
          <table:table-cell table:formula="of:=SUM([.O175];[.S175];[.W175];[.AA175])/[.AC175]" office:value-type="float" office:value="50.5" calcext:value-type="float">
            <text:p>50,5</text:p>
          </table:table-cell>
          <table:table-cell table:formula="of:=SUM([.O175];[.S175];[.W175];[.AA175])/[.I175]" office:value-type="float" office:value="0.26509186351706" calcext:value-type="float">
            <text:p>0,265091863517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75]~[.P175]~[.T175]~[.X175]);&quot;2&quot;)" office:value-type="float" office:value="2" calcext:value-type="float">
            <text:p>2</text:p>
          </table:table-cell>
          <table:table-cell table:formula="of:=COUNTIF(([.N175]~[.R175]~[.V175]~[.Z175]);&quot;2&quot;)" office:value-type="float" office:value="2" calcext:value-type="float">
            <text:p>2</text:p>
          </table:table-cell>
          <table:table-cell table:formula="of:=IF(NOT(ISBLANK([.X175]))  ;[.X175];IF(NOT(ISBLANK([.T175]));[.T175];IF(NOT(ISBLANK([.P175]));[.P175];IF(NOT(ISBLANK([.L175]));[.L175];0))))" office:value-type="float" office:value="0" calcext:value-type="float">
            <text:p>0</text:p>
          </table:table-cell>
          <table:table-cell table:formula="of:=IF(NOT(ISBLANK([.Z175]))  ;[.Z175];IF(NOT(ISBLANK([.V175]));[.V175];IF(NOT(ISBLANK([.R175]));[.R175];IF(NOT(ISBLANK([.AE175]));[.AE175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table:formula="of:=SUM([.M176];[.Q176];[.U176];[.Y176])/[.AB176]" office:value-type="float" office:value="12.5" calcext:value-type="float">
            <text:p>12,5</text:p>
          </table:table-cell>
          <table:table-cell table:formula="of:=SUM([.M176];[.Q176];[.U176];[.Y176])/[.D176]" office:value-type="float" office:value="0.0564334085778781" calcext:value-type="float">
            <text:p>0,0564334085778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formula="of:=SUM([.O176];[.S176];[.W176];[.AA176])/[.AC176]" office:value-type="float" office:value="10" calcext:value-type="float">
            <text:p>10</text:p>
          </table:table-cell>
          <table:table-cell table:formula="of:=SUM([.O176];[.S176];[.W176];[.AA176])/[.I176]" office:value-type="float" office:value="0.0537634408602151" calcext:value-type="float">
            <text:p>0,053763440860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76]~[.P176]~[.T176]~[.X176]);&quot;2&quot;)" office:value-type="float" office:value="2" calcext:value-type="float">
            <text:p>2</text:p>
          </table:table-cell>
          <table:table-cell table:formula="of:=COUNTIF(([.N176]~[.R176]~[.V176]~[.Z176]);&quot;2&quot;)" office:value-type="float" office:value="1" calcext:value-type="float">
            <text:p>1</text:p>
          </table:table-cell>
          <table:table-cell table:formula="of:=IF(NOT(ISBLANK([.X176]))  ;[.X176];IF(NOT(ISBLANK([.T176]));[.T176];IF(NOT(ISBLANK([.P176]));[.P176];IF(NOT(ISBLANK([.L176]));[.L176];0))))" office:value-type="float" office:value="2" calcext:value-type="float">
            <text:p>2</text:p>
          </table:table-cell>
          <table:table-cell table:formula="of:=IF(NOT(ISBLANK([.Z176]))  ;[.Z176];IF(NOT(ISBLANK([.V176]));[.V176];IF(NOT(ISBLANK([.R176]));[.R176];IF(NOT(ISBLANK([.AE176]));[.AE176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table:formula="of:=SUM([.M177];[.Q177];[.U177];[.Y177])/[.AB177]" office:value-type="float" office:value="32.5" calcext:value-type="float">
            <text:p>32,5</text:p>
          </table:table-cell>
          <table:table-cell table:formula="of:=SUM([.M177];[.Q177];[.U177];[.Y177])/[.D177]" office:value-type="float" office:value="0.147727272727273" calcext:value-type="float">
            <text:p>0,14772727272727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formula="of:=SUM([.O177];[.S177];[.W177];[.AA177])/[.AC177]" office:value-type="float" office:value="25" calcext:value-type="float">
            <text:p>25</text:p>
          </table:table-cell>
          <table:table-cell table:formula="of:=SUM([.O177];[.S177];[.W177];[.AA177])/[.I177]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77]~[.P177]~[.T177]~[.X177]);&quot;2&quot;)" office:value-type="float" office:value="2" calcext:value-type="float">
            <text:p>2</text:p>
          </table:table-cell>
          <table:table-cell table:formula="of:=COUNTIF(([.N177]~[.R177]~[.V177]~[.Z177]);&quot;2&quot;)" office:value-type="float" office:value="2" calcext:value-type="float">
            <text:p>2</text:p>
          </table:table-cell>
          <table:table-cell table:formula="of:=IF(NOT(ISBLANK([.X177]))  ;[.X177];IF(NOT(ISBLANK([.T177]));[.T177];IF(NOT(ISBLANK([.P177]));[.P177];IF(NOT(ISBLANK([.L177]));[.L177];0))))" office:value-type="float" office:value="1" calcext:value-type="float">
            <text:p>1</text:p>
          </table:table-cell>
          <table:table-cell table:formula="of:=IF(NOT(ISBLANK([.Z177]))  ;[.Z177];IF(NOT(ISBLANK([.V177]));[.V177];IF(NOT(ISBLANK([.R177]));[.R177];IF(NOT(ISBLANK([.AE177]));[.AE177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formula="of:=SUM([.M178];[.Q178];[.U178];[.Y178])/[.AB178]" office:value-type="float" office:value="12.5" calcext:value-type="float">
            <text:p>12,5</text:p>
          </table:table-cell>
          <table:table-cell table:formula="of:=SUM([.M178];[.Q178];[.U178];[.Y178])/[.D178]" office:value-type="float" office:value="0.0919117647058824" calcext:value-type="float">
            <text:p>0,0919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formula="of:=SUM([.O178];[.S178];[.W178];[.AA178])/[.AC178]" office:value-type="float" office:value="10" calcext:value-type="float">
            <text:p>10</text:p>
          </table:table-cell>
          <table:table-cell table:formula="of:=SUM([.O178];[.S178];[.W178];[.AA178])/[.I178]" office:value-type="float" office:value="0.0636942675159236" calcext:value-type="float">
            <text:p>0,0636942675159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78]~[.P178]~[.T178]~[.X178]);&quot;2&quot;)" office:value-type="float" office:value="2" calcext:value-type="float">
            <text:p>2</text:p>
          </table:table-cell>
          <table:table-cell table:formula="of:=COUNTIF(([.N178]~[.R178]~[.V178]~[.Z178]);&quot;2&quot;)" office:value-type="float" office:value="1" calcext:value-type="float">
            <text:p>1</text:p>
          </table:table-cell>
          <table:table-cell table:formula="of:=IF(NOT(ISBLANK([.X178]))  ;[.X178];IF(NOT(ISBLANK([.T178]));[.T178];IF(NOT(ISBLANK([.P178]));[.P178];IF(NOT(ISBLANK([.L178]));[.L178];0))))" office:value-type="float" office:value="2" calcext:value-type="float">
            <text:p>2</text:p>
          </table:table-cell>
          <table:table-cell table:formula="of:=IF(NOT(ISBLANK([.Z178]))  ;[.Z178];IF(NOT(ISBLANK([.V178]));[.V178];IF(NOT(ISBLANK([.R178]));[.R178];IF(NOT(ISBLANK([.AE178]));[.AE178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table:formula="of:=SUM([.M179];[.Q179];[.U179];[.Y179])/[.AB179]" office:value-type="float" office:value="12.5" calcext:value-type="float">
            <text:p>12,5</text:p>
          </table:table-cell>
          <table:table-cell table:formula="of:=SUM([.M179];[.Q179];[.U179];[.Y179])/[.D179]" office:value-type="float" office:value="0.0549450549450549" calcext:value-type="float">
            <text:p>0,0549450549450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SUM([.O179];[.S179];[.W179];[.AA179])/[.AC179]" office:value-type="float" office:value="10" calcext:value-type="float">
            <text:p>10</text:p>
          </table:table-cell>
          <table:table-cell table:formula="of:=SUM([.O179];[.S179];[.W179];[.AA179])/[.I179]" office:value-type="float" office:value="0.0574712643678161" calcext:value-type="float">
            <text:p>0,0574712643678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79]~[.P179]~[.T179]~[.X179]);&quot;2&quot;)" office:value-type="float" office:value="2" calcext:value-type="float">
            <text:p>2</text:p>
          </table:table-cell>
          <table:table-cell table:formula="of:=COUNTIF(([.N179]~[.R179]~[.V179]~[.Z179]);&quot;2&quot;)" office:value-type="float" office:value="1" calcext:value-type="float">
            <text:p>1</text:p>
          </table:table-cell>
          <table:table-cell table:formula="of:=IF(NOT(ISBLANK([.X179]))  ;[.X179];IF(NOT(ISBLANK([.T179]));[.T179];IF(NOT(ISBLANK([.P179]));[.P179];IF(NOT(ISBLANK([.L179]));[.L179];0))))" office:value-type="float" office:value="2" calcext:value-type="float">
            <text:p>2</text:p>
          </table:table-cell>
          <table:table-cell table:formula="of:=IF(NOT(ISBLANK([.Z179]))  ;[.Z179];IF(NOT(ISBLANK([.V179]));[.V179];IF(NOT(ISBLANK([.R179]));[.R179];IF(NOT(ISBLANK([.AE179]));[.AE17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table:formula="of:=SUM([.M180];[.Q180];[.U180];[.Y180])/[.AB180]" office:value-type="float" office:value="77" calcext:value-type="float">
            <text:p>77</text:p>
          </table:table-cell>
          <table:table-cell table:formula="of:=SUM([.M180];[.Q180];[.U180];[.Y180])/[.D180]" office:value-type="float" office:value="0.585551330798479" calcext:value-type="float">
            <text:p>0,5855513307984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table:formula="of:=SUM([.O180];[.S180];[.W180];[.AA180])/[.AC180]" office:value-type="float" office:value="159" calcext:value-type="float">
            <text:p>159</text:p>
          </table:table-cell>
          <table:table-cell table:formula="of:=SUM([.O180];[.S180];[.W180];[.AA180])/[.I180]" office:value-type="float" office:value="0.408740359897172" calcext:value-type="float">
            <text:p>0,4087403598971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formula="of:=COUNTIF(([.L180]~[.P180]~[.T180]~[.X180]);&quot;2&quot;)" office:value-type="float" office:value="2" calcext:value-type="float">
            <text:p>2</text:p>
          </table:table-cell>
          <table:table-cell table:formula="of:=COUNTIF(([.N180]~[.R180]~[.V180]~[.Z180]);&quot;2&quot;)" office:value-type="float" office:value="1" calcext:value-type="float">
            <text:p>1</text:p>
          </table:table-cell>
          <table:table-cell table:formula="of:=IF(NOT(ISBLANK([.X180]))  ;[.X180];IF(NOT(ISBLANK([.T180]));[.T180];IF(NOT(ISBLANK([.P180]));[.P180];IF(NOT(ISBLANK([.L180]));[.L180];0))))" office:value-type="float" office:value="2" calcext:value-type="float">
            <text:p>2</text:p>
          </table:table-cell>
          <table:table-cell table:formula="of:=IF(NOT(ISBLANK([.Z180]))  ;[.Z180];IF(NOT(ISBLANK([.V180]));[.V180];IF(NOT(ISBLANK([.R180]));[.R180];IF(NOT(ISBLANK([.AE180]));[.AE180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M181];[.Q181];[.U181];[.Y181])/[.AB181]" office:value-type="float" office:value="32" calcext:value-type="float">
            <text:p>32</text:p>
          </table:table-cell>
          <table:table-cell table:formula="of:=SUM([.M181];[.Q181];[.U181];[.Y181])/[.D181]" office:value-type="float" office:value="0.53781512605042" calcext:value-type="float">
            <text:p>0,537815126050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O181];[.S181];[.W181];[.AA181])/[.AC181]" office:value-type="float" office:value="69" calcext:value-type="float">
            <text:p>69</text:p>
          </table:table-cell>
          <table:table-cell table:formula="of:=SUM([.O181];[.S181];[.W181];[.AA181])/[.I181]" office:value-type="float" office:value="0.142268041237113" calcext:value-type="float">
            <text:p>0,1422680412371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formula="of:=COUNTIF(([.L181]~[.P181]~[.T181]~[.X181]);&quot;2&quot;)" office:value-type="float" office:value="2" calcext:value-type="float">
            <text:p>2</text:p>
          </table:table-cell>
          <table:table-cell table:formula="of:=COUNTIF(([.N181]~[.R181]~[.V181]~[.Z181]);&quot;2&quot;)" office:value-type="float" office:value="1" calcext:value-type="float">
            <text:p>1</text:p>
          </table:table-cell>
          <table:table-cell table:formula="of:=IF(NOT(ISBLANK([.X181]))  ;[.X181];IF(NOT(ISBLANK([.T181]));[.T181];IF(NOT(ISBLANK([.P181]));[.P181];IF(NOT(ISBLANK([.L181]));[.L181];0))))" office:value-type="float" office:value="2" calcext:value-type="float">
            <text:p>2</text:p>
          </table:table-cell>
          <table:table-cell table:formula="of:=IF(NOT(ISBLANK([.Z181]))  ;[.Z181];IF(NOT(ISBLANK([.V181]));[.V181];IF(NOT(ISBLANK([.R181]));[.R181];IF(NOT(ISBLANK([.AE181]));[.AE181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formula="of:=SUM([.M182];[.Q182];[.U182];[.Y182])/[.AB182]" office:value-type="float" office:value="130" calcext:value-type="float">
            <text:p>130</text:p>
          </table:table-cell>
          <table:table-cell table:formula="of:=SUM([.M182];[.Q182];[.U182];[.Y182])/[.D182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table:formula="of:=SUM([.O182];[.S182];[.W182];[.AA182])/[.AC182]" office:value-type="float" office:value="25" calcext:value-type="float">
            <text:p>25</text:p>
          </table:table-cell>
          <table:table-cell table:formula="of:=SUM([.O182];[.S182];[.W182];[.AA182])/[.I182]" office:value-type="float" office:value="0.113378684807256" calcext:value-type="float">
            <text:p>0,113378684807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6"/>
          <table:table-cell table:formula="of:=COUNTIF(([.L182]~[.P182]~[.T182]~[.X182]);&quot;2&quot;)" office:value-type="float" office:value="2" calcext:value-type="float">
            <text:p>2</text:p>
          </table:table-cell>
          <table:table-cell table:formula="of:=COUNTIF(([.N182]~[.R182]~[.V182]~[.Z182]);&quot;2&quot;)" office:value-type="float" office:value="2" calcext:value-type="float">
            <text:p>2</text:p>
          </table:table-cell>
          <table:table-cell table:formula="of:=IF(NOT(ISBLANK([.X182]))  ;[.X182];IF(NOT(ISBLANK([.T182]));[.T182];IF(NOT(ISBLANK([.P182]));[.P182];IF(NOT(ISBLANK([.L182]));[.L182];0))))" office:value-type="float" office:value="3" calcext:value-type="float">
            <text:p>3</text:p>
          </table:table-cell>
          <table:table-cell table:formula="of:=IF(NOT(ISBLANK([.Z182]))  ;[.Z182];IF(NOT(ISBLANK([.V182]));[.V182];IF(NOT(ISBLANK([.R182]));[.R182];IF(NOT(ISBLANK([.AE182]));[.AE182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table:formula="of:=SUM([.M183];[.Q183];[.U183];[.Y183])/[.AB183]" office:value-type="float" office:value="12.5" calcext:value-type="float">
            <text:p>12,5</text:p>
          </table:table-cell>
          <table:table-cell table:formula="of:=SUM([.M183];[.Q183];[.U183];[.Y183])/[.D183]" office:value-type="float" office:value="0.0585480093676815" calcext:value-type="float">
            <text:p>0,058548009367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SUM([.O183];[.S183];[.W183];[.AA183])/[.AC183]" office:value-type="float" office:value="10" calcext:value-type="float">
            <text:p>10</text:p>
          </table:table-cell>
          <table:table-cell table:formula="of:=SUM([.O183];[.S183];[.W183];[.AA183])/[.I183]" office:value-type="float" office:value="0.0892857142857143" calcext:value-type="float">
            <text:p>0,089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83]~[.P183]~[.T183]~[.X183]);&quot;2&quot;)" office:value-type="float" office:value="2" calcext:value-type="float">
            <text:p>2</text:p>
          </table:table-cell>
          <table:table-cell table:formula="of:=COUNTIF(([.N183]~[.R183]~[.V183]~[.Z183]);&quot;2&quot;)" office:value-type="float" office:value="1" calcext:value-type="float">
            <text:p>1</text:p>
          </table:table-cell>
          <table:table-cell table:formula="of:=IF(NOT(ISBLANK([.X183]))  ;[.X183];IF(NOT(ISBLANK([.T183]));[.T183];IF(NOT(ISBLANK([.P183]));[.P183];IF(NOT(ISBLANK([.L183]));[.L183];0))))" office:value-type="float" office:value="2" calcext:value-type="float">
            <text:p>2</text:p>
          </table:table-cell>
          <table:table-cell table:formula="of:=IF(NOT(ISBLANK([.Z183]))  ;[.Z183];IF(NOT(ISBLANK([.V183]));[.V183];IF(NOT(ISBLANK([.R183]));[.R183];IF(NOT(ISBLANK([.AE183]));[.AE183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table:formula="of:=SUM([.M184];[.Q184];[.U184];[.Y184])/[.AB184]" office:value-type="float" office:value="12.5" calcext:value-type="float">
            <text:p>12,5</text:p>
          </table:table-cell>
          <table:table-cell table:formula="of:=SUM([.M184];[.Q184];[.U184];[.Y184])/[.D184]" office:value-type="float" office:value="0.0822368421052632" calcext:value-type="float">
            <text:p>0,0822368421052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formula="of:=SUM([.O184];[.S184];[.W184];[.AA184])/[.AC184]" office:value-type="float" office:value="10" calcext:value-type="float">
            <text:p>10</text:p>
          </table:table-cell>
          <table:table-cell table:formula="of:=SUM([.O184];[.S184];[.W184];[.AA184])/[.I184]" office:value-type="float" office:value="0.0900900900900901" calcext:value-type="float">
            <text:p>0,090090090090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84]~[.P184]~[.T184]~[.X184]);&quot;2&quot;)" office:value-type="float" office:value="2" calcext:value-type="float">
            <text:p>2</text:p>
          </table:table-cell>
          <table:table-cell table:formula="of:=COUNTIF(([.N184]~[.R184]~[.V184]~[.Z184]);&quot;2&quot;)" office:value-type="float" office:value="1" calcext:value-type="float">
            <text:p>1</text:p>
          </table:table-cell>
          <table:table-cell table:formula="of:=IF(NOT(ISBLANK([.X184]))  ;[.X184];IF(NOT(ISBLANK([.T184]));[.T184];IF(NOT(ISBLANK([.P184]));[.P184];IF(NOT(ISBLANK([.L184]));[.L184];0))))" office:value-type="float" office:value="2" calcext:value-type="float">
            <text:p>2</text:p>
          </table:table-cell>
          <table:table-cell table:formula="of:=IF(NOT(ISBLANK([.Z184]))  ;[.Z184];IF(NOT(ISBLANK([.V184]));[.V184];IF(NOT(ISBLANK([.R184]));[.R184];IF(NOT(ISBLANK([.AE184]));[.AE18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table:formula="of:=SUM([.M185];[.Q185];[.U185];[.Y185])/[.AB185]" office:value-type="float" office:value="168.5" calcext:value-type="float">
            <text:p>168,5</text:p>
          </table:table-cell>
          <table:table-cell table:formula="of:=SUM([.M185];[.Q185];[.U185];[.Y185])/[.D185]" office:value-type="float" office:value="0.781902552204176" calcext:value-type="float">
            <text:p>0,7819025522041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SUM([.O185];[.S185];[.W185];[.AA185])/[.AC185]" office:value-type="float" office:value="57" calcext:value-type="float">
            <text:p>57</text:p>
          </table:table-cell>
          <table:table-cell table:formula="of:=SUM([.O185];[.S185];[.W185];[.AA185])/[.I185]" office:value-type="float" office:value="0.780821917808219" calcext:value-type="float">
            <text:p>0,780821917808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85]~[.P185]~[.T185]~[.X185]);&quot;2&quot;)" office:value-type="float" office:value="2" calcext:value-type="float">
            <text:p>2</text:p>
          </table:table-cell>
          <table:table-cell table:formula="of:=COUNTIF(([.N185]~[.R185]~[.V185]~[.Z185]);&quot;2&quot;)" office:value-type="float" office:value="1" calcext:value-type="float">
            <text:p>1</text:p>
          </table:table-cell>
          <table:table-cell table:formula="of:=IF(NOT(ISBLANK([.X185]))  ;[.X185];IF(NOT(ISBLANK([.T185]));[.T185];IF(NOT(ISBLANK([.P185]));[.P185];IF(NOT(ISBLANK([.L185]));[.L185];0))))" office:value-type="float" office:value="2" calcext:value-type="float">
            <text:p>2</text:p>
          </table:table-cell>
          <table:table-cell table:formula="of:=IF(NOT(ISBLANK([.Z185]))  ;[.Z185];IF(NOT(ISBLANK([.V185]));[.V185];IF(NOT(ISBLANK([.R185]));[.R185];IF(NOT(ISBLANK([.AE185]));[.AE185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SUM([.M186];[.Q186];[.U186];[.Y186])/[.AB186]" office:value-type="float" office:value="8.33333333333333" calcext:value-type="float">
            <text:p>8,33333333333333</text:p>
          </table:table-cell>
          <table:table-cell table:formula="of:=SUM([.M186];[.Q186];[.U186];[.Y186])/[.D186]" office:value-type="float" office:value="0.274725274725275" calcext:value-type="float">
            <text:p>0,2747252747252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table:formula="of:=SUM([.O186];[.S186];[.W186];[.AA186])/[.AC186]" office:value-type="float" office:value="11.3333333333333" calcext:value-type="float">
            <text:p>11,3333333333333</text:p>
          </table:table-cell>
          <table:table-cell table:formula="of:=SUM([.O186];[.S186];[.W186];[.AA186])/[.I186]" office:value-type="float" office:value="0.0691056910569106" calcext:value-type="float">
            <text:p>0,0691056910569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UNTIF(([.L186]~[.P186]~[.T186]~[.X186]);&quot;2&quot;)" office:value-type="float" office:value="3" calcext:value-type="float">
            <text:p>3</text:p>
          </table:table-cell>
          <table:table-cell table:formula="of:=COUNTIF(([.N186]~[.R186]~[.V186]~[.Z186]);&quot;2&quot;)" office:value-type="float" office:value="3" calcext:value-type="float">
            <text:p>3</text:p>
          </table:table-cell>
          <table:table-cell table:formula="of:=IF(NOT(ISBLANK([.X186]))  ;[.X186];IF(NOT(ISBLANK([.T186]));[.T186];IF(NOT(ISBLANK([.P186]));[.P186];IF(NOT(ISBLANK([.L186]));[.L186];0))))" office:value-type="float" office:value="1" calcext:value-type="float">
            <text:p>1</text:p>
          </table:table-cell>
          <table:table-cell table:formula="of:=IF(NOT(ISBLANK([.Z186]))  ;[.Z186];IF(NOT(ISBLANK([.V186]));[.V186];IF(NOT(ISBLANK([.R186]));[.R186];IF(NOT(ISBLANK([.AE186]));[.AE18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formula="of:=SUM([.M187];[.Q187];[.U187];[.Y187])/[.AB187]" office:value-type="float" office:value="12.5" calcext:value-type="float">
            <text:p>12,5</text:p>
          </table:table-cell>
          <table:table-cell table:formula="of:=SUM([.M187];[.Q187];[.U187];[.Y187])/[.D187]" office:value-type="float" office:value="0.0603864734299517" calcext:value-type="float">
            <text:p>0,0603864734299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SUM([.O187];[.S187];[.W187];[.AA187])/[.AC187]" office:value-type="float" office:value="194" calcext:value-type="float">
            <text:p>194</text:p>
          </table:table-cell>
          <table:table-cell table:formula="of:=SUM([.O187];[.S187];[.W187];[.AA187])/[.I18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formula="of:=COUNTIF(([.L187]~[.P187]~[.T187]~[.X187]);&quot;2&quot;)" office:value-type="float" office:value="2" calcext:value-type="float">
            <text:p>2</text:p>
          </table:table-cell>
          <table:table-cell table:formula="of:=COUNTIF(([.N187]~[.R187]~[.V187]~[.Z187]);&quot;2&quot;)" office:value-type="float" office:value="1" calcext:value-type="float">
            <text:p>1</text:p>
          </table:table-cell>
          <table:table-cell table:formula="of:=IF(NOT(ISBLANK([.X187]))  ;[.X187];IF(NOT(ISBLANK([.T187]));[.T187];IF(NOT(ISBLANK([.P187]));[.P187];IF(NOT(ISBLANK([.L187]));[.L187];0))))" office:value-type="float" office:value="2" calcext:value-type="float">
            <text:p>2</text:p>
          </table:table-cell>
          <table:table-cell table:formula="of:=IF(NOT(ISBLANK([.Z187]))  ;[.Z187];IF(NOT(ISBLANK([.V187]));[.V187];IF(NOT(ISBLANK([.R187]));[.R187];IF(NOT(ISBLANK([.AE187]));[.AE187]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formula="of:=SUM([.M188];[.Q188];[.U188];[.Y188])/[.AB188]" office:value-type="float" office:value="23.5" calcext:value-type="float">
            <text:p>23,5</text:p>
          </table:table-cell>
          <table:table-cell table:formula="of:=SUM([.M188];[.Q188];[.U188];[.Y188])/[.D188]" office:value-type="float" office:value="0.373015873015873" calcext:value-type="float">
            <text:p>0,3730158730158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table:formula="of:=SUM([.O188];[.S188];[.W188];[.AA188])/[.AC188]" office:value-type="float" office:value="10" calcext:value-type="float">
            <text:p>10</text:p>
          </table:table-cell>
          <table:table-cell table:formula="of:=SUM([.O188];[.S188];[.W188];[.AA188])/[.I188]" office:value-type="float" office:value="0.0452488687782805" calcext:value-type="float">
            <text:p>0,0452488687782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88]~[.P188]~[.T188]~[.X188]);&quot;2&quot;)" office:value-type="float" office:value="2" calcext:value-type="float">
            <text:p>2</text:p>
          </table:table-cell>
          <table:table-cell table:formula="of:=COUNTIF(([.N188]~[.R188]~[.V188]~[.Z188]);&quot;2&quot;)" office:value-type="float" office:value="1" calcext:value-type="float">
            <text:p>1</text:p>
          </table:table-cell>
          <table:table-cell table:formula="of:=IF(NOT(ISBLANK([.X188]))  ;[.X188];IF(NOT(ISBLANK([.T188]));[.T188];IF(NOT(ISBLANK([.P188]));[.P188];IF(NOT(ISBLANK([.L188]));[.L188];0))))" office:value-type="float" office:value="2" calcext:value-type="float">
            <text:p>2</text:p>
          </table:table-cell>
          <table:table-cell table:formula="of:=IF(NOT(ISBLANK([.Z188]))  ;[.Z188];IF(NOT(ISBLANK([.V188]));[.V188];IF(NOT(ISBLANK([.R188]));[.R188];IF(NOT(ISBLANK([.AE188]));[.AE188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table:formula="of:=SUM([.M189];[.Q189];[.U189];[.Y189])/[.AB189]" office:value-type="float" office:value="12.5" calcext:value-type="float">
            <text:p>12,5</text:p>
          </table:table-cell>
          <table:table-cell table:formula="of:=SUM([.M189];[.Q189];[.U189];[.Y189])/[.D189]" office:value-type="float" office:value="0.0600961538461539" calcext:value-type="float">
            <text:p>0,0600961538461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SUM([.O189];[.S189];[.W189];[.AA189])/[.AC189]" office:value-type="float" office:value="30" calcext:value-type="float">
            <text:p>30</text:p>
          </table:table-cell>
          <table:table-cell table:formula="of:=SUM([.O189];[.S189];[.W189];[.AA189])/[.I189]" office:value-type="float" office:value="0.37037037037037" calcext:value-type="float">
            <text:p>0,370370370370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89]~[.P189]~[.T189]~[.X189]);&quot;2&quot;)" office:value-type="float" office:value="2" calcext:value-type="float">
            <text:p>2</text:p>
          </table:table-cell>
          <table:table-cell table:formula="of:=COUNTIF(([.N189]~[.R189]~[.V189]~[.Z189]);&quot;2&quot;)" office:value-type="float" office:value="1" calcext:value-type="float">
            <text:p>1</text:p>
          </table:table-cell>
          <table:table-cell table:formula="of:=IF(NOT(ISBLANK([.X189]))  ;[.X189];IF(NOT(ISBLANK([.T189]));[.T189];IF(NOT(ISBLANK([.P189]));[.P189];IF(NOT(ISBLANK([.L189]));[.L189];0))))" office:value-type="float" office:value="2" calcext:value-type="float">
            <text:p>2</text:p>
          </table:table-cell>
          <table:table-cell table:formula="of:=IF(NOT(ISBLANK([.Z189]))  ;[.Z189];IF(NOT(ISBLANK([.V189]));[.V189];IF(NOT(ISBLANK([.R189]));[.R189];IF(NOT(ISBLANK([.AE189]));[.AE189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SUM([.M190];[.Q190];[.U190];[.Y190])/[.AB190]" office:value-type="float" office:value="49" calcext:value-type="float">
            <text:p>49</text:p>
          </table:table-cell>
          <table:table-cell table:formula="of:=SUM([.M190];[.Q190];[.U190];[.Y190])/[.D190]" office:value-type="float" office:value="0.720588235294118" calcext:value-type="float">
            <text:p>0,7205882352941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table:formula="of:=SUM([.O190];[.S190];[.W190];[.AA190])/[.AC190]" office:value-type="float" office:value="103" calcext:value-type="float">
            <text:p>103</text:p>
          </table:table-cell>
          <table:table-cell table:formula="of:=SUM([.O190];[.S190];[.W190];[.AA190])/[.I190]" office:value-type="float" office:value="0.235159817351598" calcext:value-type="float">
            <text:p>0,2351598173515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formula="of:=COUNTIF(([.L190]~[.P190]~[.T190]~[.X190]);&quot;2&quot;)" office:value-type="float" office:value="2" calcext:value-type="float">
            <text:p>2</text:p>
          </table:table-cell>
          <table:table-cell table:formula="of:=COUNTIF(([.N190]~[.R190]~[.V190]~[.Z190]);&quot;2&quot;)" office:value-type="float" office:value="1" calcext:value-type="float">
            <text:p>1</text:p>
          </table:table-cell>
          <table:table-cell table:formula="of:=IF(NOT(ISBLANK([.X190]))  ;[.X190];IF(NOT(ISBLANK([.T190]));[.T190];IF(NOT(ISBLANK([.P190]));[.P190];IF(NOT(ISBLANK([.L190]));[.L190];0))))" office:value-type="float" office:value="2" calcext:value-type="float">
            <text:p>2</text:p>
          </table:table-cell>
          <table:table-cell table:formula="of:=IF(NOT(ISBLANK([.Z190]))  ;[.Z190];IF(NOT(ISBLANK([.V190]));[.V190];IF(NOT(ISBLANK([.R190]));[.R190];IF(NOT(ISBLANK([.AE190]));[.AE190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SUM([.M191];[.Q191];[.U191];[.Y191])/[.AB191]" office:value-type="float" office:value="12.5" calcext:value-type="float">
            <text:p>12,5</text:p>
          </table:table-cell>
          <table:table-cell table:formula="of:=SUM([.M191];[.Q191];[.U191];[.Y191])/[.D191]" office:value-type="float" office:value="0.0639386189258312" calcext:value-type="float">
            <text:p>0,0639386189258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formula="of:=SUM([.O191];[.S191];[.W191];[.AA191])/[.AC191]" office:value-type="float" office:value="10" calcext:value-type="float">
            <text:p>10</text:p>
          </table:table-cell>
          <table:table-cell table:formula="of:=SUM([.O191];[.S191];[.W191];[.AA191])/[.I191]" office:value-type="float" office:value="0.0719424460431655" calcext:value-type="float">
            <text:p>0,071942446043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91]~[.P191]~[.T191]~[.X191]);&quot;2&quot;)" office:value-type="float" office:value="2" calcext:value-type="float">
            <text:p>2</text:p>
          </table:table-cell>
          <table:table-cell table:formula="of:=COUNTIF(([.N191]~[.R191]~[.V191]~[.Z191]);&quot;2&quot;)" office:value-type="float" office:value="1" calcext:value-type="float">
            <text:p>1</text:p>
          </table:table-cell>
          <table:table-cell table:formula="of:=IF(NOT(ISBLANK([.X191]))  ;[.X191];IF(NOT(ISBLANK([.T191]));[.T191];IF(NOT(ISBLANK([.P191]));[.P191];IF(NOT(ISBLANK([.L191]));[.L191];0))))" office:value-type="float" office:value="2" calcext:value-type="float">
            <text:p>2</text:p>
          </table:table-cell>
          <table:table-cell table:formula="of:=IF(NOT(ISBLANK([.Z191]))  ;[.Z191];IF(NOT(ISBLANK([.V191]));[.V191];IF(NOT(ISBLANK([.R191]));[.R191];IF(NOT(ISBLANK([.AE191]));[.AE191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SUM([.M192];[.Q192];[.U192];[.Y192])/[.AB192]" office:value-type="float" office:value="12.5" calcext:value-type="float">
            <text:p>12,5</text:p>
          </table:table-cell>
          <table:table-cell table:formula="of:=SUM([.M192];[.Q192];[.U192];[.Y192])/[.D192]" office:value-type="float" office:value="0.342465753424657" calcext:value-type="float">
            <text:p>0,3424657534246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table:formula="of:=SUM([.O192];[.S192];[.W192];[.AA192])/[.AC192]" office:value-type="float" office:value="30" calcext:value-type="float">
            <text:p>30</text:p>
          </table:table-cell>
          <table:table-cell table:formula="of:=SUM([.O192];[.S192];[.W192];[.AA192])/[.I192]" office:value-type="float" office:value="0.0974025974025974" calcext:value-type="float">
            <text:p>0,0974025974025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92]~[.P192]~[.T192]~[.X192]);&quot;2&quot;)" office:value-type="float" office:value="2" calcext:value-type="float">
            <text:p>2</text:p>
          </table:table-cell>
          <table:table-cell table:formula="of:=COUNTIF(([.N192]~[.R192]~[.V192]~[.Z192]);&quot;2&quot;)" office:value-type="float" office:value="1" calcext:value-type="float">
            <text:p>1</text:p>
          </table:table-cell>
          <table:table-cell table:formula="of:=IF(NOT(ISBLANK([.X192]))  ;[.X192];IF(NOT(ISBLANK([.T192]));[.T192];IF(NOT(ISBLANK([.P192]));[.P192];IF(NOT(ISBLANK([.L192]));[.L192];0))))" office:value-type="float" office:value="2" calcext:value-type="float">
            <text:p>2</text:p>
          </table:table-cell>
          <table:table-cell table:formula="of:=IF(NOT(ISBLANK([.Z192]))  ;[.Z192];IF(NOT(ISBLANK([.V192]));[.V192];IF(NOT(ISBLANK([.R192]));[.R192];IF(NOT(ISBLANK([.AE192]));[.AE192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table:formula="of:=SUM([.M193];[.Q193];[.U193];[.Y193])/[.AB193]" office:value-type="float" office:value="12.5" calcext:value-type="float">
            <text:p>12,5</text:p>
          </table:table-cell>
          <table:table-cell table:formula="of:=SUM([.M193];[.Q193];[.U193];[.Y193])/[.D193]" office:value-type="float" office:value="0.102040816326531" calcext:value-type="float">
            <text:p>0,1020408163265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table:formula="of:=SUM([.O193];[.S193];[.W193];[.AA193])/[.AC193]" office:value-type="float" office:value="25" calcext:value-type="float">
            <text:p>25</text:p>
          </table:table-cell>
          <table:table-cell table:formula="of:=SUM([.O193];[.S193];[.W193];[.AA193])/[.I193]" office:value-type="float" office:value="0.115207373271889" calcext:value-type="float">
            <text:p>0,115207373271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93]~[.P193]~[.T193]~[.X193]);&quot;2&quot;)" office:value-type="float" office:value="2" calcext:value-type="float">
            <text:p>2</text:p>
          </table:table-cell>
          <table:table-cell table:formula="of:=COUNTIF(([.N193]~[.R193]~[.V193]~[.Z193]);&quot;2&quot;)" office:value-type="float" office:value="2" calcext:value-type="float">
            <text:p>2</text:p>
          </table:table-cell>
          <table:table-cell table:formula="of:=IF(NOT(ISBLANK([.X193]))  ;[.X193];IF(NOT(ISBLANK([.T193]));[.T193];IF(NOT(ISBLANK([.P193]));[.P193];IF(NOT(ISBLANK([.L193]));[.L193];0))))" office:value-type="float" office:value="0" calcext:value-type="float">
            <text:p>0</text:p>
          </table:table-cell>
          <table:table-cell table:formula="of:=IF(NOT(ISBLANK([.Z193]))  ;[.Z193];IF(NOT(ISBLANK([.V193]));[.V193];IF(NOT(ISBLANK([.R193]));[.R193];IF(NOT(ISBLANK([.AE193]));[.AE193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table:formula="of:=SUM([.M194];[.Q194];[.U194];[.Y194])/[.AB194]" office:value-type="float" office:value="12.5" calcext:value-type="float">
            <text:p>12,5</text:p>
          </table:table-cell>
          <table:table-cell table:formula="of:=SUM([.M194];[.Q194];[.U194];[.Y194])/[.D194]" office:value-type="float" office:value="0.05175983436853" calcext:value-type="float">
            <text:p>0,051759834368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formula="of:=SUM([.O194];[.S194];[.W194];[.AA194])/[.AC194]" office:value-type="float" office:value="10" calcext:value-type="float">
            <text:p>10</text:p>
          </table:table-cell>
          <table:table-cell table:formula="of:=SUM([.O194];[.S194];[.W194];[.AA194])/[.I194]" office:value-type="float" office:value="0.0606060606060606" calcext:value-type="float">
            <text:p>0,0606060606060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94]~[.P194]~[.T194]~[.X194]);&quot;2&quot;)" office:value-type="float" office:value="2" calcext:value-type="float">
            <text:p>2</text:p>
          </table:table-cell>
          <table:table-cell table:formula="of:=COUNTIF(([.N194]~[.R194]~[.V194]~[.Z194]);&quot;2&quot;)" office:value-type="float" office:value="1" calcext:value-type="float">
            <text:p>1</text:p>
          </table:table-cell>
          <table:table-cell table:formula="of:=IF(NOT(ISBLANK([.X194]))  ;[.X194];IF(NOT(ISBLANK([.T194]));[.T194];IF(NOT(ISBLANK([.P194]));[.P194];IF(NOT(ISBLANK([.L194]));[.L194];0))))" office:value-type="float" office:value="2" calcext:value-type="float">
            <text:p>2</text:p>
          </table:table-cell>
          <table:table-cell table:formula="of:=IF(NOT(ISBLANK([.Z194]))  ;[.Z194];IF(NOT(ISBLANK([.V194]));[.V194];IF(NOT(ISBLANK([.R194]));[.R194];IF(NOT(ISBLANK([.AE194]));[.AE194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table:formula="of:=SUM([.M195];[.Q195];[.U195];[.Y195])/[.AB195]" office:value-type="float" office:value="32.5" calcext:value-type="float">
            <text:p>32,5</text:p>
          </table:table-cell>
          <table:table-cell table:formula="of:=SUM([.M195];[.Q195];[.U195];[.Y195])/[.D195]" office:value-type="float" office:value="0.151162790697674" calcext:value-type="float">
            <text:p>0,15116279069767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table:formula="of:=SUM([.O195];[.S195];[.W195];[.AA195])/[.AC195]" office:value-type="float" office:value="25" calcext:value-type="float">
            <text:p>25</text:p>
          </table:table-cell>
          <table:table-cell table:formula="of:=SUM([.O195];[.S195];[.W195];[.AA195])/[.I195]" office:value-type="float" office:value="0.233644859813084" calcext:value-type="float">
            <text:p>0,2336448598130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95]~[.P195]~[.T195]~[.X195]);&quot;2&quot;)" office:value-type="float" office:value="2" calcext:value-type="float">
            <text:p>2</text:p>
          </table:table-cell>
          <table:table-cell table:formula="of:=COUNTIF(([.N195]~[.R195]~[.V195]~[.Z195]);&quot;2&quot;)" office:value-type="float" office:value="2" calcext:value-type="float">
            <text:p>2</text:p>
          </table:table-cell>
          <table:table-cell table:formula="of:=IF(NOT(ISBLANK([.X195]))  ;[.X195];IF(NOT(ISBLANK([.T195]));[.T195];IF(NOT(ISBLANK([.P195]));[.P195];IF(NOT(ISBLANK([.L195]));[.L195];0))))" office:value-type="float" office:value="1" calcext:value-type="float">
            <text:p>1</text:p>
          </table:table-cell>
          <table:table-cell table:formula="of:=IF(NOT(ISBLANK([.Z195]))  ;[.Z195];IF(NOT(ISBLANK([.V195]));[.V195];IF(NOT(ISBLANK([.R195]));[.R195];IF(NOT(ISBLANK([.AE195]));[.AE195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table:formula="of:=SUM([.M196];[.Q196];[.U196];[.Y196])/[.AB196]" office:value-type="float" office:value="84.5" calcext:value-type="float">
            <text:p>84,5</text:p>
          </table:table-cell>
          <table:table-cell table:formula="of:=SUM([.M196];[.Q196];[.U196];[.Y196])/[.D196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formula="of:=SUM([.O196];[.S196];[.W196];[.AA196])/[.AC196]" office:value-type="float" office:value="25" calcext:value-type="float">
            <text:p>25</text:p>
          </table:table-cell>
          <table:table-cell table:formula="of:=SUM([.O196];[.S196];[.W196];[.AA196])/[.I196]" office:value-type="float" office:value="0.102040816326531" calcext:value-type="float">
            <text:p>0,102040816326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formula="of:=COUNTIF(([.L196]~[.P196]~[.T196]~[.X196]);&quot;2&quot;)" office:value-type="float" office:value="2" calcext:value-type="float">
            <text:p>2</text:p>
          </table:table-cell>
          <table:table-cell table:formula="of:=COUNTIF(([.N196]~[.R196]~[.V196]~[.Z196]);&quot;2&quot;)" office:value-type="float" office:value="2" calcext:value-type="float">
            <text:p>2</text:p>
          </table:table-cell>
          <table:table-cell table:formula="of:=IF(NOT(ISBLANK([.X196]))  ;[.X196];IF(NOT(ISBLANK([.T196]));[.T196];IF(NOT(ISBLANK([.P196]));[.P196];IF(NOT(ISBLANK([.L196]));[.L196];0))))" office:value-type="float" office:value="3" calcext:value-type="float">
            <text:p>3</text:p>
          </table:table-cell>
          <table:table-cell table:formula="of:=IF(NOT(ISBLANK([.Z196]))  ;[.Z196];IF(NOT(ISBLANK([.V196]));[.V196];IF(NOT(ISBLANK([.R196]));[.R196];IF(NOT(ISBLANK([.AE196]));[.AE196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table:formula="of:=SUM([.M197];[.Q197];[.U197];[.Y197])/[.AB197]" office:value-type="float" office:value="12.5" calcext:value-type="float">
            <text:p>12,5</text:p>
          </table:table-cell>
          <table:table-cell table:formula="of:=SUM([.M197];[.Q197];[.U197];[.Y197])/[.D197]" office:value-type="float" office:value="0.110132158590308" calcext:value-type="float">
            <text:p>0,1101321585903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table:formula="of:=SUM([.O197];[.S197];[.W197];[.AA197])/[.AC197]" office:value-type="float" office:value="30" calcext:value-type="float">
            <text:p>30</text:p>
          </table:table-cell>
          <table:table-cell table:formula="of:=SUM([.O197];[.S197];[.W197];[.AA197])/[.I197]" office:value-type="float" office:value="0.0874635568513119" calcext:value-type="float">
            <text:p>0,087463556851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97]~[.P197]~[.T197]~[.X197]);&quot;2&quot;)" office:value-type="float" office:value="2" calcext:value-type="float">
            <text:p>2</text:p>
          </table:table-cell>
          <table:table-cell table:formula="of:=COUNTIF(([.N197]~[.R197]~[.V197]~[.Z197]);&quot;2&quot;)" office:value-type="float" office:value="1" calcext:value-type="float">
            <text:p>1</text:p>
          </table:table-cell>
          <table:table-cell table:formula="of:=IF(NOT(ISBLANK([.X197]))  ;[.X197];IF(NOT(ISBLANK([.T197]));[.T197];IF(NOT(ISBLANK([.P197]));[.P197];IF(NOT(ISBLANK([.L197]));[.L197];0))))" office:value-type="float" office:value="2" calcext:value-type="float">
            <text:p>2</text:p>
          </table:table-cell>
          <table:table-cell table:formula="of:=IF(NOT(ISBLANK([.Z197]))  ;[.Z197];IF(NOT(ISBLANK([.V197]));[.V197];IF(NOT(ISBLANK([.R197]));[.R197];IF(NOT(ISBLANK([.AE197]));[.AE197]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table:formula="of:=SUM([.M198];[.Q198];[.U198];[.Y198])/[.AB198]" office:value-type="float" office:value="12.5" calcext:value-type="float">
            <text:p>12,5</text:p>
          </table:table-cell>
          <table:table-cell table:formula="of:=SUM([.M198];[.Q198];[.U198];[.Y198])/[.D198]" office:value-type="float" office:value="0.102880658436214" calcext:value-type="float">
            <text:p>0,1028806584362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table:formula="of:=SUM([.O198];[.S198];[.W198];[.AA198])/[.AC198]" office:value-type="float" office:value="25" calcext:value-type="float">
            <text:p>25</text:p>
          </table:table-cell>
          <table:table-cell table:formula="of:=SUM([.O198];[.S198];[.W198];[.AA198])/[.I198]" office:value-type="float" office:value="0.105485232067511" calcext:value-type="float">
            <text:p>0,1054852320675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COUNTIF(([.L198]~[.P198]~[.T198]~[.X198]);&quot;2&quot;)" office:value-type="float" office:value="2" calcext:value-type="float">
            <text:p>2</text:p>
          </table:table-cell>
          <table:table-cell table:formula="of:=COUNTIF(([.N198]~[.R198]~[.V198]~[.Z198]);&quot;2&quot;)" office:value-type="float" office:value="2" calcext:value-type="float">
            <text:p>2</text:p>
          </table:table-cell>
          <table:table-cell table:formula="of:=IF(NOT(ISBLANK([.X198]))  ;[.X198];IF(NOT(ISBLANK([.T198]));[.T198];IF(NOT(ISBLANK([.P198]));[.P198];IF(NOT(ISBLANK([.L198]));[.L198];0))))" office:value-type="float" office:value="0" calcext:value-type="float">
            <text:p>0</text:p>
          </table:table-cell>
          <table:table-cell table:formula="of:=IF(NOT(ISBLANK([.Z198]))  ;[.Z198];IF(NOT(ISBLANK([.V198]));[.V198];IF(NOT(ISBLANK([.R198]));[.R198];IF(NOT(ISBLANK([.AE198]));[.AE198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formula="of:=SUM([.M199];[.Q199];[.U199];[.Y199])/[.AB199]" office:value-type="float" office:value="12.5" calcext:value-type="float">
            <text:p>12,5</text:p>
          </table:table-cell>
          <table:table-cell table:formula="of:=SUM([.M199];[.Q199];[.U199];[.Y199])/[.D199]" office:value-type="float" office:value="0.0549450549450549" calcext:value-type="float">
            <text:p>0,0549450549450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SUM([.O199];[.S199];[.W199];[.AA199])/[.AC199]" office:value-type="float" office:value="10" calcext:value-type="float">
            <text:p>10</text:p>
          </table:table-cell>
          <table:table-cell table:formula="of:=SUM([.O199];[.S199];[.W199];[.AA199])/[.I199]" office:value-type="float" office:value="0.0666666666666667" calcext:value-type="float">
            <text:p>0,0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199]~[.P199]~[.T199]~[.X199]);&quot;2&quot;)" office:value-type="float" office:value="2" calcext:value-type="float">
            <text:p>2</text:p>
          </table:table-cell>
          <table:table-cell table:formula="of:=COUNTIF(([.N199]~[.R199]~[.V199]~[.Z199]);&quot;2&quot;)" office:value-type="float" office:value="1" calcext:value-type="float">
            <text:p>1</text:p>
          </table:table-cell>
          <table:table-cell table:formula="of:=IF(NOT(ISBLANK([.X199]))  ;[.X199];IF(NOT(ISBLANK([.T199]));[.T199];IF(NOT(ISBLANK([.P199]));[.P199];IF(NOT(ISBLANK([.L199]));[.L199];0))))" office:value-type="float" office:value="2" calcext:value-type="float">
            <text:p>2</text:p>
          </table:table-cell>
          <table:table-cell table:formula="of:=IF(NOT(ISBLANK([.Z199]))  ;[.Z199];IF(NOT(ISBLANK([.V199]));[.V199];IF(NOT(ISBLANK([.R199]));[.R199];IF(NOT(ISBLANK([.AE199]));[.AE199]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SUM([.M200];[.Q200];[.U200];[.Y200])/[.AB200]" office:value-type="float" office:value="52" calcext:value-type="float">
            <text:p>52</text:p>
          </table:table-cell>
          <table:table-cell table:formula="of:=SUM([.M200];[.Q200];[.U200];[.Y200])/[.D20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table:formula="of:=SUM([.O200];[.S200];[.W200];[.AA200])/[.AC200]" office:value-type="float" office:value="25" calcext:value-type="float">
            <text:p>25</text:p>
          </table:table-cell>
          <table:table-cell table:formula="of:=SUM([.O200];[.S200];[.W200];[.AA200])/[.I200]" office:value-type="float" office:value="0.107296137339056" calcext:value-type="float">
            <text:p>0,1072961373390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formula="of:=COUNTIF(([.L200]~[.P200]~[.T200]~[.X200]);&quot;2&quot;)" office:value-type="float" office:value="2" calcext:value-type="float">
            <text:p>2</text:p>
          </table:table-cell>
          <table:table-cell table:formula="of:=COUNTIF(([.N200]~[.R200]~[.V200]~[.Z200]);&quot;2&quot;)" office:value-type="float" office:value="2" calcext:value-type="float">
            <text:p>2</text:p>
          </table:table-cell>
          <table:table-cell table:formula="of:=IF(NOT(ISBLANK([.X200]))  ;[.X200];IF(NOT(ISBLANK([.T200]));[.T200];IF(NOT(ISBLANK([.P200]));[.P200];IF(NOT(ISBLANK([.L200]));[.L200];0))))" office:value-type="float" office:value="3" calcext:value-type="float">
            <text:p>3</text:p>
          </table:table-cell>
          <table:table-cell table:formula="of:=IF(NOT(ISBLANK([.Z200]))  ;[.Z200];IF(NOT(ISBLANK([.V200]));[.V200];IF(NOT(ISBLANK([.R200]));[.R200];IF(NOT(ISBLANK([.AE200]));[.AE200]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SUM([.M201];[.Q201];[.U201];[.Y201])/[.AB201]" office:value-type="float" office:value="58" calcext:value-type="float">
            <text:p>58</text:p>
          </table:table-cell>
          <table:table-cell table:formula="of:=SUM([.M201];[.Q201];[.U201];[.Y201])/[.D201]" office:value-type="float" office:value="0.607329842931937" calcext:value-type="float">
            <text:p>0,6073298429319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formula="of:=SUM([.O201];[.S201];[.W201];[.AA201])/[.AC201]" office:value-type="float" office:value="10" calcext:value-type="float">
            <text:p>10</text:p>
          </table:table-cell>
          <table:table-cell table:formula="of:=SUM([.O201];[.S201];[.W201];[.AA201])/[.I201]" office:value-type="float" office:value="0.043859649122807" calcext:value-type="float">
            <text:p>0,0438596491228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COUNTIF(([.L201]~[.P201]~[.T201]~[.X201]);&quot;2&quot;)" office:value-type="float" office:value="2" calcext:value-type="float">
            <text:p>2</text:p>
          </table:table-cell>
          <table:table-cell table:formula="of:=COUNTIF(([.N201]~[.R201]~[.V201]~[.Z201]);&quot;2&quot;)" office:value-type="float" office:value="1" calcext:value-type="float">
            <text:p>1</text:p>
          </table:table-cell>
          <table:table-cell table:formula="of:=IF(NOT(ISBLANK([.X201]))  ;[.X201];IF(NOT(ISBLANK([.T201]));[.T201];IF(NOT(ISBLANK([.P201]));[.P201];IF(NOT(ISBLANK([.L201]));[.L201];0))))" office:value-type="float" office:value="2" calcext:value-type="float">
            <text:p>2</text:p>
          </table:table-cell>
          <table:table-cell table:formula="of:=IF(NOT(ISBLANK([.Z201]))  ;[.Z201];IF(NOT(ISBLANK([.V201]));[.V201];IF(NOT(ISBLANK([.R201]));[.R201];IF(NOT(ISBLANK([.AE201]));[.AE201];0)))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-00-00</text:date>, <text:time style:data-style-name="N2" text:time-value="16:30:45.02826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5:49:16.038907552</dc:date>
    <meta:editing-duration>PT31M49S</meta:editing-duration>
    <meta:editing-cycles>8</meta:editing-cycles>
    <meta:generator>LibreOffice/6.0.7.3$Linux_X86_64 LibreOffice_project/00m0$Build-3</meta:generator>
    <meta:document-statistic meta:table-count="1" meta:cell-count="4807" meta:object-count="0"/>
  </office:meta>
</office:document-meta>
</file>